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>
      <style:paragraph-properties fo:margin-top="0cm" fo:margin-bottom="0cm" style:contextual-spacing="false"/>
    </style:style>
    <style:style style:name="P26" style:family="paragraph" style:parent-style-name="Text_20_body" style:list-style-name="L15"/>
    <style:style style:name="P27" style:family="paragraph" style:parent-style-name="Text_20_body" style:list-style-name="L16">
      <style:paragraph-properties fo:margin-top="0cm" fo:margin-bottom="0cm" style:contextual-spacing="false"/>
    </style:style>
    <style:style style:name="P28" style:family="paragraph" style:parent-style-name="Text_20_body" style:list-style-name="L16"/>
    <style:style style:name="P29" style:family="paragraph" style:parent-style-name="Text_20_body" style:list-style-name="L17">
      <style:paragraph-properties fo:margin-top="0cm" fo:margin-bottom="0cm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8">
      <style:paragraph-properties fo:margin-top="0cm" fo:margin-bottom="0cm" style:contextual-spacing="false"/>
    </style:style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1"/>
    <style:style style:name="P36" style:family="paragraph" style:parent-style-name="Text_20_body" style:list-style-name="L22">
      <style:paragraph-properties fo:margin-top="0cm" fo:margin-bottom="0cm" style:contextual-spacing="false"/>
    </style:style>
    <style:style style:name="P37" style:family="paragraph" style:parent-style-name="Text_20_body" style:list-style-name="L22"/>
    <style:style style:name="P38" style:family="paragraph" style:parent-style-name="Text_20_body" style:list-style-name="L23">
      <style:paragraph-properties fo:margin-top="0cm" fo:margin-bottom="0cm" style:contextual-spacing="false"/>
    </style:style>
    <style:style style:name="P39" style:family="paragraph" style:parent-style-name="Text_20_body" style:list-style-name="L23"/>
    <style:style style:name="P40" style:family="paragraph" style:parent-style-name="Text_20_body" style:list-style-name="L24">
      <style:paragraph-properties fo:margin-top="0cm" fo:margin-bottom="0cm" style:contextual-spacing="false"/>
    </style:style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>
      <style:paragraph-properties fo:margin-top="0cm" fo:margin-bottom="0cm" style:contextual-spacing="false"/>
    </style:style>
    <style:style style:name="P44" style:family="paragraph" style:parent-style-name="Text_20_body" style:list-style-name="L26"/>
    <style:style style:name="P45" style:family="paragraph" style:parent-style-name="Text_20_body" style:list-style-name="L27"/>
    <style:style style:name="P46" style:family="paragraph" style:parent-style-name="Text_20_body" style:list-style-name="L28"/>
    <style:style style:name="P47" style:family="paragraph" style:parent-style-name="Text_20_body" style:list-style-name="L29">
      <style:paragraph-properties fo:margin-top="0cm" fo:margin-bottom="0cm" style:contextual-spacing="false"/>
    </style:style>
    <style:style style:name="P48" style:family="paragraph" style:parent-style-name="Text_20_body" style:list-style-name="L29"/>
    <style:style style:name="P49" style:family="paragraph" style:parent-style-name="Text_20_body" style:list-style-name="L30">
      <style:paragraph-properties fo:margin-top="0cm" fo:margin-bottom="0cm" style:contextual-spacing="false"/>
    </style:style>
    <style:style style:name="P50" style:family="paragraph" style:parent-style-name="Text_20_body" style:list-style-name="L30"/>
    <style:style style:name="P51" style:family="paragraph" style:parent-style-name="Text_20_body" style:list-style-name="L31">
      <style:paragraph-properties fo:margin-top="0cm" fo:margin-bottom="0cm" style:contextual-spacing="false"/>
    </style:style>
    <style:style style:name="P52" style:family="paragraph" style:parent-style-name="Text_20_body" style:list-style-name="L31"/>
    <style:style style:name="P53" style:family="paragraph" style:parent-style-name="Text_20_body" style:list-style-name="L32"/>
    <style:style style:name="P54" style:family="paragraph" style:parent-style-name="Text_20_body" style:list-style-name="L33"/>
    <style:style style:name="P55" style:family="paragraph" style:parent-style-name="Text_20_body" style:list-style-name="L34">
      <style:paragraph-properties fo:margin-top="0cm" fo:margin-bottom="0cm" style:contextual-spacing="false"/>
    </style:style>
    <style:style style:name="P56" style:family="paragraph" style:parent-style-name="Text_20_body" style:list-style-name="L34"/>
    <style:style style:name="P57" style:family="paragraph" style:parent-style-name="Text_20_body" style:list-style-name="L35"/>
    <style:style style:name="P58" style:family="paragraph" style:parent-style-name="Text_20_body" style:list-style-name="L36">
      <style:paragraph-properties fo:margin-top="0cm" fo:margin-bottom="0cm" style:contextual-spacing="false"/>
    </style:style>
    <style:style style:name="P59" style:family="paragraph" style:parent-style-name="Text_20_body" style:list-style-name="L36"/>
    <style:style style:name="P60" style:family="paragraph" style:parent-style-name="Text_20_body" style:list-style-name="L37">
      <style:paragraph-properties fo:margin-top="0cm" fo:margin-bottom="0cm" style:contextual-spacing="false"/>
    </style:style>
    <style:style style:name="P61" style:family="paragraph" style:parent-style-name="Text_20_body" style:list-style-name="L37"/>
    <style:style style:name="P62" style:family="paragraph" style:parent-style-name="Text_20_body" style:list-style-name="L38"/>
    <style:style style:name="P63" style:family="paragraph" style:parent-style-name="Text_20_body" style:list-style-name="L39">
      <style:paragraph-properties fo:margin-top="0cm" fo:margin-bottom="0cm" style:contextual-spacing="false"/>
    </style:style>
    <style:style style:name="P64" style:family="paragraph" style:parent-style-name="Text_20_body" style:list-style-name="L39"/>
    <style:style style:name="P65" style:family="paragraph" style:parent-style-name="Text_20_body" style:list-style-name="L40"/>
    <style:style style:name="P66" style:family="paragraph" style:parent-style-name="Text_20_body" style:list-style-name="L41">
      <style:paragraph-properties fo:margin-top="0cm" fo:margin-bottom="0cm" style:contextual-spacing="false"/>
    </style:style>
    <style:style style:name="P67" style:family="paragraph" style:parent-style-name="Text_20_body" style:list-style-name="L41"/>
    <style:style style:name="P68" style:family="paragraph" style:parent-style-name="Text_20_body" style:list-style-name="L42">
      <style:paragraph-properties fo:margin-top="0cm" fo:margin-bottom="0cm" style:contextual-spacing="false"/>
    </style:style>
    <style:style style:name="P69" style:family="paragraph" style:parent-style-name="Text_20_body" style:list-style-name="L42"/>
    <style:style style:name="P70" style:family="paragraph" style:parent-style-name="Text_20_body" style:list-style-name="L43">
      <style:paragraph-properties fo:margin-top="0cm" fo:margin-bottom="0cm" style:contextual-spacing="false"/>
    </style:style>
    <style:style style:name="P71" style:family="paragraph" style:parent-style-name="Text_20_body" style:list-style-name="L43"/>
    <style:style style:name="P72" style:family="paragraph" style:parent-style-name="Text_20_body" style:list-style-name="L44">
      <style:paragraph-properties fo:margin-top="0cm" fo:margin-bottom="0cm" style:contextual-spacing="false"/>
    </style:style>
    <style:style style:name="P73" style:family="paragraph" style:parent-style-name="Text_20_body" style:list-style-name="L44"/>
    <style:style style:name="P74" style:family="paragraph" style:parent-style-name="Text_20_body" style:list-style-name="L45">
      <style:paragraph-properties fo:margin-top="0cm" fo:margin-bottom="0cm" style:contextual-spacing="false"/>
    </style:style>
    <style:style style:name="P75" style:family="paragraph" style:parent-style-name="Text_20_body" style:list-style-name="L45"/>
    <style:style style:name="P76" style:family="paragraph" style:parent-style-name="Text_20_body" style:list-style-name="L46">
      <style:paragraph-properties fo:margin-top="0cm" fo:margin-bottom="0cm" style:contextual-spacing="false"/>
    </style:style>
    <style:style style:name="P77" style:family="paragraph" style:parent-style-name="Text_20_body" style:list-style-name="L46"/>
    <style:style style:name="P78" style:family="paragraph" style:parent-style-name="Text_20_body" style:list-style-name="L47">
      <style:paragraph-properties fo:margin-top="0cm" fo:margin-bottom="0cm" style:contextual-spacing="false"/>
    </style:style>
    <style:style style:name="P79" style:family="paragraph" style:parent-style-name="Text_20_body" style:list-style-name="L47"/>
    <style:style style:name="P80" style:family="paragraph" style:parent-style-name="Text_20_body" style:list-style-name="L48"/>
    <style:style style:name="P81" style:family="paragraph" style:parent-style-name="Text_20_body" style:list-style-name="L48">
      <style:paragraph-properties fo:margin-top="0cm" fo:margin-bottom="0cm" style:contextual-spacing="false"/>
    </style:style>
    <style:style style:name="P82" style:family="paragraph" style:parent-style-name="Text_20_body" style:list-style-name="L49">
      <style:paragraph-properties fo:margin-top="0cm" fo:margin-bottom="0cm" style:contextual-spacing="false"/>
    </style:style>
    <style:style style:name="P83" style:family="paragraph" style:parent-style-name="Text_20_body" style:list-style-name="L49"/>
    <style:style style:name="P84" style:family="paragraph" style:parent-style-name="Text_20_body" style:list-style-name="L50">
      <style:paragraph-properties fo:margin-top="0cm" fo:margin-bottom="0cm" style:contextual-spacing="false"/>
    </style:style>
    <style:style style:name="P85" style:family="paragraph" style:parent-style-name="Text_20_body" style:list-style-name="L50"/>
    <style:style style:name="P86" style:family="paragraph" style:parent-style-name="Text_20_body" style:list-style-name="L51">
      <style:paragraph-properties fo:margin-top="0cm" fo:margin-bottom="0cm" style:contextual-spacing="false"/>
    </style:style>
    <style:style style:name="P87" style:family="paragraph" style:parent-style-name="Text_20_body" style:list-style-name="L51"/>
    <style:style style:name="P88" style:family="paragraph" style:parent-style-name="Text_20_body" style:list-style-name="L52">
      <style:paragraph-properties fo:margin-top="0cm" fo:margin-bottom="0cm" style:contextual-spacing="false"/>
    </style:style>
    <style:style style:name="P89" style:family="paragraph" style:parent-style-name="Text_20_body" style:list-style-name="L52"/>
    <style:style style:name="P90" style:family="paragraph" style:parent-style-name="Text_20_body" style:list-style-name="L53"/>
    <style:style style:name="P91" style:family="paragraph" style:parent-style-name="Text_20_body" style:list-style-name="L54">
      <style:paragraph-properties fo:margin-top="0cm" fo:margin-bottom="0cm" style:contextual-spacing="false"/>
    </style:style>
    <style:style style:name="P92" style:family="paragraph" style:parent-style-name="Text_20_body" style:list-style-name="L54"/>
    <style:style style:name="P93" style:family="paragraph" style:parent-style-name="Text_20_body" style:list-style-name="L55">
      <style:paragraph-properties fo:margin-top="0cm" fo:margin-bottom="0cm" style:contextual-spacing="false"/>
    </style:style>
    <style:style style:name="P94" style:family="paragraph" style:parent-style-name="Text_20_body" style:list-style-name="L55"/>
    <style:style style:name="P95" style:family="paragraph" style:parent-style-name="Text_20_body" style:list-style-name="L56">
      <style:paragraph-properties fo:margin-top="0cm" fo:margin-bottom="0cm" style:contextual-spacing="false"/>
    </style:style>
    <style:style style:name="P96" style:family="paragraph" style:parent-style-name="Text_20_body" style:list-style-name="L56"/>
    <style:style style:name="P97" style:family="paragraph" style:parent-style-name="Text_20_body" style:list-style-name="L57">
      <style:paragraph-properties fo:margin-top="0cm" fo:margin-bottom="0cm" style:contextual-spacing="false"/>
    </style:style>
    <style:style style:name="P98" style:family="paragraph" style:parent-style-name="Text_20_body" style:list-style-name="L57"/>
    <style:style style:name="P99" style:family="paragraph" style:parent-style-name="Text_20_body" style:list-style-name="L58"/>
    <style:style style:name="P100" style:family="paragraph" style:parent-style-name="Text_20_body" style:list-style-name="L59"/>
    <style:style style:name="P101" style:family="paragraph" style:parent-style-name="Preformatted_20_Text">
      <style:paragraph-properties fo:margin-top="0cm" fo:margin-bottom="0.499cm" style:contextual-spacing="false"/>
    </style:style>
    <style:style style:name="P102" style:family="paragraph" style:parent-style-name="Text_20_body" style:list-style-name="L60">
      <style:paragraph-properties fo:margin-top="0cm" fo:margin-bottom="0cm" style:contextual-spacing="false"/>
    </style:style>
    <style:style style:name="P103" style:family="paragraph" style:parent-style-name="Text_20_body" style:list-style-name="L60"/>
    <style:style style:name="P104" style:family="paragraph" style:parent-style-name="Text_20_body" style:list-style-name="L61">
      <style:paragraph-properties fo:margin-top="0cm" fo:margin-bottom="0cm" style:contextual-spacing="false"/>
    </style:style>
    <style:style style:name="P105" style:family="paragraph" style:parent-style-name="Text_20_body" style:list-style-name="L61"/>
    <style:style style:name="P106" style:family="paragraph" style:parent-style-name="Text_20_body" style:list-style-name="L62"/>
    <style:style style:name="P107" style:family="paragraph" style:parent-style-name="Text_20_body" style:list-style-name="L63">
      <style:paragraph-properties fo:margin-top="0cm" fo:margin-bottom="0cm" style:contextual-spacing="false"/>
    </style:style>
    <style:style style:name="P108" style:family="paragraph" style:parent-style-name="Text_20_body" style:list-style-name="L63"/>
    <style:style style:name="P109" style:family="paragraph" style:parent-style-name="Text_20_body" style:list-style-name="L64">
      <style:paragraph-properties fo:margin-top="0cm" fo:margin-bottom="0cm" style:contextual-spacing="false"/>
    </style:style>
    <style:style style:name="P110" style:family="paragraph" style:parent-style-name="Text_20_body" style:list-style-name="L64"/>
    <style:style style:name="P111" style:family="paragraph" style:parent-style-name="Text_20_body" style:list-style-name="L65">
      <style:paragraph-properties fo:margin-top="0cm" fo:margin-bottom="0cm" style:contextual-spacing="false"/>
    </style:style>
    <style:style style:name="P112" style:family="paragraph" style:parent-style-name="Text_20_body" style:list-style-name="L65"/>
    <style:style style:name="P113" style:family="paragraph" style:parent-style-name="Text_20_body" style:list-style-name="L66"/>
    <style:style style:name="P114" style:family="paragraph" style:parent-style-name="Text_20_body" style:list-style-name="L67"/>
    <style:style style:name="P115" style:family="paragraph" style:parent-style-name="Text_20_body" style:list-style-name="L68">
      <style:paragraph-properties fo:margin-top="0cm" fo:margin-bottom="0cm" style:contextual-spacing="false"/>
    </style:style>
    <style:style style:name="P116" style:family="paragraph" style:parent-style-name="Text_20_body" style:list-style-name="L68"/>
    <style:style style:name="P117" style:family="paragraph" style:parent-style-name="Text_20_body" style:list-style-name="L69">
      <style:paragraph-properties fo:margin-top="0cm" fo:margin-bottom="0cm" style:contextual-spacing="false"/>
    </style:style>
    <style:style style:name="P118" style:family="paragraph" style:parent-style-name="Text_20_body" style:list-style-name="L69"/>
    <style:style style:name="P119" style:family="paragraph" style:parent-style-name="Text_20_body" style:list-style-name="L70"/>
    <style:style style:name="P120" style:family="paragraph" style:parent-style-name="Text_20_body" style:list-style-name="L71"/>
    <style:style style:name="P121" style:family="paragraph" style:parent-style-name="Text_20_body" style:list-style-name="L72"/>
    <style:style style:name="P122" style:family="paragraph" style:parent-style-name="Text_20_body" style:list-style-name="L73">
      <style:paragraph-properties fo:margin-top="0cm" fo:margin-bottom="0cm" style:contextual-spacing="false"/>
    </style:style>
    <style:style style:name="P123" style:family="paragraph" style:parent-style-name="Text_20_body" style:list-style-name="L73"/>
    <style:style style:name="P124" style:family="paragraph" style:parent-style-name="Text_20_body" style:list-style-name="L74">
      <style:paragraph-properties fo:margin-top="0cm" fo:margin-bottom="0cm" style:contextual-spacing="false"/>
    </style:style>
    <style:style style:name="P125" style:family="paragraph" style:parent-style-name="Text_20_body" style:list-style-name="L74"/>
    <style:style style:name="P126" style:family="paragraph" style:parent-style-name="Text_20_body" style:list-style-name="L75">
      <style:paragraph-properties fo:margin-top="0cm" fo:margin-bottom="0cm" style:contextual-spacing="false"/>
    </style:style>
    <style:style style:name="P127" style:family="paragraph" style:parent-style-name="Text_20_body" style:list-style-name="L75"/>
    <style:style style:name="P128" style:family="paragraph" style:parent-style-name="Text_20_body" style:list-style-name="L76"/>
    <style:style style:name="P129" style:family="paragraph" style:parent-style-name="Text_20_body" style:list-style-name="L77">
      <style:paragraph-properties fo:margin-top="0cm" fo:margin-bottom="0cm" style:contextual-spacing="false"/>
    </style:style>
    <style:style style:name="P130" style:family="paragraph" style:parent-style-name="Text_20_body" style:list-style-name="L77"/>
    <style:style style:name="P131" style:family="paragraph" style:parent-style-name="Text_20_body" style:list-style-name="L78">
      <style:paragraph-properties fo:margin-top="0cm" fo:margin-bottom="0cm" style:contextual-spacing="false"/>
    </style:style>
    <style:style style:name="P132" style:family="paragraph" style:parent-style-name="Text_20_body" style:list-style-name="L78"/>
    <style:style style:name="P133" style:family="paragraph" style:parent-style-name="Text_20_body" style:list-style-name="L79">
      <style:paragraph-properties fo:margin-top="0cm" fo:margin-bottom="0cm" style:contextual-spacing="false"/>
    </style:style>
    <style:style style:name="P134" style:family="paragraph" style:parent-style-name="Text_20_body" style:list-style-name="L79"/>
    <style:style style:name="P135" style:family="paragraph" style:parent-style-name="Text_20_body" style:list-style-name="L80"/>
    <style:style style:name="P136" style:family="paragraph" style:parent-style-name="Text_20_body" style:list-style-name="L81"/>
    <style:style style:name="P137" style:family="paragraph" style:parent-style-name="Text_20_body" style:list-style-name="L82"/>
    <style:style style:name="P138" style:family="paragraph" style:parent-style-name="Text_20_body" style:list-style-name="L82">
      <style:paragraph-properties fo:margin-top="0cm" fo:margin-bottom="0cm" style:contextual-spacing="false"/>
    </style:style>
    <style:style style:name="P139" style:family="paragraph" style:parent-style-name="Text_20_body" style:list-style-name="L83">
      <style:paragraph-properties fo:margin-top="0cm" fo:margin-bottom="0cm" style:contextual-spacing="false"/>
    </style:style>
    <style:style style:name="P140" style:family="paragraph" style:parent-style-name="Text_20_body" style:list-style-name="L83"/>
    <style:style style:name="P141" style:family="paragraph" style:parent-style-name="Text_20_body" style:list-style-name="L84">
      <style:paragraph-properties fo:margin-top="0cm" fo:margin-bottom="0cm" style:contextual-spacing="false"/>
    </style:style>
    <style:style style:name="P142" style:family="paragraph" style:parent-style-name="Text_20_body" style:list-style-name="L84"/>
    <style:style style:name="P143" style:family="paragraph" style:parent-style-name="Text_20_body" style:list-style-name="L85">
      <style:paragraph-properties fo:margin-top="0cm" fo:margin-bottom="0cm" style:contextual-spacing="false"/>
    </style:style>
    <style:style style:name="P144" style:family="paragraph" style:parent-style-name="Text_20_body" style:list-style-name="L85"/>
    <style:style style:name="P145" style:family="paragraph" style:parent-style-name="Text_20_body" style:list-style-name="L86">
      <style:paragraph-properties fo:margin-top="0cm" fo:margin-bottom="0cm" style:contextual-spacing="false"/>
    </style:style>
    <style:style style:name="P146" style:family="paragraph" style:parent-style-name="Text_20_body" style:list-style-name="L86"/>
    <style:style style:name="P147" style:family="paragraph" style:parent-style-name="Text_20_body" style:list-style-name="L87">
      <style:paragraph-properties fo:margin-top="0cm" fo:margin-bottom="0cm" style:contextual-spacing="false"/>
    </style:style>
    <style:style style:name="P148" style:family="paragraph" style:parent-style-name="Text_20_body" style:list-style-name="L87"/>
    <style:style style:name="P149" style:family="paragraph" style:parent-style-name="Text_20_body" style:list-style-name="L88">
      <style:paragraph-properties fo:margin-top="0cm" fo:margin-bottom="0cm" style:contextual-spacing="false"/>
    </style:style>
    <style:style style:name="P150" style:family="paragraph" style:parent-style-name="Text_20_body" style:list-style-name="L88"/>
    <style:style style:name="P151" style:family="paragraph" style:parent-style-name="Text_20_body" style:list-style-name="L89">
      <style:paragraph-properties fo:margin-top="0cm" fo:margin-bottom="0cm" style:contextual-spacing="false"/>
    </style:style>
    <style:style style:name="P152" style:family="paragraph" style:parent-style-name="Text_20_body" style:list-style-name="L89"/>
    <style:style style:name="P153" style:family="paragraph" style:parent-style-name="Text_20_body" style:list-style-name="L90"/>
    <style:style style:name="P154" style:family="paragraph" style:parent-style-name="Text_20_body" style:list-style-name="L91">
      <style:paragraph-properties fo:margin-top="0cm" fo:margin-bottom="0cm" style:contextual-spacing="false"/>
    </style:style>
    <style:style style:name="P155" style:family="paragraph" style:parent-style-name="Text_20_body" style:list-style-name="L91"/>
    <style:style style:name="P156" style:family="paragraph" style:parent-style-name="Text_20_body" style:list-style-name="L92"/>
    <style:style style:name="P157" style:family="paragraph" style:parent-style-name="Text_20_body" style:list-style-name="L93"/>
    <style:style style:name="P158" style:family="paragraph" style:parent-style-name="Text_20_body" style:list-style-name="L93">
      <style:paragraph-properties fo:margin-top="0cm" fo:margin-bottom="0cm" style:contextual-spacing="false"/>
    </style:style>
    <style:style style:name="P159" style:family="paragraph" style:parent-style-name="Text_20_body" style:list-style-name="L94">
      <style:paragraph-properties fo:margin-top="0cm" fo:margin-bottom="0cm" style:contextual-spacing="false"/>
    </style:style>
    <style:style style:name="P160" style:family="paragraph" style:parent-style-name="Text_20_body" style:list-style-name="L94"/>
    <style:style style:name="P161" style:family="paragraph" style:parent-style-name="Text_20_body" style:list-style-name="L95"/>
    <style:style style:name="P162" style:family="paragraph" style:parent-style-name="Text_20_body" style:list-style-name="L96"/>
    <style:style style:name="P163" style:family="paragraph" style:parent-style-name="Text_20_body" style:list-style-name="L97">
      <style:paragraph-properties fo:margin-top="0cm" fo:margin-bottom="0cm" style:contextual-spacing="false"/>
    </style:style>
    <style:style style:name="P164" style:family="paragraph" style:parent-style-name="Text_20_body" style:list-style-name="L97"/>
    <style:style style:name="P165" style:family="paragraph" style:parent-style-name="Text_20_body" style:list-style-name="L98">
      <style:paragraph-properties fo:margin-top="0cm" fo:margin-bottom="0cm" style:contextual-spacing="false"/>
    </style:style>
    <style:style style:name="P166" style:family="paragraph" style:parent-style-name="Text_20_body" style:list-style-name="L98"/>
    <style:style style:name="P167" style:family="paragraph" style:parent-style-name="Text_20_body" style:list-style-name="L99"/>
    <style:style style:name="P168" style:family="paragraph" style:parent-style-name="Text_20_body" style:list-style-name="L100">
      <style:paragraph-properties fo:margin-top="0cm" fo:margin-bottom="0cm" style:contextual-spacing="false"/>
    </style:style>
    <style:style style:name="P169" style:family="paragraph" style:parent-style-name="Text_20_body" style:list-style-name="L100"/>
    <style:style style:name="P170" style:family="paragraph" style:parent-style-name="Text_20_body" style:list-style-name="L101">
      <style:paragraph-properties fo:margin-top="0cm" fo:margin-bottom="0cm" style:contextual-spacing="false"/>
    </style:style>
    <style:style style:name="P171" style:family="paragraph" style:parent-style-name="Text_20_body" style:list-style-name="L101"/>
    <style:style style:name="P172" style:family="paragraph" style:parent-style-name="Text_20_body" style:list-style-name="L102"/>
    <style:style style:name="P173" style:family="paragraph" style:parent-style-name="Text_20_body" style:list-style-name="L102">
      <style:paragraph-properties fo:margin-top="0cm" fo:margin-bottom="0cm" style:contextual-spacing="false"/>
    </style:style>
    <style:style style:name="P174" style:family="paragraph" style:parent-style-name="Text_20_body" style:list-style-name="L103">
      <style:paragraph-properties fo:margin-top="0cm" fo:margin-bottom="0cm" style:contextual-spacing="false"/>
    </style:style>
    <style:style style:name="P175" style:family="paragraph" style:parent-style-name="Text_20_body" style:list-style-name="L103"/>
    <style:style style:name="P176" style:family="paragraph" style:parent-style-name="Text_20_body" style:list-style-name="L104">
      <style:paragraph-properties fo:margin-top="0cm" fo:margin-bottom="0cm" style:contextual-spacing="false"/>
    </style:style>
    <style:style style:name="P177" style:family="paragraph" style:parent-style-name="Text_20_body" style:list-style-name="L104"/>
    <style:style style:name="P178" style:family="paragraph" style:parent-style-name="Text_20_body" style:list-style-name="L105">
      <style:paragraph-properties fo:margin-top="0cm" fo:margin-bottom="0cm" style:contextual-spacing="false"/>
    </style:style>
    <style:style style:name="P179" style:family="paragraph" style:parent-style-name="Text_20_body" style:list-style-name="L105"/>
    <style:style style:name="P180" style:family="paragraph" style:parent-style-name="Text_20_body" style:list-style-name="L106"/>
    <style:style style:name="P181" style:family="paragraph" style:parent-style-name="Text_20_body" style:list-style-name="L107">
      <style:paragraph-properties fo:margin-top="0cm" fo:margin-bottom="0cm" style:contextual-spacing="false"/>
    </style:style>
    <style:style style:name="P182" style:family="paragraph" style:parent-style-name="Text_20_body" style:list-style-name="L107"/>
    <style:style style:name="P183" style:family="paragraph" style:parent-style-name="Text_20_body" style:list-style-name="L108"/>
    <style:style style:name="P184" style:family="paragraph" style:parent-style-name="Text_20_body" style:list-style-name="L109"/>
    <style:style style:name="P185" style:family="paragraph" style:parent-style-name="Text_20_body" style:list-style-name="L110">
      <style:paragraph-properties fo:margin-top="0cm" fo:margin-bottom="0cm" style:contextual-spacing="false"/>
    </style:style>
    <style:style style:name="P186" style:family="paragraph" style:parent-style-name="Text_20_body" style:list-style-name="L110"/>
    <style:style style:name="P187" style:family="paragraph" style:parent-style-name="Text_20_body" style:list-style-name="L111"/>
    <style:style style:name="P188" style:family="paragraph" style:parent-style-name="Text_20_body" style:list-style-name="L112"/>
    <style:style style:name="P189" style:family="paragraph" style:parent-style-name="Text_20_body" style:list-style-name="L113"/>
    <style:style style:name="P190" style:family="paragraph" style:parent-style-name="Text_20_body" style:list-style-name="L114"/>
    <style:style style:name="P191" style:family="paragraph" style:parent-style-name="Text_20_body" style:list-style-name="L115">
      <style:paragraph-properties fo:margin-top="0cm" fo:margin-bottom="0cm" style:contextual-spacing="false"/>
    </style:style>
    <style:style style:name="P192" style:family="paragraph" style:parent-style-name="Text_20_body" style:list-style-name="L115"/>
    <style:style style:name="P193" style:family="paragraph" style:parent-style-name="Text_20_body" style:list-style-name="L116">
      <style:paragraph-properties fo:margin-top="0cm" fo:margin-bottom="0cm" style:contextual-spacing="false"/>
    </style:style>
    <style:style style:name="P194" style:family="paragraph" style:parent-style-name="Text_20_body" style:list-style-name="L116"/>
    <style:style style:name="P195" style:family="paragraph" style:parent-style-name="Text_20_body" style:list-style-name="L117">
      <style:paragraph-properties fo:margin-top="0cm" fo:margin-bottom="0cm" style:contextual-spacing="false"/>
    </style:style>
    <style:style style:name="P196" style:family="paragraph" style:parent-style-name="Text_20_body" style:list-style-name="L117"/>
    <style:style style:name="P197" style:family="paragraph" style:parent-style-name="Text_20_body" style:list-style-name="L118">
      <style:paragraph-properties fo:margin-top="0cm" fo:margin-bottom="0cm" style:contextual-spacing="false"/>
    </style:style>
    <style:style style:name="P198" style:family="paragraph" style:parent-style-name="Text_20_body" style:list-style-name="L118"/>
    <style:style style:name="P199" style:family="paragraph" style:parent-style-name="Text_20_body" style:list-style-name="L119">
      <style:paragraph-properties fo:margin-top="0cm" fo:margin-bottom="0cm" style:contextual-spacing="false"/>
    </style:style>
    <style:style style:name="P200" style:family="paragraph" style:parent-style-name="Text_20_body" style:list-style-name="L119"/>
    <style:style style:name="P201" style:family="paragraph" style:parent-style-name="Text_20_body" style:list-style-name="L120">
      <style:paragraph-properties fo:margin-top="0cm" fo:margin-bottom="0cm" style:contextual-spacing="false"/>
    </style:style>
    <style:style style:name="P202" style:family="paragraph" style:parent-style-name="Text_20_body" style:list-style-name="L120"/>
    <style:style style:name="P203" style:family="paragraph" style:parent-style-name="Text_20_body" style:list-style-name="L121"/>
    <style:style style:name="P204" style:family="paragraph" style:parent-style-name="Text_20_body" style:list-style-name="L122">
      <style:paragraph-properties fo:margin-top="0cm" fo:margin-bottom="0cm" style:contextual-spacing="false"/>
    </style:style>
    <style:style style:name="P205" style:family="paragraph" style:parent-style-name="Text_20_body" style:list-style-name="L122"/>
    <style:style style:name="P206" style:family="paragraph" style:parent-style-name="Text_20_body" style:list-style-name="L123">
      <style:paragraph-properties fo:margin-top="0cm" fo:margin-bottom="0cm" style:contextual-spacing="false"/>
    </style:style>
    <style:style style:name="P207" style:family="paragraph" style:parent-style-name="Text_20_body" style:list-style-name="L123"/>
    <style:style style:name="P208" style:family="paragraph" style:parent-style-name="Text_20_body" style:list-style-name="L124"/>
    <style:style style:name="P209" style:family="paragraph" style:parent-style-name="Text_20_body" style:list-style-name="L125">
      <style:paragraph-properties fo:margin-top="0cm" fo:margin-bottom="0cm" style:contextual-spacing="false"/>
    </style:style>
    <style:style style:name="P210" style:family="paragraph" style:parent-style-name="Text_20_body" style:list-style-name="L125"/>
    <style:style style:name="P211" style:family="paragraph" style:parent-style-name="Text_20_body" style:list-style-name="L126"/>
    <style:style style:name="P212" style:family="paragraph" style:parent-style-name="Text_20_body" style:list-style-name="L127">
      <style:paragraph-properties fo:margin-top="0cm" fo:margin-bottom="0cm" style:contextual-spacing="false"/>
    </style:style>
    <style:style style:name="P213" style:family="paragraph" style:parent-style-name="Text_20_body" style:list-style-name="L127"/>
    <style:style style:name="P214" style:family="paragraph" style:parent-style-name="Text_20_body" style:list-style-name="L128">
      <style:paragraph-properties fo:margin-top="0cm" fo:margin-bottom="0cm" style:contextual-spacing="false"/>
    </style:style>
    <style:style style:name="P215" style:family="paragraph" style:parent-style-name="Text_20_body" style:list-style-name="L128"/>
    <style:style style:name="P216" style:family="paragraph" style:parent-style-name="Text_20_body" style:list-style-name="L129">
      <style:paragraph-properties fo:margin-top="0cm" fo:margin-bottom="0cm" style:contextual-spacing="false"/>
    </style:style>
    <style:style style:name="P217" style:family="paragraph" style:parent-style-name="Text_20_body" style:list-style-name="L129"/>
    <style:style style:name="P218" style:family="paragraph" style:parent-style-name="Text_20_body" style:list-style-name="L130">
      <style:paragraph-properties fo:margin-top="0cm" fo:margin-bottom="0cm" style:contextual-spacing="false"/>
    </style:style>
    <style:style style:name="P219" style:family="paragraph" style:parent-style-name="Text_20_body" style:list-style-name="L130"/>
    <style:style style:name="P220" style:family="paragraph" style:parent-style-name="Text_20_body" style:list-style-name="L131">
      <style:paragraph-properties fo:margin-top="0cm" fo:margin-bottom="0cm" style:contextual-spacing="false"/>
    </style:style>
    <style:style style:name="P221" style:family="paragraph" style:parent-style-name="Text_20_body" style:list-style-name="L131"/>
    <style:style style:name="P222" style:family="paragraph" style:parent-style-name="Text_20_body" style:list-style-name="L132"/>
    <style:style style:name="P223" style:family="paragraph" style:parent-style-name="Text_20_body" style:list-style-name="L133"/>
    <style:style style:name="P224" style:family="paragraph" style:parent-style-name="Text_20_body" style:list-style-name="L134">
      <style:paragraph-properties fo:margin-top="0cm" fo:margin-bottom="0cm" style:contextual-spacing="false"/>
    </style:style>
    <style:style style:name="P225" style:family="paragraph" style:parent-style-name="Text_20_body" style:list-style-name="L134"/>
    <style:style style:name="P226" style:family="paragraph" style:parent-style-name="Text_20_body" style:list-style-name="L135"/>
    <style:style style:name="P227" style:family="paragraph" style:parent-style-name="Text_20_body" style:list-style-name="L136"/>
    <style:style style:name="P228" style:family="paragraph" style:parent-style-name="Text_20_body" style:list-style-name="L137"/>
    <style:style style:name="P229" style:family="paragraph" style:parent-style-name="Text_20_body" style:list-style-name="L138">
      <style:paragraph-properties fo:margin-top="0cm" fo:margin-bottom="0cm" style:contextual-spacing="false"/>
    </style:style>
    <style:style style:name="P230" style:family="paragraph" style:parent-style-name="Text_20_body" style:list-style-name="L138"/>
    <style:style style:name="P231" style:family="paragraph" style:parent-style-name="Text_20_body" style:list-style-name="L139">
      <style:paragraph-properties fo:margin-top="0cm" fo:margin-bottom="0cm" style:contextual-spacing="false"/>
    </style:style>
    <style:style style:name="P232" style:family="paragraph" style:parent-style-name="Text_20_body" style:list-style-name="L139"/>
    <style:style style:name="P233" style:family="paragraph" style:parent-style-name="Text_20_body" style:list-style-name="L140">
      <style:paragraph-properties fo:margin-top="0cm" fo:margin-bottom="0cm" style:contextual-spacing="false"/>
    </style:style>
    <style:style style:name="P234" style:family="paragraph" style:parent-style-name="Text_20_body" style:list-style-name="L140"/>
    <style:style style:name="P235" style:family="paragraph" style:parent-style-name="Text_20_body" style:list-style-name="L141"/>
    <style:style style:name="P236" style:family="paragraph" style:parent-style-name="Text_20_body" style:list-style-name="L142">
      <style:paragraph-properties fo:margin-top="0cm" fo:margin-bottom="0cm" style:contextual-spacing="false"/>
    </style:style>
    <style:style style:name="P237" style:family="paragraph" style:parent-style-name="Text_20_body" style:list-style-name="L142"/>
    <style:style style:name="P238" style:family="paragraph" style:parent-style-name="Text_20_body" style:list-style-name="L143"/>
    <style:style style:name="P239" style:family="paragraph" style:parent-style-name="Text_20_body" style:list-style-name="L144"/>
    <style:style style:name="P240" style:family="paragraph" style:parent-style-name="Text_20_body" style:list-style-name="L145">
      <style:paragraph-properties fo:margin-top="0cm" fo:margin-bottom="0cm" style:contextual-spacing="false"/>
    </style:style>
    <style:style style:name="P241" style:family="paragraph" style:parent-style-name="Text_20_body" style:list-style-name="L14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— структурированный план построения «новой физики» поверх вашего симулятора, но уже с иными первыми принципами: допускающими <text:span text:style-name="Strong_20_Emphasis">нелокальные связи</text:span>, <text:span text:style-name="Strong_20_Emphasis">управляемую вероятность</text:span>, <text:span text:style-name="Strong_20_Emphasis">символьную арифметику вещественных</text:span> (включая «конечные строки для π»), и <text:span text:style-name="Strong_20_Emphasis">расширенную логику</text:span> (тетраллема / многозначность), при этом сохраняя <text:span text:style-name="Strong_20_Emphasis">эмпирическую совместимость</text:span> с текущей RSL‑физикой на всех проверяемых масштабах.</text:p>
      <text:p text:style-name="Text_20_body">Я разбью план на фазы, и в каждой дам:</text:p>
      <text:list text:style-name="L1">
        <text:list-item>
          <text:p text:style-name="P1">формализм (что считается состоянием, чем является закон), </text:p>
        </text:list-item>
        <text:list-item>
          <text:p text:style-name="P1">алгоритм отбора миров (что фильтруем), </text:p>
        </text:list-item>
        <text:list-item>
          <text:p text:style-name="P2">какие «невозможные» эффекты целимся получить (FTL, антигравитация) и как обеспечить, чтобы они не противоречили экспериментам. </text:p>
        </text:list-item>
      </text:list>
      <text:h text:style-name="Heading_20_1" text:outline-level="1">Фаза 0. Зафиксировать цель и «контракт совместимости»</text:h>
      <text:h text:style-name="Heading_20_2" text:outline-level="2">0.1. Цель новой физики (NP — New Physics)</text:h>
      <text:list text:style-name="L2">
        <text:list-item>
          <text:p text:style-name="P3">На уровне экспериментальных данных (низкоэнергетическая физика, SM+GR, квант. вероятности):</text:p>
          <text:list>
            <text:list-item>
              <text:p text:style-name="P4">воспроизводить то, что уже воспроизводит ваш RSL‑мир (N=512, α=2, L=3) — как <text:span text:style-name="Strong_20_Emphasis">предельный режим</text:span>. </text:p>
            </text:list-item>
          </text:list>
        </text:list-item>
        <text:list-item>
          <text:p text:style-name="P3">Сверх этого:</text:p>
          <text:list>
            <text:list-item>
              <text:p text:style-name="P4">допускать режимы/фазы, где возможны: </text:p>
              <text:list>
                <text:list-item>
                  <text:p text:style-name="P4">FTL‑перемещения, </text:p>
                </text:list-item>
                <text:list-item>
                  <text:p text:style-name="P4">антигравитация, </text:p>
                </text:list-item>
                <text:list-item>
                  <text:p text:style-name="P4">управляемое перераспределение вероятностей (как в ваших экспериментах), </text:p>
                </text:list-item>
                <text:list-item>
                  <text:p text:style-name="P3">нелокальная корреляция/связность. </text:p>
                </text:list-item>
              </text:list>
            </text:list-item>
          </text:list>
        </text:list-item>
      </text:list>
      <text:h text:style-name="Heading_20_2" text:outline-level="2">0.2. “Contract of compatibility”</text:h>
      <text:p text:style-name="Text_20_body">Это ключевой инженерный принцип, чтобы не получить «всё возможно, значит ничего не проверяется»:</text:p>
      <text:list text:style-name="L3">
        <text:list-item>
          <text:p text:style-name="P5">Вводим параметр(ы) деформации ϵ (или несколько), такие что: </text:p>
          <text:list>
            <text:list-item>
              <text:p text:style-name="P5">при ϵ→0 новая физика строго редуцируется к RSL‑физике (или её «наблюдательскому» классу эквивалентности), </text:p>
            </text:list-item>
            <text:list-item>
              <text:p text:style-name="P6">при ϵ&gt;0 появляются новые явления. </text:p>
            </text:list-item>
          </text:list>
        </text:list-item>
      </text:list>
      <text:p text:style-name="Text_20_body">То есть NP должна содержать RSL как «низкоэнергетическую фазу».</text:p>
      <text:h text:style-name="Heading_20_1" text:outline-level="1"><text:soft-page-break/>Фаза 1. Смена основы: состояние мира, числа, логика</text:h>
      <text:p text:style-name="Text_20_body">Это архитектурная модернизация симулятора.</text:p>
      <text:h text:style-name="Heading_20_2" text:outline-level="2">1.1. Состояние мира как “World = (Structure, Rules, Semantics)”</text:h>
      <text:p text:style-name="Text_20_body">Вместо чисто дискретного состояния:</text:p>
      <text:list text:style-name="L4">
        <text:list-item>
          <text:p text:style-name="P7"><text:span text:style-name="Strong_20_Emphasis">RSL</text:span>: S(t)∈{−1,+1}N </text:p>
        </text:list-item>
      </text:list>
      <text:p text:style-name="Text_20_body">вводим расширенное состояние:</text:p>
      <text:p text:style-name="Text_20_body">W(t)=(X(t),R(t),L(t)),<text:line-break/>где:</text:p>
      <text:list text:style-name="L5">
        <text:list-item>
          <text:p text:style-name="P8">X(t) — конфигурация символических структур (строки/графы/категории), </text:p>
        </text:list-item>
        <text:list-item>
          <text:p text:style-name="P8">R(t) — правила эволюции (тоже как строки/объекты), </text:p>
        </text:list-item>
        <text:list-item>
          <text:p text:style-name="P9">L(t) — логика/семантика интерпретации (в т.ч. тетраллема). </text:p>
        </text:list-item>
      </text:list>
      <text:p text:style-name="Text_20_body">Это прямо соответствует SymStructures‑идее: правила — тоже данные, мир самописательный.</text:p>
      <text:h text:style-name="Heading_20_2" text:outline-level="2">1.2. Структурные вещественные числа (SR — Structural Reals)</text:h>
      <text:p text:style-name="Text_20_body">Нужно перейти от float/рациональных «приближений» к <text:span text:style-name="Strong_20_Emphasis">символьным вещественным</text:span>.</text:p>
      <text:p text:style-name="Text_20_body">Минимальный рабочий набор:</text:p>
      <text:list text:style-name="L6">
        <text:list-item>
          <text:p text:style-name="P10">представление числа как конечной строки/терма:</text:p>
          <text:p text:style-name="P10">r:=Expr(ΣR)</text:p>
        </text:list-item>
      </text:list>
      <text:p text:style-name="Text_20_body">где Expr — выражения над символами:</text:p>
      <text:list text:style-name="L7">
        <text:list-item>
          <text:p text:style-name="P11">рациональные: <text:span text:style-name="Source_20_Text">p/q</text:span>, </text:p>
        </text:list-item>
        <text:list-item>
          <text:p text:style-name="P11">алгебраические: <text:span text:style-name="Source_20_Text">root(n, poly(p,q))</text:span>, </text:p>
        </text:list-item>
        <text:list-item>
          <text:p text:style-name="P11">трансцендентные константы: <text:span text:style-name="Source_20_Text">PI</text:span>, <text:span text:style-name="Source_20_Text">E</text:span>, </text:p>
        </text:list-item>
        <text:list-item>
          <text:p text:style-name="P11">функциональные: <text:span text:style-name="Source_20_Text">sin(x)</text:span>, <text:span text:style-name="Source_20_Text">exp(x)</text:span>, <text:span text:style-name="Source_20_Text">log(x)</text:span>, <text:span text:style-name="Source_20_Text">Γ(x)</text:span>, </text:p>
        </text:list-item>
        <text:list-item>
          <text:p text:style-name="P12">пределы/ряды: <text:span text:style-name="Source_20_Text">sum(k=0..∞, term(k))</text:span>, <text:span text:style-name="Source_20_Text">limit(n→∞, expr(n))</text:span> — но в <text:span text:style-name="Strong_20_Emphasis">конечной</text:span> форме (ленивая семантика). </text:p>
        </text:list-item>
      </text:list>
      <text:p text:style-name="Text_20_body">Ключ: арифметика должна быть <text:span text:style-name="Strong_20_Emphasis">символьной</text:span> и <text:span text:style-name="Strong_20_Emphasis">нормализующей</text:span>, а не численной.</text:p>
      <text:p text:style-name="Text_20_body">Практический слой:</text:p>
      <text:list text:style-name="L8">
        <text:list-item>
          <text:p text:style-name="P13">ядро: канонизация (simplify), </text:p>
        </text:list-item>
        <text:list-item>
          <text:p text:style-name="P13">сравнение: не полное (в общем неразрешимо), а: </text:p>
          <text:list>
            <text:list-item>
              <text:p text:style-name="P13">строгое, если удаётся доказать, </text:p>
            </text:list-item>
            <text:list-item>
              <text:p text:style-name="P14">иначе интервальное / вероятностное / трёх‑ или четырёхзначное. </text:p>
            </text:list-item>
          </text:list>
        </text:list-item>
      </text:list>
      <text:h text:style-name="Heading_20_2" text:outline-level="2"><text:soft-page-break/>1.3. Логика: тетраллема / многозначность</text:h>
      <text:p text:style-name="Text_20_body">Чтобы учесть Probability_v1 и тетраллему, вводим тип значения утверждения:</text:p>
      <text:p text:style-name="Text_20_body">V={T,F,B,N}</text:p>
      <text:p text:style-name="Text_20_body">где, например:</text:p>
      <text:list text:style-name="L9">
        <text:list-item>
          <text:p text:style-name="P15">T = истинно, </text:p>
        </text:list-item>
        <text:list-item>
          <text:p text:style-name="P15">F = ложно, </text:p>
        </text:list-item>
        <text:list-item>
          <text:p text:style-name="P15">B = и истинно и ложно (противоречиво, “both”), </text:p>
        </text:list-item>
        <text:list-item>
          <text:p text:style-name="P16">N = ни истинно ни ложно (неопределено, “neither”). </text:p>
        </text:list-item>
      </text:list>
      <text:p text:style-name="Text_20_body">Это позволит:</text:p>
      <text:list text:style-name="L10">
        <text:list-item>
          <text:p text:style-name="P17">не ломаться на неразрешимых сравнениях вещественных (PI vs сумма ряда), </text:p>
        </text:list-item>
        <text:list-item>
          <text:p text:style-name="P18">удерживать логические «дыры» как часть онтологии. </text:p>
        </text:list-item>
      </text:list>
      <text:p text:style-name="Text_20_body">На уровне симулятора:</text:p>
      <text:list text:style-name="L11">
        <text:list-item>
          <text:p text:style-name="P19">predicates возвращают V, </text:p>
        </text:list-item>
        <text:list-item>
          <text:p text:style-name="P20">фильтры миров работают не бинарно “pass/fail”, а по логике V + шкалам доверия. </text:p>
        </text:list-item>
      </text:list>
      <text:h text:style-name="Heading_20_1" text:outline-level="1">Фаза 2. Нелокальность как управляемый ресурс (не “всё со всем”)</text:h>
      <text:p text:style-name="Text_20_body">Чтобы получить FTL/антигравитацию и одновременно не убить causal‑структуру, нужен механизм <text:span text:style-name="Strong_20_Emphasis">контролируемой нелокальности</text:span>.</text:p>
      <text:h text:style-name="Heading_20_2" text:outline-level="2">2.1. Два канала динамики</text:h>
      <text:p text:style-name="Text_20_body">Вводим два параллельных канала эволюции:</text:p>
      <text:list text:style-name="L12">
        <text:list-item>
          <text:p text:style-name="P21"><text:span text:style-name="Strong_20_Emphasis">локальный канал</text:span> (RSL‑совместимый): </text:p>
        </text:list-item>
      </text:list>
      <text:list text:style-name="L13">
        <text:list-item>
          <text:p text:style-name="P22">сохраняет каузальность на малых масштабах, </text:p>
        </text:list-item>
        <text:list-item>
          <text:p text:style-name="P23">даёт SM+GR в пределе. </text:p>
        </text:list-item>
      </text:list>
      <text:list text:style-name="L14">
        <text:list-item>
          <text:p text:style-name="P24"><text:span text:style-name="Strong_20_Emphasis">нелокальный канал</text:span>: </text:p>
        </text:list-item>
      </text:list>
      <text:list text:style-name="L15">
        <text:list-item>
          <text:p text:style-name="P25">действует редко / в специальных условиях, </text:p>
        </text:list-item>
        <text:list-item>
          <text:p text:style-name="P25">имеет ресурсную цену, </text:p>
        </text:list-item>
        <text:list-item>
          <text:p text:style-name="P25">подчиняется ограничениям «не‑сигналинга» в обычных условиях (чтобы совпадать с экспериментами), </text:p>
        </text:list-item>
        <text:list-item>
          <text:p text:style-name="P26">но может “пробиваться” в режимах, где вы хотите FTL. </text:p>
        </text:list-item>
      </text:list>
      <text:p text:style-name="Text_20_body">Формально:</text:p>
      <text:p text:style-name="Text_20_body">X(t+1)=Eloc(X(t))∘Enl(X(t);θ)</text:p>
      <text:h text:style-name="Heading_20_2" text:outline-level="2"><text:soft-page-break/>2.2. Нелокальность как граф “wormhole edges” + правила их активации</text:h>
      <text:p text:style-name="Text_20_body">У вас уже есть power‑law граф для геометрии. Добавляем <text:span text:style-name="Strong_20_Emphasis">слой динамических нелокальных рёбер</text:span>:</text:p>
      <text:list text:style-name="L16">
        <text:list-item>
          <text:p text:style-name="P27">базовый граф G (локальный / power-law для гравитации), </text:p>
        </text:list-item>
        <text:list-item>
          <text:p text:style-name="P27">дополнительный граф H(t) (wormhole‑рёбра), который: </text:p>
          <text:list>
            <text:list-item>
              <text:p text:style-name="P27"><text:span text:style-name="Strong_20_Emphasis">не случайный</text:span>, а определяется детерминированно из структуры/смыслов/контекста, </text:p>
            </text:list-item>
            <text:list-item>
              <text:p text:style-name="P28">активируется только при выполнении условий. </text:p>
            </text:list-item>
          </text:list>
        </text:list-item>
      </text:list>
      <text:p text:style-name="Text_20_body">Важное: H(t) должен быть детерминированным функционалом:</text:p>
      <text:p text:style-name="Text_20_body">H(t)=FH(X(t),Ssem(t),context)</text:p>
      <text:p text:style-name="Text_20_body">То есть “нелокальность” может зависеть от:</text:p>
      <text:list text:style-name="L17">
        <text:list-item>
          <text:p text:style-name="P29">смыслового состояния наблюдателя, </text:p>
        </text:list-item>
        <text:list-item>
          <text:p text:style-name="P29">символьной структуры мира (например, совпадения сигнатур, резонансные Ω‑циклы), </text:p>
        </text:list-item>
        <text:list-item>
          <text:p text:style-name="P30">условий в стиле «управления вероятностями». </text:p>
        </text:list-item>
      </text:list>
      <text:h text:style-name="Heading_20_1" text:outline-level="1">Фаза 3. Вероятность как управляемая структура (в духе ваших экспериментов)</text:h>
      <text:p text:style-name="Text_20_body">Согласно Probability_v1:</text:p>
      <text:list text:style-name="L18">
        <text:list-item>
          <text:p text:style-name="P31">можно держать позицию «всё детерминировано, случайность эпистемична», </text:p>
        </text:list-item>
        <text:list-item>
          <text:p text:style-name="P32">но вы хотите допустить альтернативу: «мир подбрасывает монетки» или «вероятность управляется». </text:p>
        </text:list-item>
      </text:list>
      <text:p text:style-name="Text_20_body">Новая физика должна уметь обе картины как фазы или как разные режимы.</text:p>
      <text:h text:style-name="Heading_20_2" text:outline-level="2">3.1. Два уровня вероятности</text:h>
      <text:list text:style-name="L19">
        <text:list-item>
          <text:p text:style-name="P33"><text:span text:style-name="Strong_20_Emphasis">эпистемическая вероятность</text:span>: </text:p>
        </text:list-item>
      </text:list>
      <text:list text:style-name="L20">
        <text:list-item>
          <text:p text:style-name="P34">возникает у OBS из coarse‑graining и ограничений (как сейчас в RSL). </text:p>
        </text:list-item>
      </text:list>
      <text:list text:style-name="L21">
        <text:list-item>
          <text:p text:style-name="P35"><text:span text:style-name="Strong_20_Emphasis">онтологическая/активная вероятность</text:span>: </text:p>
        </text:list-item>
      </text:list>
      <text:list text:style-name="L22">
        <text:list-item>
          <text:p text:style-name="P36">мир действительно содержит ветвление или выбор (не обязательно случайный — может быть “selective” в ответ на контекст), </text:p>
        </text:list-item>
        <text:list-item>
          <text:p text:style-name="P37">либо «распределение» можно смещать процедурой M (материализацией). </text:p>
        </text:list-item>
      </text:list>
      <text:p text:style-name="Text_20_body">В симуляторе это можно формализовать как:</text:p>
      <text:p text:style-name="Text_20_body">Pt+1=U(Pt,X(t),Ssem(t))</text:p>
      <text:p text:style-name="Text_20_body">где U — оператор обновления вероятностной меры.</text:p>
      <text:h text:style-name="Heading_20_2" text:outline-level="2"><text:soft-page-break/>3.2. Управление вероятностями как обратная связь Eτ/O/M</text:h>
      <text:p text:style-name="Text_20_body">Вот где триада Eτ/O/M становится ключевой:</text:p>
      <text:list text:style-name="L23">
        <text:list-item>
          <text:p text:style-name="P38">OBS наблюдает (O), </text:p>
        </text:list-item>
        <text:list-item>
          <text:p text:style-name="P38">формирует смысл/цель, </text:p>
        </text:list-item>
        <text:list-item>
          <text:p text:style-name="P38">совершает действие M, </text:p>
        </text:list-item>
        <text:list-item>
          <text:p text:style-name="P39">а мир отвечает изменением вероятностной структуры. </text:p>
        </text:list-item>
      </text:list>
      <text:p text:style-name="Text_20_body">Это похоже на ваши файлы про “probability control”: детерминированная система, но с каналом, где вероятностная мера меняется из-за контекстной интервенции.</text:p>
      <text:p text:style-name="Text_20_body">Задача: встроить это в симулятор так, чтобы:</text:p>
      <text:list text:style-name="L24">
        <text:list-item>
          <text:p text:style-name="P40">в “обычной” фазе (совместимость с экспериментами) обратная связь очень мала, </text:p>
        </text:list-item>
        <text:list-item>
          <text:p text:style-name="P41">в “аномальной” фазе (FTL, антигравитация) обратная связь становится существенной. </text:p>
        </text:list-item>
      </text:list>
      <text:h text:style-name="Heading_20_1" text:outline-level="1">Фаза 4. Как получить FTL в новой физике и не сломать всё</text:h>
      <text:h text:style-name="Heading_20_2" text:outline-level="2">4.1. Что считать FTL в вашем симуляторе</text:h>
      <text:p text:style-name="Text_20_body">FTL должно быть определено <text:span text:style-name="Strong_20_Emphasis">на уровне IFACE</text:span>:</text:p>
      <text:list text:style-name="L25">
        <text:list-item>
          <text:p text:style-name="P42">скорость в IFACE‑метрике (embedding) превышает максимум, который получается из локального канала. </text:p>
        </text:list-item>
      </text:list>
      <text:p text:style-name="Text_20_body">Нужно обеспечить:</text:p>
      <text:list text:style-name="L26">
        <text:list-item>
          <text:p text:style-name="P43">в обычной фазе FTL невозможен (совместимость), </text:p>
        </text:list-item>
        <text:list-item>
          <text:p text:style-name="P43">в новой фазе FTL реализуется как: </text:p>
          <text:list>
            <text:list-item>
              <text:p text:style-name="P43">изменение активного графа связности (включение wormhole рёбер), </text:p>
            </text:list-item>
            <text:list-item>
              <text:p text:style-name="P44">или сокращение IFACE‑расстояния при сохранении локальности в подложке. </text:p>
            </text:list-item>
          </text:list>
        </text:list-item>
      </text:list>
      <text:p text:style-name="Text_20_body"><text:span text:style-name="Strong_20_Emphasis">Самый аккуратный механизм:</text:span></text:p>
      <text:list text:style-name="L27">
        <text:list-item>
          <text:p text:style-name="P45">не «частица бежит быстрее», а <text:span text:style-name="Strong_20_Emphasis">метрика IFACE меняется</text:span> (или активируется иной путь). </text:p>
        </text:list-item>
      </text:list>
      <text:p text:style-name="Text_20_body">Это аналог «варп‑эффекта»/wormholes в ОТО: локально c не превышается, но глобально маршрут короче.</text:p>
      <text:p text:style-name="Text_20_body">В вашей модели:</text:p>
      <text:list text:style-name="L28">
        <text:list-item>
          <text:p text:style-name="P46">это естественно, потому что метрика IFACE строится из спектрального embedding’а графа. Если вы детерминированно изменяете граф (активируете H(t)), вы меняете IFACE‑геометрию. </text:p>
        </text:list-item>
      </text:list>
      <text:h text:style-name="Heading_20_2" text:outline-level="2"><text:soft-page-break/>4.2. Детерминированный триггер включения нелокальных рёбер</text:h>
      <text:p text:style-name="Text_20_body">Триггер должен быть:</text:p>
      <text:list text:style-name="L29">
        <text:list-item>
          <text:p text:style-name="P47">редким, </text:p>
        </text:list-item>
        <text:list-item>
          <text:p text:style-name="P47">ресурсно дорогим, </text:p>
        </text:list-item>
        <text:list-item>
          <text:p text:style-name="P48">связанным со смысловым/контекстным состоянием (чтобы это было «устройство»). </text:p>
        </text:list-item>
      </text:list>
      <text:p text:style-name="Text_20_body">Пример условия:</text:p>
      <text:p text:style-name="Text_20_body">activate(i,j,t)=1[Resonance(Ωi,Ωj)&gt;θ ∧ Qmeaning(t)&gt;Q∗ ∧ Capacity(t)&gt;C∗]</text:p>
      <text:p text:style-name="Text_20_body">Это делает FTL:</text:p>
      <text:list text:style-name="L30">
        <text:list-item>
          <text:p text:style-name="P49">не произвольным, </text:p>
        </text:list-item>
        <text:list-item>
          <text:p text:style-name="P50">а «инженерным» — нужен резонанс, смысловая структура, ресурс. </text:p>
        </text:list-item>
      </text:list>
      <text:h text:style-name="Heading_20_1" text:outline-level="1">Фаза 5. Как получить антигравитацию (в модели, где гравитация — геометрия)</text:h>
      <text:p text:style-name="Text_20_body">Антигравитация означает:</text:p>
      <text:list text:style-name="L31">
        <text:list-item>
          <text:p text:style-name="P51">изменение локального ускорения относительно ∇φ, </text:p>
        </text:list-item>
        <text:list-item>
          <text:p text:style-name="P52">или создание области с противоположным знаком эффективного g. </text:p>
        </text:list-item>
      </text:list>
      <text:p text:style-name="Text_20_body">В вашей текущей модели:</text:p>
      <text:list text:style-name="L32">
        <text:list-item>
          <text:p text:style-name="P53">φ — решение Lφ=ρ, и ρ≥0 (массы “только положительные”), поэтому «настоящего отталкивания» нет. </text:p>
        </text:list-item>
      </text:list>
      <text:p text:style-name="Text_20_body">Чтобы сделать антигравитацию, не ломая совместимость:</text:p>
      <text:h text:style-name="Heading_20_2" text:outline-level="2">5.1. Ввести второй гравитационный канал / поле</text:h>
      <text:p text:style-name="Text_20_body">Минимальная правка:</text:p>
      <text:list text:style-name="L33">
        <text:list-item>
          <text:p text:style-name="P54">добавить второе поле χ с источником другого типа: </text:p>
        </text:list-item>
      </text:list>
      <text:p text:style-name="Text_20_body">Lϕ=ρm,Lχ=ρχ</text:p>
      <text:p text:style-name="Text_20_body">и определить эффективный потенциал:</text:p>
      <text:p text:style-name="Text_20_body">Φeff=ϕ−ηχ</text:p>
      <text:p text:style-name="Text_20_body">где η — параметр устройства/фазы.</text:p>
      <text:list text:style-name="L34">
        <text:list-item>
          <text:p text:style-name="P55">В обычной фазе χ≈0 → Φeff≈ϕ, всё как у нас. </text:p>
        </text:list-item>
        <text:list-item>
          <text:p text:style-name="P56">В “антиграв” фазе χ активируется локально, создавая область, где ∇Φ_eff меняет знак. </text:p>
        </text:list-item>
      </text:list>
      <text:p text:style-name="Text_20_body">Важно:</text:p>
      <text:list text:style-name="L35">
        <text:list-item>
          <text:p text:style-name="P57">χ должен быть <text:span text:style-name="Strong_20_Emphasis">структурным</text:span>, не произвольным, и вытекающим из тех же символьных правил/ресурсов. </text:p>
        </text:list-item>
      </text:list>
      <text:h text:style-name="Heading_20_2" text:outline-level="2"><text:soft-page-break/>5.2. Антигравитация как метрика + управление graph geometry</text:h>
      <text:p text:style-name="Text_20_body">Альтернатива без второго поля:</text:p>
      <text:list text:style-name="L36">
        <text:list-item>
          <text:p text:style-name="P58">менять метрику, т.е. структуру графа (как в FTL): </text:p>
          <text:list>
            <text:list-item>
              <text:p text:style-name="P59">если g_tt и g_xx зависят от capacity/edge structure, можно детерминированно создать область, где траектории Ω‑частиц ведут себя как «отталкивание». </text:p>
            </text:list-item>
          </text:list>
        </text:list-item>
      </text:list>
      <text:p text:style-name="Text_20_body">Это по сути «инженерная геометрия»: устройство меняет локальную связность графа, а OBS видит антиграв.</text:p>
      <text:h text:style-name="Heading_20_1" text:outline-level="1">Фаза 6. Мультиверс‑фильтрация миров: новый критерий отбора</text:h>
      <text:p text:style-name="Text_20_body">Ты уже умеешь «искать миры» (ILP/сканы) и валидировать их по гравитации и SM.</text:p>
      <text:p text:style-name="Text_20_body">Теперь нужно построить <text:span text:style-name="Strong_20_Emphasis">новую OBSFitness / WorldFitness</text:span>, которая включает две зоны:</text:p>
      <text:list text:style-name="L37">
        <text:list-item>
          <text:p text:style-name="P60">“Compatibility mode”: мир должен воспроизводить текущие тесты SM+GR. </text:p>
        </text:list-item>
        <text:list-item>
          <text:p text:style-name="P61">“Beyond mode”: мир должен допускать FTL/антиграв в специальных условиях, без противоречий. </text:p>
        </text:list-item>
      </text:list>
      <text:h text:style-name="Heading_20_2" text:outline-level="2">6.1. Двухрежимная валидация (двойной протокол)</text:h>
      <text:p text:style-name="Text_20_body">Для каждого кандидата мира (X, Rules, Logic):</text:p>
      <text:list text:style-name="L38">
        <text:list-item>
          <text:p text:style-name="P62"><text:span text:style-name="Strong_20_Emphasis">Режим A (обычный)</text:span>: </text:p>
        </text:list-item>
      </text:list>
      <text:list text:style-name="L39">
        <text:list-item>
          <text:p text:style-name="P63">всё должно совпадать с текущим rsl_physics_complete: </text:p>
          <text:list>
            <text:list-item>
              <text:p text:style-name="P63">Born rule corr≈1, </text:p>
            </text:list-item>
            <text:list-item>
              <text:p text:style-name="P63">F~1/r² в нужном окне, </text:p>
            </text:list-item>
            <text:list-item>
              <text:p text:style-name="P64">SM‑частицы/заряды/вершины. </text:p>
            </text:list-item>
          </text:list>
        </text:list-item>
      </text:list>
      <text:list text:style-name="L40">
        <text:list-item>
          <text:p text:style-name="P65"><text:span text:style-name="Strong_20_Emphasis">Режим B (аномальный / устройство)</text:span>: </text:p>
        </text:list-item>
      </text:list>
      <text:list text:style-name="L41">
        <text:list-item>
          <text:p text:style-name="P66">включается специальный контекст (M‑действие), активирующий нелокальный канал: </text:p>
          <text:list>
            <text:list-item>
              <text:p text:style-name="P66">проверяем, что возникает FTL/антиграв, </text:p>
            </text:list-item>
            <text:list-item>
              <text:p text:style-name="P67">и при этом не рушится глобальная непротиворечивость (не появляются «вечные двигатели», не ломаются основные консервации без объяснения). </text:p>
            </text:list-item>
          </text:list>
        </text:list-item>
      </text:list>
      <text:p text:style-name="Text_20_body">Итоговый фитнес:</text:p>
      <text:p text:style-name="Text_20_body">F=wAFA+wBFB−wP⋅paradox_penalty</text:p>
      <text:p text:style-name="Text_20_body">где paradox_penalty — штраф за «логическую катастрофу» (неустранимые β₁_sem, невозможность стабилизации, некорректные циклы).</text:p>
      <text:h text:style-name="Heading_20_2" text:outline-level="2">6.2. Использование Probability_v1 и тетраллемы</text:h>
      <text:p text:style-name="Text_20_body">Чтобы избежать «противоречий» на уровне стандартной логики:</text:p>
      <text:list text:style-name="L42">
        <text:list-item>
          <text:p text:style-name="P68"><text:soft-page-break/>многие проверки должны быть четырёхзначными: </text:p>
          <text:list>
            <text:list-item>
              <text:p text:style-name="P68">True / False / Both / Neither, </text:p>
            </text:list-item>
          </text:list>
        </text:list-item>
        <text:list-item>
          <text:p text:style-name="P68">и штрафовать нужно не «Both» как факт (в паранепротиворечивой логике это допустимо),<text:line-break/>а: </text:p>
          <text:list>
            <text:list-item>
              <text:p text:style-name="P69">неконтролируемые «Both» там, где модель должна быть однозначной (например, в режимах совместимости). </text:p>
            </text:list-item>
          </text:list>
        </text:list-item>
      </text:list>
      <text:h text:style-name="Heading_20_1" text:outline-level="1">Фаза 7. План работ: конкретные шаги</text:h>
      <text:p text:style-name="Text_20_body">Ниже — “engineering roadmap”.</text:p>
      <text:h text:style-name="Heading_20_3" text:outline-level="3">Шаг 7.1. Базовая модернизация чисел и логики</text:h>
      <text:list text:style-name="L43">
        <text:list-item>
          <text:p text:style-name="P70">Ввести модуль <text:span text:style-name="Source_20_Text">StructuralReal</text:span>: </text:p>
          <text:list>
            <text:list-item>
              <text:p text:style-name="P70">канонизация, нормализация выражений; </text:p>
            </text:list-item>
            <text:list-item>
              <text:p text:style-name="P70">сравнение: доказуемо / интервально / 4‑значно. </text:p>
            </text:list-item>
          </text:list>
        </text:list-item>
        <text:list-item>
          <text:p text:style-name="P71">Ввести логику V={T,F,B,N} для проверок фильтров. </text:p>
        </text:list-item>
      </text:list>
      <text:h text:style-name="Heading_20_3" text:outline-level="3">Шаг 7.2. Нелокальный слой графа без случайности</text:h>
      <text:list text:style-name="L44">
        <text:list-item>
          <text:p text:style-name="P72">Добавить H(t) (wormhole‑edges) как детерминированный функционал: </text:p>
          <text:list>
            <text:list-item>
              <text:p text:style-name="P72">H(t)=F_H(X(t), S_sem(t), context). </text:p>
            </text:list-item>
          </text:list>
        </text:list-item>
        <text:list-item>
          <text:p text:style-name="P73">Обязательное условие: при context=0 → H(t)=∅ и всё редуцируется к RSL‑миру. </text:p>
        </text:list-item>
      </text:list>
      <text:h text:style-name="Heading_20_3" text:outline-level="3">Шаг 7.3. Вероятностный слой как объект состояния</text:h>
      <text:list text:style-name="L45">
        <text:list-item>
          <text:p text:style-name="P74">Добавить <text:span text:style-name="Source_20_Text">P_t</text:span> (мера вероятностей) в WorldState и обновление: </text:p>
          <text:list>
            <text:list-item>
              <text:p text:style-name="P74">P_{t+1} = U(P_t, X_t, S_sem_t). </text:p>
            </text:list-item>
          </text:list>
        </text:list-item>
        <text:list-item>
          <text:p text:style-name="P74">В обычном режиме U ≈ identity. </text:p>
        </text:list-item>
        <text:list-item>
          <text:p text:style-name="P75">В режиме устройства — U меняет меру. </text:p>
        </text:list-item>
      </text:list>
      <text:h text:style-name="Heading_20_3" text:outline-level="3">Шаг 7.4. Два демонстратора</text:h>
      <text:list text:style-name="L46">
        <text:list-item>
          <text:p text:style-name="P76">FTL‑демо: </text:p>
          <text:list>
            <text:list-item>
              <text:p text:style-name="P76">локально скорость не превышается, </text:p>
            </text:list-item>
            <text:list-item>
              <text:p text:style-name="P76">глобально путь сокращается через H(t). </text:p>
            </text:list-item>
          </text:list>
        </text:list-item>
        <text:list-item>
          <text:p text:style-name="P76">Антиграв‑демо: </text:p>
          <text:list>
            <text:list-item>
              <text:p text:style-name="P76">либо второе поле χ, </text:p>
            </text:list-item>
            <text:list-item>
              <text:p text:style-name="P77">либо локальное изменение графа/метрики. </text:p>
            </text:list-item>
          </text:list>
        </text:list-item>
      </text:list>
      <text:h text:style-name="Heading_20_3" text:outline-level="3">Шаг 7.5. Новый “мультиверс‑поиск”</text:h>
      <text:list text:style-name="L47">
        <text:list-item>
          <text:p text:style-name="P78">Использовать уже существующий симулятор как ядро, но расширить: </text:p>
          <text:list>
            <text:list-item>
              <text:p text:style-name="P78">пространство поиска включает не только RULESET, но и: </text:p>
              <text:list>
                <text:list-item>
                  <text:p text:style-name="P78">правила формирования H(t), </text:p>
                </text:list-item>
                <text:list-item>
                  <text:p text:style-name="P78">правила U(P), </text:p>
                </text:list-item>
                <text:list-item>
                  <text:p text:style-name="P78">параметры структурных чисел. </text:p>
                </text:list-item>
              </text:list>
            </text:list-item>
          </text:list>
        </text:list-item>
        <text:list-item>
          <text:p text:style-name="P78">Фильтры: </text:p>
          <text:list>
            <text:list-item>
              <text:p text:style-name="P78"><text:soft-page-break/>совместимость с экспериментами (режим A), </text:p>
            </text:list-item>
            <text:list-item>
              <text:p text:style-name="P78">наличие «новых эффектов» в режиме B, </text:p>
            </text:list-item>
            <text:list-item>
              <text:p text:style-name="P78">топология понимания β₁_sem(t) должна быть: </text:p>
              <text:list>
                <text:list-item>
                  <text:p text:style-name="P78">сначала ↑ (открытие), </text:p>
                </text:list-item>
                <text:list-item>
                  <text:p text:style-name="P78">потом ↓ (стабилизация), </text:p>
                </text:list-item>
              </text:list>
            </text:list-item>
            <text:list-item>
              <text:p text:style-name="P79">иначе мир «непонимаем» или «парадоксален». </text:p>
            </text:list-item>
          </text:list>
        </text:list-item>
      </text:list>
      <text:h text:style-name="Heading_20_1" text:outline-level="1">Фаза 8. Что считать «идеальным» успехом новой физики</text:h>
      <text:p text:style-name="Text_20_body">Мир‑кандидат считается успешным, если:</text:p>
      <text:list text:style-name="L48">
        <text:list-item>
          <text:p text:style-name="P80">При context=0 (обычная физика):</text:p>
          <text:list>
            <text:list-item>
              <text:p text:style-name="P81">воспроизводит SM+QM+GR результаты как в <text:span text:style-name="Source_20_Text">rsl_physics_complete.pdf</text:span>[/files/OHW5xueA14w94V2Qku6iR]. </text:p>
            </text:list-item>
          </text:list>
        </text:list-item>
        <text:list-item>
          <text:p text:style-name="P80">При context=1 (активация устройства):</text:p>
          <text:list>
            <text:list-item>
              <text:p text:style-name="P81">демонстрирует: </text:p>
              <text:list>
                <text:list-item>
                  <text:p text:style-name="P81">эффективный FTL (сокращение IFACE‑пути), </text:p>
                </text:list-item>
                <text:list-item>
                  <text:p text:style-name="P81">антигравитацию (локальное изменение ∇Φ_eff), </text:p>
                </text:list-item>
              </text:list>
            </text:list-item>
            <text:list-item>
              <text:p text:style-name="P81">но не создаёт логических/термодинамических катастроф: </text:p>
              <text:list>
                <text:list-item>
                  <text:p text:style-name="P81">сохраняет базовые инварианты (или объяснимо нарушает), </text:p>
                </text:list-item>
                <text:list-item>
                  <text:p text:style-name="P80">не рушит способность наблюдателя стабилизировать смысл (λ_s→1, β₁_sem→низко). </text:p>
                </text:list-item>
              </text:list>
            </text:list-item>
          </text:list>
        </text:list-item>
      </text:list>
      <text:h text:style-name="Heading_20_2" text:outline-level="2">Заключение</text:h>
      <text:p text:style-name="Text_20_body">Ты предлагаешь не «добавить пару фич к RSL», а действительно перейти к следующей метатеории, где:</text:p>
      <text:list text:style-name="L49">
        <text:list-item>
          <text:p text:style-name="P82">дискретное вычисление + графовая геометрия сохраняются как устойчивый слой; </text:p>
        </text:list-item>
        <text:list-item>
          <text:p text:style-name="P82">поверх них вводится: </text:p>
          <text:list>
            <text:list-item>
              <text:p text:style-name="P82">структурная арифметика вещественных, </text:p>
            </text:list-item>
            <text:list-item>
              <text:p text:style-name="P82">паранепротиворечивая логика, </text:p>
            </text:list-item>
            <text:list-item>
              <text:p text:style-name="P82">детерминированная нелокальность, </text:p>
            </text:list-item>
            <text:list-item>
              <text:p text:style-name="P83">управляемая вероятностная мера. </text:p>
            </text:list-item>
          </text:list>
        </text:list-item>
      </text:list>
      <text:p text:style-name="Text_20_body">И это логично: твой симулятор уже доказал, что «физика как следствие информационной структуры» работает на уровне MVP. Следующий шаг — расширить класс информационных структур так, чтобы они включали <text:span text:style-name="Strong_20_Emphasis">новые режимы</text:span>, не противоречащие «старому миру».</text:p>
      <text:p text:style-name="Text_20_body">Если ты пришлёшь/прикрепишь <text:span text:style-name="Source_20_Text">Phil_Borsch_v1.md</text:span>, <text:span text:style-name="Source_20_Text">Algorithm_Final.md</text:span>, <text:span text:style-name="Source_20_Text">Results_15-12-25.md</text:span>, я могу:</text:p>
      <text:list text:style-name="L50">
        <text:list-item>
          <text:p text:style-name="P84">привязать предложенный план к их конкретным механизмам «управления вероятностями» и «нелокальных связей», </text:p>
        </text:list-item>
        <text:list-item>
          <text:p text:style-name="P85"><text:soft-page-break/>и предложить точные формулы/интерфейсы в коде симулятора (какие новые классы, какие метрики, какие тесты). </text:p>
        </text:list-item>
      </text:list>
      <text:p text:style-name="Text_20_body">Ниже — конкретный, «инженерный» дизайн механизмов <text:span text:style-name="Strong_20_Emphasis">управления вероятностями</text:span> в рамках новой модели (поверх уже работающего RSL‑симулятора), с точными формулами и интерфейсами. Я буду прямо опираться на:</text:p>
      <text:list text:style-name="L51">
        <text:list-item>
          <text:p text:style-name="P86">идею триады Eτ,O,M и «вычисления через архивы» из <text:a xlink:type="simple" xlink:href="https://app.giz.ai/files/EljdBEFwvKSyTxfHYHjS7" text:style-name="Internet_20_link" text:visited-style-name="Visited_20_Internet_20_Link">Meaning_v1.pdf</text:a> (гл. 15: наблюдение архива, реконструкция, управляемый обратный прогноз); </text:p>
        </text:list-item>
        <text:list-item>
          <text:p text:style-name="P86">практику “Stone / Philosophical Stone” из <text:a xlink:type="simple" xlink:href="https://app.giz.ai/files/-Ci8U_0zxLE02nh7fjFII" text:style-name="Internet_20_link" text:visited-style-name="Visited_20_Internet_20_Link">Algorithm_Final.md</text:a> и <text:a xlink:type="simple" xlink:href="https://app.giz.ai/files/…" text:style-name="Internet_20_link" text:visited-style-name="Visited_20_Internet_20_Link">Results_15-12-25.md</text:a> (у тебя там показано, что можно поднять вероятность попадания в целевую область на порядки, вплоть до 100%); </text:p>
        </text:list-item>
        <text:list-item>
          <text:p text:style-name="P87">прикладные рассуждения о “кухне” (управляемые параметры + целевой семантический класс) из <text:a xlink:type="simple" xlink:href="https://app.giz.ai/files/GO3ZYJtkt3uNhNBR53RQx" text:style-name="Internet_20_link" text:visited-style-name="Visited_20_Internet_20_Link">Phil_Borsch_v1.md</text:a>. </text:p>
        </text:list-item>
      </text:list>
      <text:p text:style-name="Text_20_body">Ключевое требование: <text:span text:style-name="Strong_20_Emphasis">всё детерминировано</text:span> (никаких случайных рёбер/рандома как онтологии), а «вероятность» — это либо:</text:p>
      <text:list text:style-name="L52">
        <text:list-item>
          <text:p text:style-name="P88">эпистемический объект наблюдателя (распределение по микросостояниям/историям), </text:p>
        </text:list-item>
        <text:list-item>
          <text:p text:style-name="P89">либо управляема через интервенции M (контроль начальных условий, контекста измерений, ресурсов, выбора окон архива), но не как “бог с рандомом”. </text:p>
        </text:list-item>
      </text:list>
      <text:h text:style-name="Heading_20_1" text:outline-level="1">0) Концепция: где в симуляторе живёт вероятность</text:h>
      <text:h text:style-name="Heading_20_2" text:outline-level="2">0.1. Два уровня вероятности (как это совместить с вашим текущим миром)</text:h>
      <text:p text:style-name="Text_20_body"><text:span text:style-name="Strong_20_Emphasis">Уровень мира (онтология):</text:span></text:p>
      <text:list text:style-name="L53">
        <text:list-item>
          <text:p text:style-name="P90">Мир эволюционирует детерминированно:<text:line-break/>Xt+1=Eτ(Xt;θ)<text:line-break/>где θ — параметры мира (RULESET, α графа, k=512 и т.п.). </text:p>
        </text:list-item>
      </text:list>
      <text:p text:style-name="Text_20_body"><text:span text:style-name="Strong_20_Emphasis">Уровень наблюдателя (эпистемика):</text:span></text:p>
      <text:list text:style-name="L54">
        <text:list-item>
          <text:p text:style-name="P91">Наблюдатель не знает микро‑деталей (или не различает их из-за Π), поэтому держит распределение по «микро‑вариантам» ω∈Ω:<text:line-break/>μt(ω)=P(ω∣архив/наблюдения до t) </text:p>
        </text:list-item>
        <text:list-item>
          <text:p text:style-name="P92">«Вероятность» цели — это мера множества микро‑вариантов, при которых цель достигается:<text:line-break/>Pt(hit)=μt({ω:Target(Eτ(X0(ω);θ))=1}) </text:p>
        </text:list-item>
      </text:list>
      <text:p text:style-name="Text_20_body"><text:span text:style-name="Strong_20_Emphasis">Управление вероятностями</text:span> в этой картине означает:</text:p>
      <text:list text:style-name="L55">
        <text:list-item>
          <text:p text:style-name="P93">не “сломать детерминизм”, а </text:p>
        </text:list-item>
        <text:list-item>
          <text:p text:style-name="P94">найти такие интервенции u (в рамках M), чтобы множество {ω:hit} имело большую меру или чтобы из архива можно было вычислить/выбрать ω из нужного класса. </text:p>
        </text:list-item>
      </text:list>
      <text:h text:style-name="Heading_20_1" text:outline-level="1"><text:soft-page-break/>1) Формальная постановка «Stone‑механизма» в новой физике</text:h>
      <text:h text:style-name="Heading_20_2" text:outline-level="2">1.1. Сопоставление с Algorithm_Final (Stone v2)</text:h>
      <text:p text:style-name="Text_20_body">В <text:a xlink:type="simple" xlink:href="https://app.giz.ai/files/-Ci8U_0zxLE02nh7fjFII" text:style-name="Internet_20_link" text:visited-style-name="Visited_20_Internet_20_Link">Algorithm_Final.md</text:a>:</text:p>
      <text:list text:style-name="L56">
        <text:list-item>
          <text:p text:style-name="P95">есть генератор “фона” (BZ patterns), </text:p>
        </text:list-item>
        <text:list-item>
          <text:p text:style-name="P95">есть encoder (β‑VAE), </text:p>
        </text:list-item>
        <text:list-item>
          <text:p text:style-name="P95">есть policy π(θ|z), </text:p>
        </text:list-item>
        <text:list-item>
          <text:p text:style-name="P95">есть генератор объектов (SBM graphs), </text:p>
        </text:list-item>
        <text:list-item>
          <text:p text:style-name="P95">есть TargetSpec, </text:p>
        </text:list-item>
        <text:list-item>
          <text:p text:style-name="P96">есть метрика успеха: hit rate. </text:p>
        </text:list-item>
      </text:list>
      <text:p text:style-name="Text_20_body">В твоём мире это переводится так:</text:p>
      <text:list text:style-name="L57">
        <text:list-item>
          <text:p text:style-name="P97"><text:span text:style-name="Strong_20_Emphasis">Мир‑генератор</text:span>: детерминированный симулятор RSL‑мира с параметрами θ: </text:p>
          <text:list>
            <text:list-item>
              <text:p text:style-name="P97">θ включает: </text:p>
              <text:list>
                <text:list-item>
                  <text:p text:style-name="P97">RULESET (переписывания), </text:p>
                </text:list-item>
                <text:list-item>
                  <text:p text:style-name="P97">параметры графа (α, k, построение power‑law), </text:p>
                </text:list-item>
                <text:list-item>
                  <text:p text:style-name="P97">параметры наблюдателя Π_obs, </text:p>
                </text:list-item>
                <text:list-item>
                  <text:p text:style-name="P97">параметры «интервенций» M (что мы разрешаем менять). </text:p>
                </text:list-item>
              </text:list>
            </text:list-item>
          </text:list>
        </text:list-item>
        <text:list-item>
          <text:p text:style-name="P97"><text:span text:style-name="Strong_20_Emphasis">TargetSpec</text:span>: целевой класс «IFACE‑свойств», напр.: </text:p>
          <text:list>
            <text:list-item>
              <text:p text:style-name="P97">“FTL произошло”, </text:p>
            </text:list-item>
            <text:list-item>
              <text:p text:style-name="P97">“антиграв‑эффект измерен”, </text:p>
            </text:list-item>
            <text:list-item>
              <text:p text:style-name="P97">“Born‑корреляция&gt;0.99”, </text:p>
            </text:list-item>
            <text:list-item>
              <text:p text:style-name="P97">“F~1/r² в 3D embedding”, </text:p>
            </text:list-item>
            <text:list-item>
              <text:p text:style-name="P97">“SM‑заряды восстановлены автоматически”. </text:p>
            </text:list-item>
          </text:list>
        </text:list-item>
        <text:list-item>
          <text:p text:style-name="P98"><text:span text:style-name="Strong_20_Emphasis">Policy π</text:span>: детерминированная функция, выдающая интервенции/настройки:<text:line-break/>u=π(z,target)<text:line-break/>где z — латентное состояние “контекста/архива”. </text:p>
        </text:list-item>
      </text:list>
      <text:p text:style-name="Text_20_body"><text:span text:style-name="Strong_20_Emphasis">Ключ</text:span>: в твоих результатах Stone v2 важный инсайт — BZ не был критичен: политика в итоге возвращает фиксированное θ* и даёт 100% hit rate. Это означает, что “управление вероятностями” может быть реализовано как:</text:p>
      <text:list text:style-name="L58">
        <text:list-item>
          <text:p text:style-name="P99"><text:span text:style-name="Strong_20_Emphasis">поиск</text:span> существования θ*, после чего “вероятность” становится ≈1 в выбранном классе условий. </text:p>
        </text:list-item>
      </text:list>
      <text:p text:style-name="Text_20_body">В новой физике это будет выглядеть как:</text:p>
      <text:list text:style-name="L59">
        <text:list-item>
          <text:p text:style-name="P100">нахождение «конструктора режимов» (FTL/антиграв), который в обычном режиме подавлен, а в специальном — почти гарантирован. </text:p>
        </text:list-item>
      </text:list>
      <text:h text:style-name="Heading_20_1" text:outline-level="1"><text:soft-page-break/>2) Как именно сделать управление вероятностями в RSL‑симуляторе</text:h>
      <text:h text:style-name="Heading_20_2" text:outline-level="2">2.1. Определяем “архив” (Meaning_v1, гл. 15)</text:h>
      <text:p text:style-name="Text_20_body">Согласно <text:a xlink:type="simple" xlink:href="https://app.giz.ai/files/EljdBEFwvKSyTxfHYHjS7" text:style-name="Internet_20_link" text:visited-style-name="Visited_20_Internet_20_Link">Meaning_v1.pdf</text:a>, архив — это «замороженный срез динамики», из которого NOBS может вычислять.</text:p>
      <text:p text:style-name="Text_20_body">В коде:</text:p>
      <text:p text:style-name="Preformatted_20_Text"><text:span text:style-name="Source_20_Text">@dataclass(frozen=True)</text:span></text:p>
      <text:p text:style-name="Preformatted_20_Text"><text:span text:style-name="Source_20_Text">class Archive:</text:span></text:p>
      <text:p text:style-name="Preformatted_20_Text"><text:span text:style-name="Source_20_Text"><text:s text:c="4"/># детерминированный лог наблюдений/состояний</text:span></text:p>
      <text:p text:style-name="Preformatted_20_Text"><text:span text:style-name="Source_20_Text"><text:s text:c="4"/># можно хранить как IFACE или как сырой мир + Π_obs</text:span></text:p>
      <text:p text:style-name="Preformatted_20_Text"><text:span text:style-name="Source_20_Text"><text:s text:c="4"/>iface_trace: tuple <text:s/># последовательность IFACEState</text:span></text:p>
      <text:p text:style-name="Preformatted_20_Text"><text:span text:style-name="Source_20_Text"><text:s text:c="4"/>sem_trace: tuple <text:s text:c="3"/># последовательность SemanticState/векторов</text:span></text:p>
      <text:p text:style-name="Preformatted_20_Text"><text:span text:style-name="Source_20_Text"><text:s text:c="4"/>world_hash: str <text:s text:c="4"/># хэш параметров мира θ</text:span></text:p>
      <text:p text:style-name="P101"><text:span text:style-name="Source_20_Text"><text:s text:c="4"/>obs_hash: str <text:s text:c="6"/># хэш Π_obs</text:span></text:p>
      <text:p text:style-name="Text_20_body">Архив может быть:</text:p>
      <text:list text:style-name="L60">
        <text:list-item>
          <text:p text:style-name="P102">полным (мир+IFACE), </text:p>
        </text:list-item>
        <text:list-item>
          <text:p text:style-name="P103">или частичным (только IFACE и семантика), как в ваших экспериментах. </text:p>
        </text:list-item>
      </text:list>
      <text:h text:style-name="Heading_20_2" text:outline-level="2">2.2. Определяем «контекст» ω как детерминированный вход</text:h>
      <text:p text:style-name="Text_20_body">Чтобы избежать “рандома”, вводим параметр “контекст” ω как детерминированный индекс:</text:p>
      <text:list text:style-name="L61">
        <text:list-item>
          <text:p text:style-name="P104">ω может кодировать: </text:p>
          <text:list>
            <text:list-item>
              <text:p text:style-name="P104">начальное состояние мира X0(ω), </text:p>
            </text:list-item>
            <text:list-item>
              <text:p text:style-name="P104">начальное состояние наблюдателя, </text:p>
            </text:list-item>
            <text:list-item>
              <text:p text:style-name="P104">начальное состояние графа, если он параметризован, </text:p>
            </text:list-item>
            <text:list-item>
              <text:p text:style-name="P105">набор внешних «условий эксперимента». </text:p>
            </text:list-item>
          </text:list>
        </text:list-item>
      </text:list>
      <text:p text:style-name="Text_20_body">Важно: ω — не случайность, а <text:span text:style-name="Strong_20_Emphasis">вход</text:span>.</text:p>
      <text:p text:style-name="Text_20_body">Например:</text:p>
      <text:p text:style-name="Preformatted_20_Text"><text:span text:style-name="Source_20_Text">@dataclass(frozen=True)</text:span></text:p>
      <text:p text:style-name="Preformatted_20_Text"><text:span text:style-name="Source_20_Text">class Context:</text:span></text:p>
      <text:p text:style-name="Preformatted_20_Text"><text:span text:style-name="Source_20_Text"><text:s text:c="4"/>seed: int <text:s text:c="8"/># но используется как детерминированный генератор X0</text:span></text:p>
      <text:p text:style-name="Preformatted_20_Text"><text:span text:style-name="Source_20_Text"><text:s text:c="4"/>init_mode: str <text:s text:c="3"/># "vacuum+defects", "prepared_omega_cycle", ...</text:span></text:p>
      <text:p text:style-name="P101"><text:span text:style-name="Source_20_Text"><text:s text:c="4"/>prepared_payload: bytes | None <text:s/># если нужно заранее заданное состояние</text:span></text:p>
      <text:p text:style-name="Text_20_body">Тогда:</text:p>
      <text:p text:style-name="Text_20_body">X0=Init(ω)<text:line-break/>— строго детерминированно.</text:p>
      <text:h text:style-name="Heading_20_2" text:outline-level="2"><text:soft-page-break/>2.3. Управление вероятностью как задача “максимизировать меру удачных ω”</text:h>
      <text:p text:style-name="Text_20_body">Если ты задаёшь пространство контекстов Ω (например, seed ∈ {0..9999}) и фиксированную меру μ (равномерную), то:</text:p>
      <text:list text:style-name="L62">
        <text:list-item>
          <text:p text:style-name="P106">базовая вероятность:<text:line-break/>P0=μ({ω:hit(θ,ω)=1})</text:p>
        </text:list-item>
        <text:list-item>
          <text:p text:style-name="P106">управление означает найти интервенцию u (или параметр θ) так, что:<text:line-break/>Pu=μ({ω:hit(θ,u,ω)=1})<text:line-break/>существенно больше.</text:p>
        </text:list-item>
      </text:list>
      <text:p text:style-name="Text_20_body">В Stone‑подходе это делается через поиск θ*. В нашем случае мы различаем:</text:p>
      <text:list text:style-name="L63">
        <text:list-item>
          <text:p text:style-name="P107">θ: параметры мира (можно оставить фиксированными в “нашем мире”), </text:p>
        </text:list-item>
        <text:list-item>
          <text:p text:style-name="P108">u: параметр интервенции (то, что умеет делать OBS/устройство). </text:p>
        </text:list-item>
      </text:list>
      <text:p text:style-name="Text_20_body">Таким образом, “антиграв” и “FTL” нужно делать не как переписывание законов, а как <text:span text:style-name="Strong_20_Emphasis">режимы</text:span>, активируемые интервенциями u.</text:p>
      <text:h text:style-name="Heading_20_1" text:outline-level="1">3) Какие интервенции M разрешить, чтобы получить “невозможное”, не ломая совместимость</text:h>
      <text:p text:style-name="Text_20_body">Чтобы физика совпадала с экспериментами “по умолчанию”, но допускала «режимы», M должен быть:</text:p>
      <text:list text:style-name="L64">
        <text:list-item>
          <text:p text:style-name="P109">ресурсно ограничен, </text:p>
        </text:list-item>
        <text:list-item>
          <text:p text:style-name="P109">детерминированен, </text:p>
        </text:list-item>
        <text:list-item>
          <text:p text:style-name="P110">и не сводиться к прямому изменению RULESET. </text:p>
        </text:list-item>
      </text:list>
      <text:h text:style-name="Heading_20_2" text:outline-level="2">3.1. Минимальный набор M‑интервенций</text:h>
      <text:p text:style-name="Text_20_body">Я бы ввёл три класса интервенций:</text:p>
      <text:h text:style-name="Heading_20_3" text:outline-level="3">M1) Подготовка начальных условий (state preparation)</text:h>
      <text:list text:style-name="L65">
        <text:list-item>
          <text:p text:style-name="P111">Создать специфические конфигурации Ω‑циклов/полей/графа, которые редко возникают “естественно”. </text:p>
        </text:list-item>
        <text:list-item>
          <text:p text:style-name="P112">Это эквивалент «очень точной лабораторной подготовки». </text:p>
        </text:list-item>
      </text:list>
      <text:p text:style-name="Text_20_body">Пример:</text:p>
      <text:p text:style-name="Preformatted_20_Text"><text:span text:style-name="Source_20_Text">@dataclass(frozen=True)</text:span></text:p>
      <text:p text:style-name="Preformatted_20_Text"><text:span text:style-name="Source_20_Text">class ActionPrepare:</text:span></text:p>
      <text:p text:style-name="P101"><text:span text:style-name="Source_20_Text"><text:s text:c="4"/>patches: list[tuple[int, np.ndarray]] <text:s/># (index, local_state_patch)</text:span></text:p>
      <text:h text:style-name="Heading_20_3" text:outline-level="3"><text:soft-page-break/>M2) Изменение наблюдательного окна / проекции Π_obs (measurement context)</text:h>
      <text:list text:style-name="L66">
        <text:list-item>
          <text:p text:style-name="P113">Вероятности на уровне OBS зависят от Π (coarse-graining). Контекст измерения — часть физики. </text:p>
        </text:list-item>
      </text:list>
      <text:p text:style-name="Text_20_body">Пример:</text:p>
      <text:p text:style-name="Preformatted_20_Text"><text:span text:style-name="Source_20_Text">@dataclass(frozen=True)</text:span></text:p>
      <text:p text:style-name="Preformatted_20_Text"><text:span text:style-name="Source_20_Text">class ActionMeasureContext:</text:span></text:p>
      <text:p text:style-name="Preformatted_20_Text"><text:span text:style-name="Source_20_Text"><text:s text:c="4"/>projector_id: str <text:s text:c="5"/># какой Π_meas применяется</text:span></text:p>
      <text:p text:style-name="Preformatted_20_Text"><text:span text:style-name="Source_20_Text"><text:s text:c="4"/>region: tuple[int,int] # где измеряем</text:span></text:p>
      <text:p text:style-name="P101"><text:span text:style-name="Source_20_Text"><text:s text:c="4"/>resolution: int <text:s text:c="7"/># масштаб coarse-graining</text:span></text:p>
      <text:p text:style-name="Text_20_body">Это прямо следует из Meaning_v1 и RSL‑логики: измерение — это новый projector Π_meas, меняющий классы эквивалентности.</text:p>
      <text:h text:style-name="Heading_20_3" text:outline-level="3">M3) Управляемое изменение графовой геометрии в допустимом классе (wormhole edges)</text:h>
      <text:p text:style-name="Text_20_body">Если ты хочешь FTL/антиграв как “геометрические устройства”, самый «чистый» путь — менять не RULESET, а <text:span text:style-name="Strong_20_Emphasis">активный слой геометрии</text:span> в строго заданном семействе.</text:p>
      <text:p text:style-name="Text_20_body">Пример:</text:p>
      <text:p text:style-name="Preformatted_20_Text"><text:span text:style-name="Source_20_Text">@dataclass(frozen=True)</text:span></text:p>
      <text:p text:style-name="Preformatted_20_Text"><text:span text:style-name="Source_20_Text">class ActionGeometry:</text:span></text:p>
      <text:p text:style-name="Preformatted_20_Text"><text:span text:style-name="Source_20_Text"><text:s text:c="4"/>mode: str <text:s/># "baseline", "wormhole"</text:span></text:p>
      <text:p text:style-name="P101"><text:span text:style-name="Source_20_Text"><text:s text:c="4"/>params: dict <text:s/># параметры добавочных рёбер H(t)</text:span></text:p>
      <text:p text:style-name="Text_20_body">Важно: геометрическое изменение должно быть детерминированным и ресурсным:</text:p>
      <text:list text:style-name="L67">
        <text:list-item>
          <text:p text:style-name="P114">“wormhole edges” появляются, если выполнены условия резонанса/смысловой плотности/ресурса. </text:p>
        </text:list-item>
      </text:list>
      <text:h text:style-name="Heading_20_1" text:outline-level="1">4) Конкретный алгоритм “Stone” для вашего симулятора</text:h>
      <text:p text:style-name="Text_20_body">Пусть цель — увеличить вероятность попадания в целевую область Ω_target мира наблюдателя (например, событие FTL или антиграв).</text:p>
      <text:h text:style-name="Heading_20_2" text:outline-level="2">4.1. Интерфейсы кода (минимально)</text:h>
      <text:h text:style-name="Heading_20_3" text:outline-level="3">4.1.1. Генератор мира</text:h>
      <text:p text:style-name="Preformatted_20_Text"><text:span text:style-name="Source_20_Text">class WorldSimulator:</text:span></text:p>
      <text:p text:style-name="Preformatted_20_Text"><text:span text:style-name="Source_20_Text"><text:s text:c="4"/>def run(self, theta_world, context: Context, action: Action | None) -&gt; Archive:</text:span></text:p>
      <text:p text:style-name="Preformatted_20_Text"><text:span text:style-name="Source_20_Text"><text:s text:c="8"/># 1) X0 = Init(context)</text:span></text:p>
      <text:p text:style-name="Preformatted_20_Text"><text:span text:style-name="Source_20_Text"><text:s text:c="8"/># 2) применить action (M): подготовка/контекст измерения/геометрия</text:span></text:p>
      <text:p text:style-name="Preformatted_20_Text"><text:span text:style-name="Source_20_Text"><text:s text:c="8"/># 3) прокрутить Eτ+O (с OBS)</text:span></text:p>
      <text:p text:style-name="Preformatted_20_Text"><text:span text:style-name="Source_20_Text"><text:s text:c="8"/># 4) вернуть Archive с IFACE и semantic trace</text:span></text:p>
      <text:p text:style-name="P101"><text:span text:style-name="Source_20_Text"><text:s text:c="8"/>...</text:span></text:p>
      <text:h text:style-name="Heading_20_3" text:outline-level="3"><text:soft-page-break/>4.1.2. Целевая спецификация</text:h>
      <text:p text:style-name="Preformatted_20_Text"><text:span text:style-name="Source_20_Text">class TargetSpec:</text:span></text:p>
      <text:p text:style-name="Preformatted_20_Text"><text:span text:style-name="Source_20_Text"><text:s text:c="4"/>def evaluate(self, archive: Archive) -&gt; dict:</text:span></text:p>
      <text:p text:style-name="Preformatted_20_Text"><text:span text:style-name="Source_20_Text"><text:s text:c="8"/>"""</text:span></text:p>
      <text:p text:style-name="Preformatted_20_Text"><text:span text:style-name="Source_20_Text"><text:s text:c="8"/>Возвращает:</text:span></text:p>
      <text:p text:style-name="Preformatted_20_Text"><text:span text:style-name="Source_20_Text"><text:s text:c="10"/>hit: bool</text:span></text:p>
      <text:p text:style-name="Preformatted_20_Text"><text:span text:style-name="Source_20_Text"><text:s text:c="10"/>score: float (0..1)</text:span></text:p>
      <text:p text:style-name="Preformatted_20_Text"><text:span text:style-name="Source_20_Text"><text:s text:c="10"/>diagnostics: ...</text:span></text:p>
      <text:p text:style-name="Preformatted_20_Text"><text:span text:style-name="Source_20_Text"><text:s text:c="8"/>"""</text:span></text:p>
      <text:p text:style-name="P101"><text:span text:style-name="Source_20_Text"><text:s text:c="8"/>...</text:span></text:p>
      <text:p text:style-name="Text_20_body">Пример целей:</text:p>
      <text:list text:style-name="L68">
        <text:list-item>
          <text:p text:style-name="P115">антиграв: средняя корреляция a·(+∇φ) &gt; 0.8 (т.е. отталкивание) в регионе; </text:p>
        </text:list-item>
        <text:list-item>
          <text:p text:style-name="P116">FTL: событие, где объект за Δt проходит IFACE‑дистанцию &gt; c_eff·Δt при этом Eτ локален (т.е. сокращение пути через геометрию). </text:p>
        </text:list-item>
      </text:list>
      <text:h text:style-name="Heading_20_3" text:outline-level="3">4.1.3. Обучение политики управления</text:h>
      <text:p text:style-name="Text_20_body">В духе Stone v2, но без BZ:</text:p>
      <text:list text:style-name="L69">
        <text:list-item>
          <text:p text:style-name="P117">пространство действий U = семейство Action (prepare/measure/geometry), </text:p>
        </text:list-item>
        <text:list-item>
          <text:p text:style-name="P118">пространство контекстов Ω = {seed=0..S-1}. </text:p>
        </text:list-item>
      </text:list>
      <text:p text:style-name="Text_20_body">Определим:</text:p>
      <text:list text:style-name="L70">
        <text:list-item>
          <text:p text:style-name="P119">базовую вероятность: </text:p>
        </text:list-item>
      </text:list>
      <text:p text:style-name="Preformatted_20_Text"><text:span text:style-name="Source_20_Text">def estimate_P0(theta_world, target, contexts):</text:span></text:p>
      <text:p text:style-name="Preformatted_20_Text"><text:span text:style-name="Source_20_Text"><text:s text:c="4"/>hits = 0</text:span></text:p>
      <text:p text:style-name="Preformatted_20_Text"><text:span text:style-name="Source_20_Text"><text:s text:c="4"/>for ω in contexts:</text:span></text:p>
      <text:p text:style-name="Preformatted_20_Text"><text:span text:style-name="Source_20_Text"><text:s text:c="8"/>arch = sim.run(theta_world, ω, action=None)</text:span></text:p>
      <text:p text:style-name="Preformatted_20_Text"><text:span text:style-name="Source_20_Text"><text:s text:c="8"/>hits += target.evaluate(arch)['hit']</text:span></text:p>
      <text:p text:style-name="P101"><text:span text:style-name="Source_20_Text"><text:s text:c="4"/>return hits / len(contexts)</text:span></text:p>
      <text:list text:style-name="L71">
        <text:list-item>
          <text:p text:style-name="P120">управление (поиск action* или policy π): </text:p>
        </text:list-item>
      </text:list>
      <text:p text:style-name="Text_20_body">В простейшем виде (как в твоём Stone результат):</text:p>
      <text:list text:style-name="L72">
        <text:list-item>
          <text:p text:style-name="P121">найти один action* (или небольшой набор), который даёт высокий hit rate для большинства ω. </text:p>
        </text:list-item>
      </text:list>
      <text:p text:style-name="Text_20_body">Это детерминированная версия:</text:p>
      <text:p text:style-name="Preformatted_20_Text"><text:span text:style-name="Source_20_Text">def find_action_star(actions, contexts, theta_world, target):</text:span></text:p>
      <text:p text:style-name="Preformatted_20_Text"><text:span text:style-name="Source_20_Text"><text:s text:c="4"/>best = None</text:span></text:p>
      <text:p text:style-name="Preformatted_20_Text"><text:span text:style-name="Source_20_Text"><text:s text:c="4"/>best_rate = -1</text:span></text:p>
      <text:p text:style-name="Preformatted_20_Text"><text:span text:style-name="Source_20_Text"><text:s text:c="4"/>for a in actions:</text:span></text:p>
      <text:p text:style-name="Preformatted_20_Text"><text:span text:style-name="Source_20_Text"><text:s text:c="8"/>hits = 0</text:span></text:p>
      <text:p text:style-name="Preformatted_20_Text"><text:span text:style-name="Source_20_Text"><text:s text:c="8"/>for ω in contexts:</text:span></text:p>
      <text:p text:style-name="Preformatted_20_Text"><text:span text:style-name="Source_20_Text"><text:s text:c="12"/>arch = sim.run(theta_world, ω, action=a)</text:span></text:p>
      <text:p text:style-name="Preformatted_20_Text"><text:span text:style-name="Source_20_Text"><text:s text:c="12"/>hits += target.evaluate(arch)['hit']</text:span></text:p>
      <text:p text:style-name="Preformatted_20_Text"><text:span text:style-name="Source_20_Text"><text:s text:c="8"/>rate = hits / len(contexts)</text:span></text:p>
      <text:p text:style-name="Preformatted_20_Text"><text:span text:style-name="Source_20_Text"><text:s text:c="8"/>if rate &gt; best_rate:</text:span></text:p>
      <text:p text:style-name="Preformatted_20_Text"><text:span text:style-name="Source_20_Text"><text:s text:c="12"/>best_rate = rate</text:span></text:p>
      <text:p text:style-name="Preformatted_20_Text"><text:span text:style-name="Source_20_Text"><text:s text:c="12"/>best = a</text:span></text:p>
      <text:p text:style-name="P101"><text:span text:style-name="Source_20_Text"><text:s text:c="4"/>return best, best_rate</text:span></text:p>
      <text:p text:style-name="Text_20_body">Если нужно “π(action | context)”:</text:p>
      <text:list text:style-name="L73">
        <text:list-item>
          <text:p text:style-name="P122"><text:soft-page-break/>можно сделать supervised learning: </text:p>
          <text:list>
            <text:list-item>
              <text:p text:style-name="P122">feature(context) → action, </text:p>
            </text:list-item>
            <text:list-item>
              <text:p text:style-name="P123">но контекст может быть просто seed или характеристика архива. </text:p>
            </text:list-item>
          </text:list>
        </text:list-item>
      </text:list>
      <text:p text:style-name="Text_20_body">Но ключ: всё детерминировано, «вероятность» — это частота по множеству контекстов.</text:p>
      <text:h text:style-name="Heading_20_1" text:outline-level="1">5) Как встроить ваши результаты про нелокальность и «управление вероятностями» в новую физику</text:h>
      <text:h text:style-name="Heading_20_2" text:outline-level="2">5.1. Нелокальные связи без отрицания детерминизма</text:h>
      <text:p text:style-name="Text_20_body">То, что в экспериментах выглядело как «управление вероятностью», можно интерпретировать так:</text:p>
      <text:list text:style-name="L74">
        <text:list-item>
          <text:p text:style-name="P124">мир детерминированен; </text:p>
        </text:list-item>
        <text:list-item>
          <text:p text:style-name="P124">но существует скрытый параметр ω (контекст/архив); </text:p>
        </text:list-item>
        <text:list-item>
          <text:p text:style-name="P124">управление выбирает action u, который: </text:p>
          <text:list>
            <text:list-item>
              <text:p text:style-name="P124">меняет разбиение Π_meas (что считается событием), </text:p>
            </text:list-item>
            <text:list-item>
              <text:p text:style-name="P124">или меняет геометрию (добавляет детерминированные wormhole‑рёбра), </text:p>
            </text:list-item>
            <text:list-item>
              <text:p text:style-name="P124">или изменяет подготовку начального состояния, </text:p>
            </text:list-item>
          </text:list>
        </text:list-item>
        <text:list-item>
          <text:p text:style-name="P125">в результате множество ω, приводящих к hit, становится большим. </text:p>
        </text:list-item>
      </text:list>
      <text:p text:style-name="Text_20_body">Это не противоречит RSL‑локальности на микро‑уровне, потому что нелокальность переносится в:</text:p>
      <text:list text:style-name="L75">
        <text:list-item>
          <text:p text:style-name="P126">структуру графа (геометрию), а она сама — «закон мира»; </text:p>
        </text:list-item>
        <text:list-item>
          <text:p text:style-name="P127">или в выбор измерительного контекста (Π_meas), а это часть O и M по Meaning_v1. </text:p>
        </text:list-item>
      </text:list>
      <text:h text:style-name="Heading_20_2" text:outline-level="2">5.2. Тетраллема / многозначная логика для «неклассических» миров</text:h>
      <text:p text:style-name="Text_20_body">В Probability_v1 и тетраллеме важен момент:</text:p>
      <text:list text:style-name="L76">
        <text:list-item>
          <text:p text:style-name="P128">классическая логика “true/false” может быть неадекватна при описании вероятностных/контекстных явлений. </text:p>
        </text:list-item>
      </text:list>
      <text:p text:style-name="Text_20_body">В симуляторе это можно внедрить как:</text:p>
      <text:list text:style-name="L77">
        <text:list-item>
          <text:p text:style-name="P129"><text:span text:style-name="Source_20_Text">TargetSpec.evaluate</text:span> возвращает не hit∈{0,1}, а hit∈{T,F,B,N} + confidence; </text:p>
        </text:list-item>
        <text:list-item>
          <text:p text:style-name="P129">в фитнесе: </text:p>
          <text:list>
            <text:list-item>
              <text:p text:style-name="P129">T с высокой уверенностью — лучший, </text:p>
            </text:list-item>
            <text:list-item>
              <text:p text:style-name="P129">B/N — допустимы в фазе «исследования», </text:p>
            </text:list-item>
            <text:list-item>
              <text:p text:style-name="P130">F — провал. </text:p>
            </text:list-item>
          </text:list>
        </text:list-item>
      </text:list>
      <text:p text:style-name="Text_20_body">Это позволит эволюции/поиску не «выкидывать» миры с парадоксальными зонами, а отслеживать их и классифицировать.</text:p>
      <text:h text:style-name="Heading_20_1" text:outline-level="1"><text:soft-page-break/>6) Конкретные механизмы FTL и антиграв, которые можно реализовать на базе текущего симулятора</text:h>
      <text:h text:style-name="Heading_20_2" text:outline-level="2">6.1. FTL как «сокращение пути» (wormhole‑геометрия)</text:h>
      <text:list text:style-name="L78">
        <text:list-item>
          <text:p text:style-name="P131">В обычном режиме граф G(α=2.0,k=512) фиксирован → локальная причинность. </text:p>
        </text:list-item>
        <text:list-item>
          <text:p text:style-name="P132">В режиме устройства <text:span text:style-name="Source_20_Text">ActionGeometry(mode="wormhole")</text:span> добавляется слой H(t) рёбер по детерминированному правилу: </text:p>
        </text:list-item>
      </text:list>
      <text:p text:style-name="Text_20_body">Пример детерминированной активации:</text:p>
      <text:p text:style-name="Text_20_body">(i,j)∈H  ⟺  Res(Ωi,Ωj)&gt;Θ ∧ Q(t)&gt;Q∗ ∧ budget&gt;0</text:p>
      <text:p text:style-name="Text_20_body">Где:</text:p>
      <text:list text:style-name="L79">
        <text:list-item>
          <text:p text:style-name="P133">Res — резонанс (совпадение периодов Ω‑циклов, фазовых индексов), </text:p>
        </text:list-item>
        <text:list-item>
          <text:p text:style-name="P133">Q(t) — смысловая плотность наблюдателя (у тебя уже в SemanticState), </text:p>
        </text:list-item>
        <text:list-item>
          <text:p text:style-name="P134">budget — ресурс устройства. </text:p>
        </text:list-item>
      </text:list>
      <text:p text:style-name="Text_20_body">В IFACE embedding расстояние между объектами резко падает → OBS видит “FTL”, хотя по Eτ всё идёт локально по расширенному графу.</text:p>
      <text:h text:style-name="Heading_20_2" text:outline-level="2">6.2. Антиграв как второе поле (χ) или отрицательный вклад в Φ_eff</text:h>
      <text:p text:style-name="Text_20_body">Минимально:</text:p>
      <text:list text:style-name="L80">
        <text:list-item>
          <text:p text:style-name="P135">добавляем поле χ на том же графе: </text:p>
        </text:list-item>
      </text:list>
      <text:p text:style-name="Text_20_body">Lχ=ρχ<text:line-break/>Φeff=ϕ−ηχ</text:p>
      <text:p text:style-name="Text_20_body">Устройство — это action, которое создаёт ρ_χ (источник χ) в конфигурации, которая локально переворачивает знак ∇Φ_eff.</text:p>
      <text:p text:style-name="Text_20_body">Так антиграв становится:</text:p>
      <text:list text:style-name="L81">
        <text:list-item>
          <text:p text:style-name="P136">не «нарушением закона», а управлением геометрией/полем. </text:p>
        </text:list-item>
      </text:list>
      <text:h text:style-name="Heading_20_1" text:outline-level="1">7) Что прямо сейчас можно сделать в коде (план интеграции)</text:h>
      <text:h text:style-name="Heading_20_2" text:outline-level="2">7.1. Добавить модуль управления вероятностями</text:h>
      <text:p text:style-name="Text_20_body">Файловая структура (минимум):</text:p>
      <text:p text:style-name="Preformatted_20_Text"><text:span text:style-name="Source_20_Text">world/</text:span></text:p>
      <text:p text:style-name="Preformatted_20_Text"><text:span text:style-name="Source_20_Text"><text:s text:c="2"/>sim/</text:span></text:p>
      <text:p text:style-name="Preformatted_20_Text"><text:soft-page-break/><text:span text:style-name="Source_20_Text"><text:s text:c="4"/>simulator.py <text:s text:c="8"/># WorldSimulator.run()</text:span></text:p>
      <text:p text:style-name="Preformatted_20_Text"><text:span text:style-name="Source_20_Text"><text:s text:c="2"/>control/</text:span></text:p>
      <text:p text:style-name="Preformatted_20_Text"><text:span text:style-name="Source_20_Text"><text:s text:c="4"/>actions.py <text:s text:c="10"/># ActionPrepare, ActionMeasureContext, ActionGeometry</text:span></text:p>
      <text:p text:style-name="Preformatted_20_Text"><text:span text:style-name="Source_20_Text"><text:s text:c="4"/>target.py <text:s text:c="11"/># TargetSpec (FTL, anti-grav, etc.)</text:span></text:p>
      <text:p text:style-name="P101"><text:span text:style-name="Source_20_Text"><text:s text:c="4"/>stone.py <text:s text:c="12"/># find_action_star / train_policy</text:span></text:p>
      <text:h text:style-name="Heading_20_2" text:outline-level="2">7.2. Добавить в World поддержку ActionGeometry и (опционально) χ-поля</text:h>
      <text:list text:style-name="L82">
        <text:list-item>
          <text:p text:style-name="P137">World.step() расширить:</text:p>
          <text:list>
            <text:list-item>
              <text:p text:style-name="P138">если action.geometry_active: </text:p>
              <text:list>
                <text:list-item>
                  <text:p text:style-name="P138">обновить graph edges (детерминированно), </text:p>
                </text:list-item>
                <text:list-item>
                  <text:p text:style-name="P138">пересчитать embedding/лапласиан (или использовать быстрый апдейт). </text:p>
                </text:list-item>
              </text:list>
            </text:list-item>
          </text:list>
        </text:list-item>
        <text:list-item>
          <text:p text:style-name="P137">χ‑поле:</text:p>
          <text:list>
            <text:list-item>
              <text:p text:style-name="P137">добавить <text:span text:style-name="Source_20_Text">world.chi</text:span> и <text:span text:style-name="Source_20_Text">world.step_chi()</text:span>. </text:p>
            </text:list-item>
          </text:list>
        </text:list-item>
      </text:list>
      <text:h text:style-name="Heading_20_2" text:outline-level="2">7.3. В Observer/SemanticState добавить Q(s) и λ_s(t)</text:h>
      <text:p text:style-name="Text_20_body">У тебя уже есть дизайн Q(s)=H·C и возможность логировать Q(t), λ_s(t).<text:line-break/>Это станет ключом для «активации режимов» (резонансный триггер).</text:p>
      <text:h text:style-name="Heading_20_1" text:outline-level="1">8) Итог: что дают приложенные файлы для новой физики</text:h>
      <text:list text:style-name="L83">
        <text:list-item>
          <text:p text:style-name="P139"><text:a xlink:type="simple" xlink:href="https://app.giz.ai/files/-Ci8U_0zxLE02nh7fjFII" text:style-name="Internet_20_link" text:visited-style-name="Visited_20_Internet_20_Link">Algorithm_Final.md</text:a> и результаты показывают, что <text:span text:style-name="Strong_20_Emphasis">вероятность целевых событий можно повысить на порядки</text:span> (вплоть до 100%) за счёт поиска/обучения стратегии управления параметрами θ. </text:p>
        </text:list-item>
        <text:list-item>
          <text:p text:style-name="P139"><text:a xlink:type="simple" xlink:href="https://app.giz.ai/files/EljdBEFwvKSyTxfHYHjS7" text:style-name="Internet_20_link" text:visited-style-name="Visited_20_Internet_20_Link">Meaning_v1.pdf</text:a>, гл. 15, даёт философско‑формальный язык для этого: «вычисление через архивы», «управляемый обратный прогноз», «инженерия обратных задач». </text:p>
        </text:list-item>
        <text:list-item>
          <text:p text:style-name="P140"><text:a xlink:type="simple" xlink:href="https://app.giz.ai/files/GO3ZYJtkt3uNhNBR53RQx" text:style-name="Internet_20_link" text:visited-style-name="Visited_20_Internet_20_Link">Phil_Borsch_v1.md</text:a> даёт универсальный шаблон: симулятор + управляемые параметры U + проекция σ_target в семантическое пространство. </text:p>
        </text:list-item>
      </text:list>
      <text:p text:style-name="Text_20_body">Вместе это позволяет построить <text:span text:style-name="Strong_20_Emphasis">детерминированную</text:span> “probability control” механику в вашей новой физике:</text:p>
      <text:list text:style-name="L84">
        <text:list-item>
          <text:p text:style-name="P141">вероятность как мера по множеству контекстов ω, </text:p>
        </text:list-item>
        <text:list-item>
          <text:p text:style-name="P141">управление как выбор интервенции M, меняющей доступную структуру (подготовка/измерение/геометрия), </text:p>
        </text:list-item>
        <text:list-item>
          <text:p text:style-name="P142">и новые эффекты (FTL/антиграв) как редкие режимы, активируемые детерминированными условиями. </text:p>
        </text:list-item>
      </text:list>
      <text:p text:style-name="Text_20_body">Если хочешь, следующий шаг — я могу:</text:p>
      <text:list text:style-name="L85">
        <text:list-item>
          <text:p text:style-name="P143">Ввести конкретные <text:span text:style-name="Source_20_Text">TargetSpec</text:span> для FTL и антиграв (формулы и проверки по IFACE), </text:p>
        </text:list-item>
        <text:list-item>
          <text:p text:style-name="P143">предложить конкретное пространство Actions (U) минимальной размерности, </text:p>
        </text:list-item>
        <text:list-item>
          <text:p text:style-name="P144"><text:soft-page-break/>и описать, как встроить <text:span text:style-name="Source_20_Text">find_action_star</text:span> и/или policy‑обучение в твой текущий код так, чтобы получить результат типа “PΦ / P0 ≫ 1” уже на RSL‑мире. </text:p>
        </text:list-item>
      </text:list>
      <text:p text:style-name="Text_20_body">Ниже — полностью конкретный дизайн для:</text:p>
      <text:list text:style-name="L86">
        <text:list-item>
          <text:p text:style-name="P145"><text:span text:style-name="Strong_20_Emphasis">TargetSpec</text:span> для FTL и антиграв (формулы, что считать “hit”, какие метрики); </text:p>
        </text:list-item>
        <text:list-item>
          <text:p text:style-name="P145">минимального <text:span text:style-name="Strong_20_Emphasis">пространства Actions U</text:span> (интервенций M) — без изменения RULESET, строго детерминированного; </text:p>
        </text:list-item>
        <text:list-item>
          <text:p text:style-name="P146">как встроить <text:span text:style-name="Source_20_Text">find_action_star</text:span> и/или обучение policy πΦ в текущий код так, чтобы получить эффект типа<text:line-break/>PΦP0≫1<text:line-break/>на RSL‑мире (аналогично вашим Stone‑экспериментам). </text:p>
        </text:list-item>
      </text:list>
      <text:p text:style-name="Text_20_body">Я буду использовать терминологию из:</text:p>
      <text:list text:style-name="L87">
        <text:list-item>
          <text:p text:style-name="P147"><text:a xlink:type="simple" xlink:href="https://app.giz.ai/files/EljdBEFwvKSyTxfHYHjS7" text:style-name="Internet_20_link" text:visited-style-name="Visited_20_Internet_20_Link">Meaning_v1.pdf</text:a>, особенно §16.6.3 (ката как кэширование инвариантов, tOT→0) и таблицу режимов Eτ/O; </text:p>
        </text:list-item>
        <text:list-item>
          <text:p text:style-name="P147"><text:a xlink:type="simple" xlink:href="https://app.giz.ai/files/GO3ZYJtkt3uNhNBR53RQx" text:style-name="Internet_20_link" text:visited-style-name="Visited_20_Internet_20_Link">Phil_Borsch_v1.md</text:a> — policy πΦ и измерение PΦ; </text:p>
        </text:list-item>
        <text:list-item>
          <text:p text:style-name="P147"><text:a xlink:type="simple" xlink:href="https://app.giz.ai/files/-Ci8U_0zxLE02nh7fjFII" text:style-name="Internet_20_link" text:visited-style-name="Visited_20_Internet_20_Link">Algorithm_Final.md</text:a> — трифазная схема: поиск θ*, затем mapping/policy, затем PΦ/P0; </text:p>
        </text:list-item>
        <text:list-item>
          <text:p text:style-name="P148"><text:a xlink:type="simple" xlink:href="https://app.giz.ai/files/Results_15-12-25.md" text:style-name="Internet_20_link" text:visited-style-name="Visited_20_Internet_20_Link">Results_15-12-25.md</text:a> — эмпирический факт “PΦ/P0 огромно” (вы это используете как мотивацию). </text:p>
        </text:list-item>
      </text:list>
      <text:h text:style-name="Heading_20_1" text:outline-level="1">A) TargetSpec для FTL и антиграв: определения, метрики, “hit”</text:h>
      <text:h text:style-name="Heading_20_2" text:outline-level="2">A.0. Общая конструкция TargetSpec</text:h>
      <text:p text:style-name="Text_20_body">Для вашего симулятора TargetSpec должен работать на <text:span text:style-name="Strong_20_Emphasis">Archive</text:span>, то есть на сохранённой трассе:</text:p>
      <text:list text:style-name="L88">
        <text:list-item>
          <text:p text:style-name="P149">IFACEState(t): список объектов (Ω‑частиц), их pos/vel, поле φ, capacity и т.п. </text:p>
        </text:list-item>
        <text:list-item>
          <text:p text:style-name="P150">семантика OBS: параметры закона, Q(t), λ_s(t), β₁_sem(t), и т.д. </text:p>
        </text:list-item>
      </text:list>
      <text:p text:style-name="Text_20_body">Интерфейс:</text:p>
      <text:p text:style-name="Preformatted_20_Text"><text:span text:style-name="Source_20_Text">@dataclass</text:span></text:p>
      <text:p text:style-name="Preformatted_20_Text"><text:span text:style-name="Source_20_Text">class TargetResult:</text:span></text:p>
      <text:p text:style-name="Preformatted_20_Text"><text:span text:style-name="Source_20_Text"><text:s text:c="4"/>hit: bool</text:span></text:p>
      <text:p text:style-name="Preformatted_20_Text"><text:span text:style-name="Source_20_Text"><text:s text:c="4"/>score: float <text:s text:c="13"/># 0..1</text:span></text:p>
      <text:p text:style-name="Preformatted_20_Text"><text:span text:style-name="Source_20_Text"><text:s text:c="4"/>diagnostics: dict</text:span></text:p>
      <text:p text:style-name="Preformatted_20_Text"/>
      <text:p text:style-name="Preformatted_20_Text"><text:span text:style-name="Source_20_Text">class TargetSpec:</text:span></text:p>
      <text:p text:style-name="Preformatted_20_Text"><text:span text:style-name="Source_20_Text"><text:s text:c="4"/>def evaluate(self, archive: Archive) -&gt; TargetResult:</text:span></text:p>
      <text:p text:style-name="P101"><text:span text:style-name="Source_20_Text"><text:s text:c="8"/>...</text:span></text:p>
      <text:p text:style-name="Text_20_body">Архив можно получить из уже имеющегося симулятора:</text:p>
      <text:p text:style-name="P101"><text:span text:style-name="Source_20_Text">archive = sim.run(theta_world, context=ω, action=u)</text:span></text:p>
      <text:h text:style-name="Heading_20_2" text:outline-level="2"><text:soft-page-break/>A.1. TargetSpec: FTL (сверхсветовое перемещение)</text:h>
      <text:h text:style-name="Heading_20_3" text:outline-level="3">A.1.1. Что считать “FTL” в вашей архитектуре</text:h>
      <text:p text:style-name="Text_20_body">В вашем мире есть:</text:p>
      <text:list text:style-name="L89">
        <text:list-item>
          <text:p text:style-name="P151">локальная детерминированная эволюция Eτ (переписывания, графовая φ‑динамика); </text:p>
        </text:list-item>
        <text:list-item>
          <text:p text:style-name="P151">IFACE‑координаты (3D embedding графа); </text:p>
        </text:list-item>
        <text:list-item>
          <text:p text:style-name="P152">“скорость света” как максимальная скорость распространения влияния <text:span text:style-name="Strong_20_Emphasis">в baseline‑режиме</text:span>. </text:p>
        </text:list-item>
      </text:list>
      <text:p text:style-name="Text_20_body">Поскольку у вас всё детерминировано, правильная постановка FTL — не “частица превысила c”, а:</text:p>
      <text:p text:style-name="Quotations">существует интервенция u (действие M), которая, оставаясь детерминированной и локальной на уровне Eτ, приводит к тому, что наблюдатель видит транспорт/сигнал быстрее baseline‑границы (в IFACE‑метрике) без изменения базовой физики.</text:p>
      <text:p text:style-name="Text_20_body">То есть FTL как <text:span text:style-name="Strong_20_Emphasis">shortcut‑геометрия / wormhole‑edges</text:span>.</text:p>
      <text:h text:style-name="Heading_20_3" text:outline-level="3">A.1.2. Ввод “baseline c_eff”</text:h>
      <text:p text:style-name="Text_20_body">Для данного мира θ_world определяем baseline‑границу скорости:</text:p>
      <text:list text:style-name="L90">
        <text:list-item>
          <text:p text:style-name="P153">запускаем baseline‑симуляцию без интервенции u (M=id) на M контекстах ω;</text:p>
        </text:list-item>
        <text:list-item>
          <text:p text:style-name="P153">берём верхнюю квантиль скоростей объектов (или сигналов):</text:p>
        </text:list-item>
      </text:list>
      <text:p text:style-name="Text_20_body">ceff=Quantileq({∥Δx⃗∥/Δt}),<text:line-break/>например q=0.999 (чтобы исключить выбросы).</text:p>
      <text:p text:style-name="Text_20_body">В коде:</text:p>
      <text:p text:style-name="Preformatted_20_Text"><text:span text:style-name="Source_20_Text">def estimate_c_eff(archives, q=0.999):</text:span></text:p>
      <text:p text:style-name="Preformatted_20_Text"><text:span text:style-name="Source_20_Text"><text:s text:c="4"/>speeds = []</text:span></text:p>
      <text:p text:style-name="Preformatted_20_Text"><text:span text:style-name="Source_20_Text"><text:s text:c="4"/>for arch in archives:</text:span></text:p>
      <text:p text:style-name="Preformatted_20_Text"><text:span text:style-name="Source_20_Text"><text:s text:c="8"/>for obj_track in arch.iface_trace.object_tracks:</text:span></text:p>
      <text:p text:style-name="Preformatted_20_Text"><text:span text:style-name="Source_20_Text"><text:s text:c="12"/>for t in range(len(obj_track)-1):</text:span></text:p>
      <text:p text:style-name="Preformatted_20_Text"><text:span text:style-name="Source_20_Text"><text:s text:c="16"/>dx = np.linalg.norm(obj_track[t+1].pos - obj_track[t].pos)</text:span></text:p>
      <text:p text:style-name="Preformatted_20_Text"><text:span text:style-name="Source_20_Text"><text:s text:c="16"/>speeds.append(dx) <text:s/># dt=1</text:span></text:p>
      <text:p text:style-name="P101"><text:span text:style-name="Source_20_Text"><text:s text:c="4"/>return float(np.quantile(speeds, q))</text:span></text:p>
      <text:h text:style-name="Heading_20_3" text:outline-level="3">A.1.3. FTL-hit критерий</text:h>
      <text:p text:style-name="Text_20_body">Устройство/интервенция u считается FTL‑успешной, если существует хотя бы один объект‑носитель (или “сообщение”), для которого на некотором шаге:</text:p>
      <text:p text:style-name="Text_20_body">v(t)=∥x⃗(t+1)−x⃗(t)∥Δt≥γFTL⋅ceff</text:p>
      <text:p text:style-name="Text_20_body">с γFTL&gt;1, например 2.0 или 10.0.</text:p>
      <text:p text:style-name="Text_20_body">Но чтобы не ловить “выбросы embedding”, добавляем устойчивость:</text:p>
      <text:list text:style-name="L91">
        <text:list-item>
          <text:p text:style-name="P154">это должно произойти <text:span text:style-name="Strong_20_Emphasis">K раз</text:span> (например, K=3) или в течение окна времени; </text:p>
        </text:list-item>
        <text:list-item>
          <text:p text:style-name="P155">или должна быть устойчивая “быстрая доставка” из A в B. </text:p>
        </text:list-item>
      </text:list>
      <text:h text:style-name="Heading_20_4" text:outline-level="4"><text:soft-page-break/>Минимальный вариант:</text:h>
      <text:list text:style-name="L92">
        <text:list-item>
          <text:p text:style-name="P156">один “FTL jump” длиной &gt; γ·c_eff. </text:p>
        </text:list-item>
      </text:list>
      <text:h text:style-name="Heading_20_4" text:outline-level="4">Более физичный вариант:</text:h>
      <text:list text:style-name="L93">
        <text:list-item>
          <text:p text:style-name="P157">доставка сигнала:</text:p>
          <text:list>
            <text:list-item>
              <text:p text:style-name="P158">у вас есть два маркера: source region и target region; </text:p>
            </text:list-item>
            <text:list-item>
              <text:p text:style-name="P158">событие “signal delivered” фиксируется, когда объект/маркер достигает target; </text:p>
            </text:list-item>
            <text:list-item>
              <text:p text:style-name="P157">FTL значит, что delivery time меньше baseline‑оценки. </text:p>
            </text:list-item>
          </text:list>
        </text:list-item>
      </text:list>
      <text:p text:style-name="Text_20_body">Тогда:</text:p>
      <text:p text:style-name="Text_20_body">Tdeliver(u,ω)≤D(A,B)ceff⋅η<text:line-break/>с η&lt;1.</text:p>
      <text:h text:style-name="Heading_20_3" text:outline-level="3">A.1.4. Реализация TargetSpecFTL</text:h>
      <text:p text:style-name="Preformatted_20_Text"><text:span text:style-name="Source_20_Text">@dataclass</text:span></text:p>
      <text:p text:style-name="Preformatted_20_Text"><text:span text:style-name="Source_20_Text">class TargetSpecFTL(TargetSpec):</text:span></text:p>
      <text:p text:style-name="Preformatted_20_Text"><text:span text:style-name="Source_20_Text"><text:s text:c="4"/>gamma_ftl: float = 2.0</text:span></text:p>
      <text:p text:style-name="Preformatted_20_Text"><text:span text:style-name="Source_20_Text"><text:s text:c="4"/>min_events: int = 1</text:span></text:p>
      <text:p text:style-name="Preformatted_20_Text"/>
      <text:p text:style-name="Preformatted_20_Text"><text:span text:style-name="Source_20_Text"><text:s text:c="4"/>def evaluate(self, archive: Archive) -&gt; TargetResult:</text:span></text:p>
      <text:p text:style-name="Preformatted_20_Text"><text:span text:style-name="Source_20_Text"><text:s text:c="8"/>c_eff = archive.meta['c_eff'] <text:s/># заранее записать в Archive</text:span></text:p>
      <text:p text:style-name="Preformatted_20_Text"><text:span text:style-name="Source_20_Text"><text:s text:c="8"/>events = 0</text:span></text:p>
      <text:p text:style-name="Preformatted_20_Text"><text:span text:style-name="Source_20_Text"><text:s text:c="8"/>max_ratio = 0.0</text:span></text:p>
      <text:p text:style-name="Preformatted_20_Text"><text:span text:style-name="Source_20_Text"><text:s text:c="8"/>for track in archive.iface_trace.object_tracks:</text:span></text:p>
      <text:p text:style-name="Preformatted_20_Text"><text:span text:style-name="Source_20_Text"><text:s text:c="12"/>for t in range(len(track)-1):</text:span></text:p>
      <text:p text:style-name="Preformatted_20_Text"><text:span text:style-name="Source_20_Text"><text:s text:c="16"/>v = np.linalg.norm(track[t+1].pos - track[t].pos) <text:s/># dt=1</text:span></text:p>
      <text:p text:style-name="Preformatted_20_Text"><text:span text:style-name="Source_20_Text"><text:s text:c="16"/>ratio = v / max(1e-9, c_eff)</text:span></text:p>
      <text:p text:style-name="Preformatted_20_Text"><text:span text:style-name="Source_20_Text"><text:s text:c="16"/>max_ratio = max(max_ratio, ratio)</text:span></text:p>
      <text:p text:style-name="Preformatted_20_Text"><text:span text:style-name="Source_20_Text"><text:s text:c="16"/>if ratio &gt;= self.gamma_ftl:</text:span></text:p>
      <text:p text:style-name="Preformatted_20_Text"><text:span text:style-name="Source_20_Text"><text:s text:c="20"/>events += 1</text:span></text:p>
      <text:p text:style-name="Preformatted_20_Text"><text:span text:style-name="Source_20_Text"><text:s text:c="8"/>hit = (events &gt;= self.min_events)</text:span></text:p>
      <text:p text:style-name="Preformatted_20_Text"><text:span text:style-name="Source_20_Text"><text:s text:c="8"/>score = min(1.0, max_ratio / self.gamma_ftl)</text:span></text:p>
      <text:p text:style-name="Preformatted_20_Text"><text:span text:style-name="Source_20_Text"><text:s text:c="8"/>return TargetResult(hit=hit, score=score, diagnostics={</text:span></text:p>
      <text:p text:style-name="Preformatted_20_Text"><text:span text:style-name="Source_20_Text"><text:s text:c="12"/>'events': events,</text:span></text:p>
      <text:p text:style-name="Preformatted_20_Text"><text:span text:style-name="Source_20_Text"><text:s text:c="12"/>'max_ratio': max_ratio,</text:span></text:p>
      <text:p text:style-name="Preformatted_20_Text"><text:span text:style-name="Source_20_Text"><text:s text:c="12"/>'c_eff': c_eff,</text:span></text:p>
      <text:p text:style-name="P101"><text:span text:style-name="Source_20_Text"><text:s text:c="8"/>})</text:span></text:p>
      <text:h text:style-name="Heading_20_2" text:outline-level="2">A.2. TargetSpec: Антигравитация</text:h>
      <text:p text:style-name="Text_20_body">В вашей модели гравитация проявляется на IFACE как:</text:p>
      <text:p text:style-name="Text_20_body">a⃗(t)≈−γ∇ϕ(x⃗(t))</text:p>
      <text:p text:style-name="Text_20_body">(у вас это уже в OBSFitness как gravity_corr).</text:p>
      <text:p text:style-name="Text_20_body">Антигравитация в строгом операциональном смысле:</text:p>
      <text:p text:style-name="Quotations">локально возникает режим, где ускорение направлено <text:span text:style-name="Strong_20_Emphasis">в сторону +∇φ</text:span> (отталкивание от массы), или где эффективный g≈0 (экранирование).</text:p>
      <text:h text:style-name="Heading_20_3" text:outline-level="3">A.2.1. Вариант 1: отталкивание (sign flip)</text:h>
      <text:p text:style-name="Text_20_body">Для набора точек траектории объекта:</text:p>
      <text:list text:style-name="L94">
        <text:list-item>
          <text:p text:style-name="P159"><text:soft-page-break/>оцениваем a⃗(t) по разностям pos(t); </text:p>
        </text:list-item>
        <text:list-item>
          <text:p text:style-name="P159">оцениваем ∇ϕ(x⃗(t)) (по графовому градиенту или embedding‑градиенту); </text:p>
        </text:list-item>
        <text:list-item>
          <text:p text:style-name="P160">считаем косинус угла: </text:p>
        </text:list-item>
      </text:list>
      <text:p text:style-name="Text_20_body">cos⁡θ(t)=⟨a⃗(t), ∇ϕ⟩∥a⃗(t)∥⋅∥∇ϕ∥</text:p>
      <text:p text:style-name="Text_20_body">В обычной гравитации a⃗ коллинеарно −∇ϕ, поэтому cos⁡θ≈−1.</text:p>
      <text:p text:style-name="Text_20_body">Антиграв означает cos⁡θ≈+1 на значимом участке.</text:p>
      <text:p text:style-name="Text_20_body">Критерий hit:</text:p>
      <text:list text:style-name="L95">
        <text:list-item>
          <text:p text:style-name="P161">существует окно из K последовательных шагов, где cos⁡θ(t)≥θ∗ (например 0.8). </text:p>
        </text:list-item>
      </text:list>
      <text:h text:style-name="Heading_20_3" text:outline-level="3">A.2.2. Вариант 2: экранирование (g≈0)</text:h>
      <text:p text:style-name="Text_20_body">Вместо переворота знака можно принять:</text:p>
      <text:list text:style-name="L96">
        <text:list-item>
          <text:p text:style-name="P162">ускорение по модулю сильно меньше нормы градиента: </text:p>
        </text:list-item>
      </text:list>
      <text:p text:style-name="Text_20_body">∥a⃗(t)∥∥∇ϕ∥≤ϵ</text:p>
      <text:p text:style-name="Text_20_body">на протяжении окна времени.</text:p>
      <text:h text:style-name="Heading_20_3" text:outline-level="3">A.2.3. Реализация TargetSpecAntiGrav</text:h>
      <text:p text:style-name="Preformatted_20_Text"><text:span text:style-name="Source_20_Text">@dataclass</text:span></text:p>
      <text:p text:style-name="Preformatted_20_Text"><text:span text:style-name="Source_20_Text">class TargetSpecAntiGrav(TargetSpec):</text:span></text:p>
      <text:p text:style-name="Preformatted_20_Text"><text:span text:style-name="Source_20_Text"><text:s text:c="4"/>cos_threshold: float = 0.8</text:span></text:p>
      <text:p text:style-name="Preformatted_20_Text"><text:span text:style-name="Source_20_Text"><text:s text:c="4"/>min_consecutive: int = 3</text:span></text:p>
      <text:p text:style-name="Preformatted_20_Text"/>
      <text:p text:style-name="Preformatted_20_Text"><text:span text:style-name="Source_20_Text"><text:s text:c="4"/>def evaluate(self, archive: Archive) -&gt; TargetResult:</text:span></text:p>
      <text:p text:style-name="Preformatted_20_Text"><text:span text:style-name="Source_20_Text"><text:s text:c="8"/>phi = archive.iface_trace.phi_field</text:span></text:p>
      <text:p text:style-name="Preformatted_20_Text"><text:span text:style-name="Source_20_Text"><text:s text:c="8"/>coords = archive.meta['coords_3d'] <text:s/># embedding узлов</text:span></text:p>
      <text:p text:style-name="Preformatted_20_Text"><text:span text:style-name="Source_20_Text"><text:s text:c="8"/># функция градиента зависит от вашей реализации:</text:span></text:p>
      <text:p text:style-name="Preformatted_20_Text"><text:span text:style-name="Source_20_Text"><text:s text:c="8"/>grad_fn = archive.meta['grad_phi_fn'] <text:s/># callable(pos)-&gt;grad</text:span></text:p>
      <text:p text:style-name="Preformatted_20_Text"/>
      <text:p text:style-name="Preformatted_20_Text"><text:span text:style-name="Source_20_Text"><text:s text:c="8"/>max_run = 0</text:span></text:p>
      <text:p text:style-name="Preformatted_20_Text"><text:span text:style-name="Source_20_Text"><text:s text:c="8"/>best_cos = -1.0</text:span></text:p>
      <text:p text:style-name="Preformatted_20_Text"/>
      <text:p text:style-name="Preformatted_20_Text"><text:span text:style-name="Source_20_Text"><text:s text:c="8"/>for track in archive.iface_trace.object_tracks:</text:span></text:p>
      <text:p text:style-name="Preformatted_20_Text"><text:span text:style-name="Source_20_Text"><text:s text:c="12"/>run = 0</text:span></text:p>
      <text:p text:style-name="Preformatted_20_Text"><text:span text:style-name="Source_20_Text"><text:s text:c="12"/>for t in range(1, len(track)-1):</text:span></text:p>
      <text:p text:style-name="Preformatted_20_Text"><text:span text:style-name="Source_20_Text"><text:s text:c="16"/># ускорение</text:span></text:p>
      <text:p text:style-name="Preformatted_20_Text"><text:span text:style-name="Source_20_Text"><text:s text:c="16"/>a = track[t+1].pos - 2*track[t].pos + track[t-1].pos</text:span></text:p>
      <text:p text:style-name="Preformatted_20_Text"><text:span text:style-name="Source_20_Text"><text:s text:c="16"/># градиент φ</text:span></text:p>
      <text:p text:style-name="Preformatted_20_Text"><text:span text:style-name="Source_20_Text"><text:s text:c="16"/>g = grad_fn(track[t].pos)</text:span></text:p>
      <text:p text:style-name="Preformatted_20_Text"><text:span text:style-name="Source_20_Text"><text:s text:c="16"/>na = np.linalg.norm(a)</text:span></text:p>
      <text:p text:style-name="Preformatted_20_Text"><text:span text:style-name="Source_20_Text"><text:s text:c="16"/>ng = np.linalg.norm(g)</text:span></text:p>
      <text:p text:style-name="Preformatted_20_Text"><text:span text:style-name="Source_20_Text"><text:s text:c="16"/>if na &lt; 1e-9 or ng &lt; 1e-9:</text:span></text:p>
      <text:p text:style-name="Preformatted_20_Text"><text:span text:style-name="Source_20_Text"><text:s text:c="20"/>run = 0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cos = float(np.dot(a, g) / (na*ng))</text:span></text:p>
      <text:p text:style-name="Preformatted_20_Text"><text:span text:style-name="Source_20_Text"><text:s text:c="16"/>best_cos = max(best_cos, cos)</text:span></text:p>
      <text:p text:style-name="Preformatted_20_Text"><text:span text:style-name="Source_20_Text"><text:s text:c="16"/>if cos &gt;= self.cos_threshold:</text:span></text:p>
      <text:p text:style-name="Preformatted_20_Text"><text:span text:style-name="Source_20_Text"><text:s text:c="20"/>run += 1</text:span></text:p>
      <text:p text:style-name="Preformatted_20_Text"><text:span text:style-name="Source_20_Text"><text:s text:c="20"/>max_run = max(max_run, run)</text:span></text:p>
      <text:p text:style-name="Preformatted_20_Text"><text:span text:style-name="Source_20_Text"><text:s text:c="16"/>else:</text:span></text:p>
      <text:p text:style-name="Preformatted_20_Text"><text:span text:style-name="Source_20_Text"><text:s text:c="20"/>run = 0</text:span></text:p>
      <text:p text:style-name="Preformatted_20_Text"/>
      <text:p text:style-name="Preformatted_20_Text"><text:span text:style-name="Source_20_Text"><text:s text:c="8"/>hit = (max_run &gt;= self.min_consecutive)</text:span></text:p>
      <text:p text:style-name="Preformatted_20_Text"><text:span text:style-name="Source_20_Text"><text:s text:c="8"/>score = min(1.0, max_run / self.min_consecutive)</text:span></text:p>
      <text:p text:style-name="Preformatted_20_Text"><text:soft-page-break/><text:span text:style-name="Source_20_Text"><text:s text:c="8"/>return TargetResult(hit=hit, score=score, diagnostics={</text:span></text:p>
      <text:p text:style-name="Preformatted_20_Text"><text:span text:style-name="Source_20_Text"><text:s text:c="12"/>'max_run': max_run,</text:span></text:p>
      <text:p text:style-name="Preformatted_20_Text"><text:span text:style-name="Source_20_Text"><text:s text:c="12"/>'best_cos': best_cos,</text:span></text:p>
      <text:p text:style-name="P101"><text:span text:style-name="Source_20_Text"><text:s text:c="8"/>})</text:span></text:p>
      <text:h text:style-name="Heading_20_1" text:outline-level="1">B) Пространство Actions U минимальной размерности</text:h>
      <text:p text:style-name="Text_20_body">Требование: минимум параметров, строгая детерминированность, отсутствие изменения RULESET.</text:p>
      <text:p text:style-name="Text_20_body">Рекомендую стартовать с <text:span text:style-name="Strong_20_Emphasis">двух</text:span> действий, которые уже концептуально поддерживаются Meaning_v1 (Eτ/O контекст) и вашей симуляторной архитектурой:</text:p>
      <text:h text:style-name="Heading_20_2" text:outline-level="2">B.1. Action 1: Measurement Context (Π_meas)</text:h>
      <text:p text:style-name="Text_20_body">Это “управление вероятностью” через изменение <text:span text:style-name="Strong_20_Emphasis">разбиения</text:span> мира на классы эквивалентности (проектор Π_meas).</text:p>
      <text:p text:style-name="Text_20_body">В Meaning_v1 это естественно: разные практики из таблицы 16.7 соответствуют разным режимам Eτ/O.</text:p>
      <text:p text:style-name="Text_20_body">Минимальные параметры:</text:p>
      <text:list text:style-name="L97">
        <text:list-item>
          <text:p text:style-name="P163"><text:span text:style-name="Source_20_Text">proj_id</text:span>: какой измерительный projector применяется; </text:p>
        </text:list-item>
        <text:list-item>
          <text:p text:style-name="P163"><text:span text:style-name="Source_20_Text">region</text:span>: где измеряем (центр и радиус); </text:p>
        </text:list-item>
        <text:list-item>
          <text:p text:style-name="P164"><text:span text:style-name="Source_20_Text">resolution</text:span>: масштаб coarse-graining. </text:p>
        </text:list-item>
      </text:list>
      <text:p text:style-name="Preformatted_20_Text"><text:span text:style-name="Source_20_Text">@dataclass(frozen=True)</text:span></text:p>
      <text:p text:style-name="Preformatted_20_Text"><text:span text:style-name="Source_20_Text">class ActionMeasureContext:</text:span></text:p>
      <text:p text:style-name="Preformatted_20_Text"><text:span text:style-name="Source_20_Text"><text:s text:c="4"/>proj_id: str</text:span></text:p>
      <text:p text:style-name="Preformatted_20_Text"><text:span text:style-name="Source_20_Text"><text:s text:c="4"/>region_center: int</text:span></text:p>
      <text:p text:style-name="Preformatted_20_Text"><text:span text:style-name="Source_20_Text"><text:s text:c="4"/>region_radius: int</text:span></text:p>
      <text:p text:style-name="P101"><text:span text:style-name="Source_20_Text"><text:s text:c="4"/>resolution: int</text:span></text:p>
      <text:p text:style-name="Text_20_body">Это не меняет онтологию мира, но меняет то, что OBS считает «событием» и «успехом» → меняется P(hit) на уровне наблюдателя.</text:p>
      <text:h text:style-name="Heading_20_2" text:outline-level="2">B.2. Action 2: Geometry Mode (wormhole edges) — детерминированная нелокальность</text:h>
      <text:p text:style-name="Text_20_body">Это “FTL” как геометрический трюк: не частица быстрее, а путь короче из‑за изменения графа.</text:p>
      <text:p text:style-name="Text_20_body">Минимальные параметры:</text:p>
      <text:list text:style-name="L98">
        <text:list-item>
          <text:p text:style-name="P165"><text:span text:style-name="Source_20_Text">mode</text:span>: baseline / wormhole; </text:p>
        </text:list-item>
        <text:list-item>
          <text:p text:style-name="P165"><text:span text:style-name="Source_20_Text">anchor</text:span>: индекс/тип резонансного якоря (например, “поддержка Ω‑цикла типа X”); </text:p>
        </text:list-item>
        <text:list-item>
          <text:p text:style-name="P166"><text:span text:style-name="Source_20_Text">budget</text:span>: сколько рёбер добавляем (ресурс). </text:p>
        </text:list-item>
      </text:list>
      <text:p text:style-name="Preformatted_20_Text"><text:span text:style-name="Source_20_Text">@dataclass(frozen=True)</text:span></text:p>
      <text:p text:style-name="Preformatted_20_Text"><text:span text:style-name="Source_20_Text">class ActionGeometry:</text:span></text:p>
      <text:p text:style-name="Preformatted_20_Text"><text:soft-page-break/><text:span text:style-name="Source_20_Text"><text:s text:c="4"/>mode: str <text:s/># "baseline"|"wormhole"</text:span></text:p>
      <text:p text:style-name="Preformatted_20_Text"><text:span text:style-name="Source_20_Text"><text:s text:c="4"/>anchor_type: str</text:span></text:p>
      <text:p text:style-name="P101"><text:span text:style-name="Source_20_Text"><text:s text:c="4"/>budget: int</text:span></text:p>
      <text:p text:style-name="Text_20_body"><text:span text:style-name="Strong_20_Emphasis">Детерминированность</text:span> обеспечивается тем, что список добавляемых рёбер вычисляется функцией:</text:p>
      <text:p text:style-name="Text_20_body">H=FH(world_state, anchor_type, budget)</text:p>
      <text:p text:style-name="Text_20_body">Например: соединять узлы, где φ близко к некоторым «узлам резонанса» Ω‑циклов данного типа.</text:p>
      <text:p text:style-name="Text_20_body">Этого уже достаточно, чтобы получить PΦ/P0 ≫ 1 для FTL‑цели, если такие режимы в мире вообще возможны.</text:p>
      <text:h text:style-name="Heading_20_2" text:outline-level="2">B.3. (Опционально позже) ActionPrepare — ката как «кэш инварианта»</text:h>
      <text:p text:style-name="Text_20_body">Из <text:a xlink:type="simple" xlink:href="https://app.giz.ai/files/EljdBEFwvKSyTxfHYHjS7" text:style-name="Internet_20_link" text:visited-style-name="Visited_20_Internet_20_Link">Meaning_v1.pdf</text:a>, §16.6.3: ката — записанная траектория, повторение → tOT→0.</text:p>
      <text:p text:style-name="Text_20_body">В симуляторе:</text:p>
      <text:list text:style-name="L99">
        <text:list-item>
          <text:p text:style-name="P167"><text:span text:style-name="Source_20_Text">ActionPrepare</text:span> может задавать фиксированный паттерн подготовки Ω‑объектов и φ‑поля перед экспериментом. </text:p>
        </text:list-item>
      </text:list>
      <text:p text:style-name="Text_20_body">Минимально:</text:p>
      <text:p text:style-name="Preformatted_20_Text"><text:span text:style-name="Source_20_Text">@dataclass(frozen=True)</text:span></text:p>
      <text:p text:style-name="Preformatted_20_Text"><text:span text:style-name="Source_20_Text">class ActionPrepare:</text:span></text:p>
      <text:p text:style-name="P101"><text:span text:style-name="Source_20_Text"><text:s text:c="4"/>patch_list: tuple <text:s/># список локальных патчей (index, values)</text:span></text:p>
      <text:p text:style-name="Text_20_body">Но на первом этапе можно обойтись без него, чтобы не смешивать эффекты подготовки с управлением вероятностью.</text:p>
      <text:h text:style-name="Heading_20_1" text:outline-level="1">C) Как встроить find_action_star / policy‑обучение и измерить PΦ/P0 на RSL‑мире</text:h>
      <text:h text:style-name="Heading_20_2" text:outline-level="2">C.1. Базовая схема (как в Phil_Borsch/Stone)</text:h>
      <text:p text:style-name="Text_20_body">Из <text:a xlink:type="simple" xlink:href="https://app.giz.ai/files/GO3ZYJtkt3uNhNBR53RQx" text:style-name="Internet_20_link" text:visited-style-name="Visited_20_Internet_20_Link">Phil_Borsch_v1.md</text:a>:</text:p>
      <text:list text:style-name="L100">
        <text:list-item>
          <text:p text:style-name="P168">базовая вероятность:<text:line-break/>P0=#{ω:hit(ω,u=∅)}M </text:p>
        </text:list-item>
        <text:list-item>
          <text:p text:style-name="P168">управляемая:<text:line-break/>PΦ=#{ω:hit(ω,u=πΦ(zω))}M </text:p>
        </text:list-item>
        <text:list-item>
          <text:p text:style-name="P169">хотим:<text:line-break/>PΦP0≫1 </text:p>
        </text:list-item>
      </text:list>
      <text:p text:style-name="Text_20_body">В нашем случае ω — детерминированный контекст (seed → X0).</text:p>
      <text:h text:style-name="Heading_20_3" text:outline-level="3"><text:soft-page-break/>1) Оценка P0</text:h>
      <text:p text:style-name="Preformatted_20_Text"><text:span text:style-name="Source_20_Text">def estimate_P0(sim, theta_world, target, contexts):</text:span></text:p>
      <text:p text:style-name="Preformatted_20_Text"><text:span text:style-name="Source_20_Text"><text:s text:c="4"/>hits = 0</text:span></text:p>
      <text:p text:style-name="Preformatted_20_Text"><text:span text:style-name="Source_20_Text"><text:s text:c="4"/>for ω in contexts:</text:span></text:p>
      <text:p text:style-name="Preformatted_20_Text"><text:span text:style-name="Source_20_Text"><text:s text:c="8"/>arch = sim.run(theta_world, ω, action=None)</text:span></text:p>
      <text:p text:style-name="Preformatted_20_Text"><text:span text:style-name="Source_20_Text"><text:s text:c="8"/>hits += target.evaluate(arch).hit</text:span></text:p>
      <text:p text:style-name="P101"><text:span text:style-name="Source_20_Text"><text:s text:c="4"/>return hits / len(contexts)</text:span></text:p>
      <text:h text:style-name="Heading_20_3" text:outline-level="3">2) Поиск action* (find_action_star)</text:h>
      <text:p text:style-name="Preformatted_20_Text"><text:span text:style-name="Source_20_Text">def find_action_star(sim, theta_world, target, contexts, action_space):</text:span></text:p>
      <text:p text:style-name="Preformatted_20_Text"><text:span text:style-name="Source_20_Text"><text:s text:c="4"/>best_action = None</text:span></text:p>
      <text:p text:style-name="Preformatted_20_Text"><text:span text:style-name="Source_20_Text"><text:s text:c="4"/>best_rate = -1</text:span></text:p>
      <text:p text:style-name="Preformatted_20_Text"><text:span text:style-name="Source_20_Text"><text:s text:c="4"/>for a in action_space:</text:span></text:p>
      <text:p text:style-name="Preformatted_20_Text"><text:span text:style-name="Source_20_Text"><text:s text:c="8"/>hits = 0</text:span></text:p>
      <text:p text:style-name="Preformatted_20_Text"><text:span text:style-name="Source_20_Text"><text:s text:c="8"/>for ω in contexts:</text:span></text:p>
      <text:p text:style-name="Preformatted_20_Text"><text:span text:style-name="Source_20_Text"><text:s text:c="12"/>arch = sim.run(theta_world, ω, action=a)</text:span></text:p>
      <text:p text:style-name="Preformatted_20_Text"><text:span text:style-name="Source_20_Text"><text:s text:c="12"/>hits += target.evaluate(arch).hit</text:span></text:p>
      <text:p text:style-name="Preformatted_20_Text"><text:span text:style-name="Source_20_Text"><text:s text:c="8"/>rate = hits / len(contexts)</text:span></text:p>
      <text:p text:style-name="Preformatted_20_Text"><text:span text:style-name="Source_20_Text"><text:s text:c="8"/>if rate &gt; best_rate:</text:span></text:p>
      <text:p text:style-name="Preformatted_20_Text"><text:span text:style-name="Source_20_Text"><text:s text:c="12"/>best_rate = rate</text:span></text:p>
      <text:p text:style-name="Preformatted_20_Text"><text:span text:style-name="Source_20_Text"><text:s text:c="12"/>best_action = a</text:span></text:p>
      <text:p text:style-name="P101"><text:span text:style-name="Source_20_Text"><text:s text:c="4"/>return best_action, best_rate</text:span></text:p>
      <text:p text:style-name="Text_20_body">Это прямой аналог вашего “θ* search” из <text:a xlink:type="simple" xlink:href="https://app.giz.ai/files/-Ci8U_0zxLE02nh7fjFII" text:style-name="Internet_20_link" text:visited-style-name="Visited_20_Internet_20_Link">Algorithm_Final.md</text:a>, только θ* здесь — это action*.</text:p>
      <text:h text:style-name="Heading_20_3" text:outline-level="3">3) Оценка PΦ</text:h>
      <text:p text:style-name="Text_20_body">Если action* найден:</text:p>
      <text:p text:style-name="Preformatted_20_Text"><text:span text:style-name="Source_20_Text">def estimate_Phi(sim, theta_world, target, contexts, action_star):</text:span></text:p>
      <text:p text:style-name="Preformatted_20_Text"><text:span text:style-name="Source_20_Text"><text:s text:c="4"/>hits = 0</text:span></text:p>
      <text:p text:style-name="Preformatted_20_Text"><text:span text:style-name="Source_20_Text"><text:s text:c="4"/>for ω in contexts:</text:span></text:p>
      <text:p text:style-name="Preformatted_20_Text"><text:span text:style-name="Source_20_Text"><text:s text:c="8"/>arch = sim.run(theta_world, ω, action=action_star)</text:span></text:p>
      <text:p text:style-name="Preformatted_20_Text"><text:span text:style-name="Source_20_Text"><text:s text:c="8"/>hits += target.evaluate(arch).hit</text:span></text:p>
      <text:p text:style-name="P101"><text:span text:style-name="Source_20_Text"><text:s text:c="4"/>return hits / len(contexts)</text:span></text:p>
      <text:p text:style-name="Text_20_body">И отношение:</text:p>
      <text:p text:style-name="P101"><text:span text:style-name="Source_20_Text">ratio = P_phi / max(1e-9, P0)</text:span></text:p>
      <text:h text:style-name="Heading_20_2" text:outline-level="2">C.2. Как сделать policy πΦ вместо одного action* (RL / supervised)</text:h>
      <text:p text:style-name="Text_20_body">Если вы хотите именно πΦ(z)-&gt;u:</text:p>
      <text:list text:style-name="L101">
        <text:list-item>
          <text:p text:style-name="P170">z = “кухонный” латентный контекст из архива (аналог z_cook); </text:p>
        </text:list-item>
        <text:list-item>
          <text:p text:style-name="P171">u = action (контекст измерения и/или геометрия). </text:p>
        </text:list-item>
      </text:list>
      <text:h text:style-name="Heading_20_3" text:outline-level="3">C.2.1. Что взять за z в RSL‑мире</text:h>
      <text:p text:style-name="Text_20_body">Вместо “кухонного видео” берём детерминированный “архивный отпечаток” мира:</text:p>
      <text:list text:style-name="L102">
        <text:list-item>
          <text:p text:style-name="P172">z_ω = σ(Archive_ω) — эмбеддинг архива:</text:p>
          <text:list>
            <text:list-item>
              <text:p text:style-name="P173">можно взять вектор признаков из SemanticState: </text:p>
              <text:list>
                <text:list-item>
                  <text:p text:style-name="P173">κ̂,m̂²,λ̂,R²,Q_density,β₁_sem,… </text:p>
                </text:list-item>
              </text:list>
            </text:list-item>
            <text:list-item>
              <text:p text:style-name="P172"><text:soft-page-break/>или взять эмбеддинг IFACE‑поля (φ/capacity) через PCA/autoencoder. </text:p>
            </text:list-item>
          </text:list>
        </text:list-item>
      </text:list>
      <text:p text:style-name="Text_20_body">Минимально:</text:p>
      <text:p text:style-name="Preformatted_20_Text"><text:span text:style-name="Source_20_Text">def sigma_archive(archive) -&gt; np.ndarray:</text:span></text:p>
      <text:p text:style-name="Preformatted_20_Text"><text:span text:style-name="Source_20_Text"><text:s text:c="4"/># минимальный латент: первые K семантических признаков</text:span></text:p>
      <text:p text:style-name="P101"><text:span text:style-name="Source_20_Text"><text:s text:c="4"/>return archive.sem_trace[-1].vector[:32]</text:span></text:p>
      <text:h text:style-name="Heading_20_3" text:outline-level="3">C.2.2. Обучение supervised: z -&gt; action*</text:h>
      <text:p text:style-name="Text_20_body">Собираем датасет:</text:p>
      <text:list text:style-name="L103">
        <text:list-item>
          <text:p text:style-name="P174">для каждого ω: </text:p>
          <text:list>
            <text:list-item>
              <text:p text:style-name="P174">z_ω = σ(archive_ω baseline), </text:p>
            </text:list-item>
            <text:list-item>
              <text:p text:style-name="P175">u*_ω = argmax_u hit(ω,u) (ищем среди небольшого action_space). </text:p>
            </text:list-item>
          </text:list>
        </text:list-item>
      </text:list>
      <text:p text:style-name="Text_20_body">Это можно построить детерминированно и затем обучить MLP‑классификатор:</text:p>
      <text:list text:style-name="L104">
        <text:list-item>
          <text:p text:style-name="P176">вход: z, </text:p>
        </text:list-item>
        <text:list-item>
          <text:p text:style-name="P177">выход: индекс action. </text:p>
        </text:list-item>
      </text:list>
      <text:h text:style-name="Heading_20_3" text:outline-level="3">C.2.3. RL (Policy Gradient) без стохастики мира</text:h>
      <text:p text:style-name="Text_20_body">Мир детерминирован, но политика может быть стохастической (это не нарушает детерминизм мира — это детерминизм мира + стохастический агент).</text:p>
      <text:p text:style-name="Text_20_body">Reward:</text:p>
      <text:list text:style-name="L105">
        <text:list-item>
          <text:p text:style-name="P178">1 за hit, 0 иначе, </text:p>
        </text:list-item>
        <text:list-item>
          <text:p text:style-name="P179">или score из TargetSpec. </text:p>
        </text:list-item>
      </text:list>
      <text:p text:style-name="Text_20_body">Это прямо соответствует варианту B в <text:a xlink:type="simple" xlink:href="https://app.giz.ai/files/GO3ZYJtkt3uNhNBR53RQx" text:style-name="Internet_20_link" text:visited-style-name="Visited_20_Internet_20_Link">Phil_Borsch_v1.md</text:a>.</text:p>
      <text:h text:style-name="Heading_20_1" text:outline-level="1">D) Где здесь «ката» и tOT→0 (Meaning_v1 §16.6.3)</text:h>
      <text:p text:style-name="Text_20_body">Когда ты находишь action* или policy πΦ:</text:p>
      <text:list text:style-name="L106">
        <text:list-item>
          <text:p text:style-name="P180">это и есть “ката” — фиксированная последовательность/контекст Eτ/O (и M), которая приводит к целевому исходу. </text:p>
        </text:list-item>
      </text:list>
      <text:p text:style-name="Text_20_body">Затем многократное повторение:</text:p>
      <text:list text:style-name="L107">
        <text:list-item>
          <text:p text:style-name="P181">делает процесс “мгновенным” для наблюдателя: </text:p>
          <text:list>
            <text:list-item>
              <text:p text:style-name="P181">tOT→0, </text:p>
            </text:list-item>
            <text:list-item>
              <text:p text:style-name="P181">смысловая плотность Q(t) пикирует и сразу стабилизируется, </text:p>
            </text:list-item>
            <text:list-item>
              <text:p text:style-name="P182">β₁_sem(t) быстро падает. </text:p>
            </text:list-item>
          </text:list>
        </text:list-item>
      </text:list>
      <text:p text:style-name="Text_20_body">Это даёт <text:span text:style-name="Strong_20_Emphasis">операциональный критерий</text:span> того, что “управление вероятностью” не магия, а:</text:p>
      <text:list text:style-name="L108">
        <text:list-item>
          <text:p text:style-name="P183">найденная и закреплённая (кэшированная) петля Eτ/O/M, которая оптимально переводит мир в нужный класс. </text:p>
        </text:list-item>
      </text:list>
      <text:h text:style-name="Heading_20_1" text:outline-level="1"><text:soft-page-break/>E) Практический минимальный запуск (чтобы увидеть PΦ/P0 ≫ 1)</text:h>
      <text:h text:style-name="Heading_20_2" text:outline-level="2">E.1. Что сделать прямо сейчас</text:h>
      <text:list text:style-name="L109">
        <text:list-item>
          <text:p text:style-name="P184">Выбери цель: FTL или антиграв.<text:line-break/>Для первого теста FTL проще: достаточно geometry action.</text:p>
        </text:list-item>
        <text:list-item>
          <text:p text:style-name="P184">Определи action_space небольшим:</text:p>
        </text:list-item>
      </text:list>
      <text:list text:style-name="L110">
        <text:list-item>
          <text:p text:style-name="P185"><text:span text:style-name="Source_20_Text">ActionGeometry(mode="baseline")</text:span> </text:p>
        </text:list-item>
        <text:list-item>
          <text:p text:style-name="P185"><text:span text:style-name="Source_20_Text">ActionGeometry(mode="wormhole", anchor_type="OmegaTypeX", budget=b)</text:span> для b∈{1,2,4,8} </text:p>
        </text:list-item>
        <text:list-item>
          <text:p text:style-name="P186">1–2 вариантов <text:span text:style-name="Source_20_Text">ActionMeasureContext</text:span> (чтобы проверить роль Π_meas). </text:p>
        </text:list-item>
      </text:list>
      <text:p text:style-name="Text_20_body">Всего 10–20 action’ов — уже можно <text:span text:style-name="Source_20_Text">find_action_star</text:span>.</text:p>
      <text:list text:style-name="L111">
        <text:list-item>
          <text:p text:style-name="P187">Возьми contexts: </text:p>
        </text:list-item>
      </text:list>
      <text:list text:style-name="L112">
        <text:list-item>
          <text:p text:style-name="P188">ω = seed ∈ {0..199} (200 эпизодов). </text:p>
        </text:list-item>
      </text:list>
      <text:list text:style-name="L113">
        <text:list-item>
          <text:p text:style-name="P189">Посчитай P0 и PΦ. </text:p>
        </text:list-item>
      </text:list>
      <text:p text:style-name="Text_20_body">Если P0 очень мал (например 1/200 = 0.005), а PΦ становится 0.5 или 0.9, то:</text:p>
      <text:list text:style-name="L114">
        <text:list-item>
          <text:p text:style-name="P190">PΦ/P0 будет десятки–сотни раз. </text:p>
        </text:list-item>
      </text:list>
      <text:p text:style-name="Text_20_body">Это будет аналог эксперимента, который вы описываете в Phil_Borsch (30 000× на графах).</text:p>
      <text:h text:style-name="Heading_20_1" text:outline-level="1">F) Что дальше — контроль совместимости с «обычной физикой»</text:h>
      <text:p text:style-name="Text_20_body">Чтобы это была «новая физика, совместимая со старой»:</text:p>
      <text:list text:style-name="L115">
        <text:list-item>
          <text:p text:style-name="P191">вводишь параметр “режима устройства” u: </text:p>
          <text:list>
            <text:list-item>
              <text:p text:style-name="P191">в baseline u=None — физика совпадает с RSL‑миром; </text:p>
            </text:list-item>
            <text:list-item>
              <text:p text:style-name="P192">в device‑режиме u активирует дополнительные геометрические/измерительные режимы. </text:p>
            </text:list-item>
          </text:list>
        </text:list-item>
      </text:list>
      <text:p text:style-name="Text_20_body">Проверка:</text:p>
      <text:list text:style-name="L116">
        <text:list-item>
          <text:p text:style-name="P193">в baseline режимах: </text:p>
          <text:list>
            <text:list-item>
              <text:p text:style-name="P193">Born rule corr≈1, </text:p>
            </text:list-item>
            <text:list-item>
              <text:p text:style-name="P193">F~1/r², </text:p>
            </text:list-item>
            <text:list-item>
              <text:p text:style-name="P194">SM‑инварианты сохраняются. </text:p>
            </text:list-item>
          </text:list>
        </text:list-item>
      </text:list>
      <text:p text:style-name="Text_20_body">В device режимах:</text:p>
      <text:list text:style-name="L117">
        <text:list-item>
          <text:p text:style-name="P195">разрешаешь “невозможное” (FTL/антиграв), но </text:p>
        </text:list-item>
        <text:list-item>
          <text:p text:style-name="P195">отслеживаешь штрафы: </text:p>
          <text:list>
            <text:list-item>
              <text:p text:style-name="P195">нарушение причинности в baseline, </text:p>
            </text:list-item>
            <text:list-item>
              <text:p text:style-name="P195"><text:soft-page-break/>рост парадоксов (β₁_sem), </text:p>
            </text:list-item>
            <text:list-item>
              <text:p text:style-name="P196">необратимые разломы стабильности мира. </text:p>
            </text:list-item>
          </text:list>
        </text:list-item>
      </text:list>
      <text:p text:style-name="Text_20_body">Если хочешь, следующий шаг — я могу:</text:p>
      <text:list text:style-name="L118">
        <text:list-item>
          <text:p text:style-name="P197">предложить конкретное детерминированное построение wormhole‑рёбер H(t) из текущего состояния мира и <text:span text:style-name="Source_20_Text">anchor_type</text:span>, </text:p>
        </text:list-item>
        <text:list-item>
          <text:p text:style-name="P197">дать конкретную реализацию <text:span text:style-name="Source_20_Text">grad_phi_fn(pos)</text:span> для embedding‑пространства (для антиграв критериев), </text:p>
        </text:list-item>
        <text:list-item>
          <text:p text:style-name="P198">и предложить «минимальный набор» OmegaTypeX и сценарий, в котором P0 почти ноль, а после action* становится большой (т.е. получить наглядный PΦ/P0 ≫ 1 уже на вашем RSL‑мире). </text:p>
        </text:list-item>
      </text:list>
      <text:p text:style-name="Text_20_body">Ниже даю три конкретных, реализуемых компонента, которые вы запросили, в форме, пригодной для прямого внедрения в ваш кодовый каркас (World/GraphStructure/Observer/Archive/TargetSpec). Везде <text:span text:style-name="Strong_20_Emphasis">строгая детерминированность</text:span>, никакого рандома.</text:p>
      <text:h text:style-name="Heading_20_1" text:outline-level="1">1) Детерминированное построение wormhole‑рёбер H(t)</text:h>
      <text:p text:style-name="Text_20_body">Цель: получить режим «FTL как сокращение пути» (не превышая локальную скорость по рёбрам), через <text:span text:style-name="Strong_20_Emphasis">временное расширение графа</text:span>: G→G∪H(t). Это согласуется с RSL‑тезисом «горизонты и геометрия из bandwidth/capacity», но вы используете обратный ход: добавляя «каналы пропускной способности», вы меняете доступную геометрию в IFACE.</text:p>
      <text:h text:style-name="Heading_20_2" text:outline-level="2">1.1. Требования к H(t)</text:h>
      <text:list text:style-name="L119">
        <text:list-item>
          <text:p text:style-name="P199">Детерминированность: H(t)=FH(X(t),anchor_type,budget). </text:p>
        </text:list-item>
        <text:list-item>
          <text:p text:style-name="P199">Локальность на фундаментальном уровне не нарушаем: всё равно распространение идёт по рёбрам; просто рёбра добавлены. </text:p>
        </text:list-item>
        <text:list-item>
          <text:p text:style-name="P199">Совместимость: в baseline режиме H(t)=∅. </text:p>
        </text:list-item>
        <text:list-item>
          <text:p text:style-name="P200">Ресурсность: budget ограничивает число рёбер. </text:p>
        </text:list-item>
      </text:list>
      <text:h text:style-name="Heading_20_2" text:outline-level="2">1.2. Что использовать как “anchor_type”</text:h>
      <text:p text:style-name="Text_20_body"><text:span text:style-name="Source_20_Text">anchor_type</text:span> — имя типа Ω‑частицы (или Ω‑кластера), вокруг которого «устройство» резонирует и «открывает» каналы. Если у вас уже есть <text:span text:style-name="Source_20_Text">OmegaType</text:span> кластеризация, используйте её.</text:p>
      <text:p text:style-name="Text_20_body">Если пока типизация грубая, берите якорь как:</text:p>
      <text:list text:style-name="L120">
        <text:list-item>
          <text:p text:style-name="P201">класс по периоду (например <text:span text:style-name="Source_20_Text">period_bin=2..4</text:span>), </text:p>
        </text:list-item>
        <text:list-item>
          <text:p text:style-name="P201">или по “массе” (H_core), </text:p>
        </text:list-item>
        <text:list-item>
          <text:p text:style-name="P202">или просто «самый стабильный тип» (чаще всего встречающийся). </text:p>
        </text:list-item>
      </text:list>
      <text:h text:style-name="Heading_20_2" text:outline-level="2"><text:soft-page-break/>1.3. Детерминированная функция выбора “якорных” узлов A(t)</text:h>
      <text:p text:style-name="Text_20_body">Пусть в момент t у вас есть активные Ω‑объекты <text:span text:style-name="Source_20_Text">objects_t</text:span> (IFACEObject) с полем <text:span text:style-name="Source_20_Text">type</text:span> и известным <text:span text:style-name="Source_20_Text">i_center</text:span> (индекс узла в графе).</text:p>
      <text:p text:style-name="Text_20_body">Определим:</text:p>
      <text:list text:style-name="L121">
        <text:list-item>
          <text:p text:style-name="P203">множество якорей:<text:line-break/>A(t)={ik(t) : type(ik)=anchor_type} </text:p>
        </text:list-item>
      </text:list>
      <text:p text:style-name="Text_20_body">Если A(t) пусто, H(t)=∅.</text:p>
      <text:h text:style-name="Heading_20_2" text:outline-level="2">1.4. Детерминированный выбор “мишеней” B(t) по φ и capacity</text:h>
      <text:p text:style-name="Text_20_body">Чтобы рёбра были “физически” осмысленны и повторяемы, определим целевые узлы B(t) как “топ-K точек” по некоторому функционалу, например по потенциалу φ или capacity.</text:p>
      <text:p text:style-name="Text_20_body">Выбор B(t) (два варианта):</text:p>
      <text:h text:style-name="Heading_20_3" text:outline-level="3">Вариант Bφ: мишени по потенциалу (высокий φ)</text:h>
      <text:p text:style-name="Text_20_body">B(t)=TopK⁡iϕi(t)<text:line-break/>(например, K=budget).</text:p>
      <text:h text:style-name="Heading_20_3" text:outline-level="3">Вариант BC: мишени по «доступности» (высокая capacity)</text:h>
      <text:p text:style-name="Text_20_body">B(t)=TopK⁡iCi(t)<text:line-break/>(для “каналов пропускной способности”).</text:p>
      <text:p text:style-name="Text_20_body">Ваша текущая геометрия уже вычисляет φ и (возможно) capacity. Если capacity ещё не в графовой версии — используйте φ.</text:p>
      <text:p text:style-name="Text_20_body"><text:span text:style-name="Strong_20_Emphasis">Важно</text:span>: чтобы не получить «вырождение» (все якоря соединяются с одним и тем же узлом), можно сделать детерминированное равномерное распределение:</text:p>
      <text:list text:style-name="L122">
        <text:list-item>
          <text:p text:style-name="P204">B(t) = {i₁,i₂,…} — список узлов, отсортированных по φ, </text:p>
        </text:list-item>
        <text:list-item>
          <text:p text:style-name="P205">якоря проходят по B циклически. </text:p>
        </text:list-item>
      </text:list>
      <text:h text:style-name="Heading_20_2" text:outline-level="2">1.5. Собственно построение H(t)</text:h>
      <text:p text:style-name="Text_20_body">Дано:</text:p>
      <text:list text:style-name="L123">
        <text:list-item>
          <text:p text:style-name="P206">anchors A(t) = [a₁,…,a_m] </text:p>
        </text:list-item>
        <text:list-item>
          <text:p text:style-name="P206">targets B(t) = [b₁,…,b_K] </text:p>
        </text:list-item>
        <text:list-item>
          <text:p text:style-name="P206">budget = BUD (максимальное число рёбер) </text:p>
        </text:list-item>
        <text:list-item>
          <text:p text:style-name="P207">запрещаем самопетли и уже существующие рёбра </text:p>
        </text:list-item>
      </text:list>
      <text:p text:style-name="Text_20_body">Детерминированно:</text:p>
      <text:p text:style-name="Preformatted_20_Text"><text:span text:style-name="Source_20_Text">def build_wormhole_edges(world, anchor_type: str, budget: int,</text:span></text:p>
      <text:p text:style-name="Preformatted_20_Text"><text:span text:style-name="Source_20_Text"><text:s text:c="25"/>mode: str = "phi_top", phi_quantile: float = 0.99):</text:span></text:p>
      <text:p text:style-name="Preformatted_20_Text"><text:soft-page-break/><text:span text:style-name="Source_20_Text"><text:s text:c="4"/>"""</text:span></text:p>
      <text:p text:style-name="Preformatted_20_Text"><text:span text:style-name="Source_20_Text"><text:s text:c="4"/>Возвращает список дополнительных рёбер H(t) = [(i,j),...]</text:span></text:p>
      <text:p text:style-name="Preformatted_20_Text"><text:span text:style-name="Source_20_Text"><text:s text:c="4"/>строго детерминированно.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N = world.N</text:span></text:p>
      <text:p text:style-name="Preformatted_20_Text"><text:span text:style-name="Source_20_Text"><text:s text:c="4"/># 1) anchors: индексы центров Ω объектов данного типа</text:span></text:p>
      <text:p text:style-name="Preformatted_20_Text"><text:span text:style-name="Source_20_Text"><text:s text:c="4"/>anchors = []</text:span></text:p>
      <text:p text:style-name="Preformatted_20_Text"><text:span text:style-name="Source_20_Text"><text:s text:c="4"/>for obj in world.iface_last.objects: <text:s text:c="2"/># или из detector/omega_catalog</text:span></text:p>
      <text:p text:style-name="Preformatted_20_Text"><text:span text:style-name="Source_20_Text"><text:s text:c="8"/>if obj.type == anchor_type:</text:span></text:p>
      <text:p text:style-name="Preformatted_20_Text"><text:span text:style-name="Source_20_Text"><text:s text:c="12"/>anchors.append(obj.i_center) <text:s text:c="2"/># храните i_center в IFACEObject</text:span></text:p>
      <text:p text:style-name="Preformatted_20_Text"/>
      <text:p text:style-name="Preformatted_20_Text"><text:span text:style-name="Source_20_Text"><text:s text:c="4"/>anchors = sorted(set(anchors))</text:span></text:p>
      <text:p text:style-name="Preformatted_20_Text"><text:span text:style-name="Source_20_Text"><text:s text:c="4"/>if not anchors:</text:span></text:p>
      <text:p text:style-name="Preformatted_20_Text"><text:span text:style-name="Source_20_Text"><text:s text:c="8"/>return []</text:span></text:p>
      <text:p text:style-name="Preformatted_20_Text"/>
      <text:p text:style-name="Preformatted_20_Text"><text:span text:style-name="Source_20_Text"><text:s text:c="4"/># 2) targets: детерминированный выбор по phi или capacity</text:span></text:p>
      <text:p text:style-name="Preformatted_20_Text"><text:span text:style-name="Source_20_Text"><text:s text:c="4"/>if mode == "phi_top":</text:span></text:p>
      <text:p text:style-name="Preformatted_20_Text"><text:span text:style-name="Source_20_Text"><text:s text:c="8"/>phi = world.phi <text:s/># np.ndarray shape (N,)</text:span></text:p>
      <text:p text:style-name="Preformatted_20_Text"><text:span text:style-name="Source_20_Text"><text:s text:c="8"/># берём верхнюю квантиль, потом top-K</text:span></text:p>
      <text:p text:style-name="Preformatted_20_Text"><text:span text:style-name="Source_20_Text"><text:s text:c="8"/>thr = np.quantile(phi, phi_quantile)</text:span></text:p>
      <text:p text:style-name="Preformatted_20_Text"><text:span text:style-name="Source_20_Text"><text:s text:c="8"/>candidates = [i for i in range(N) if phi[i] &gt;= thr]</text:span></text:p>
      <text:p text:style-name="Preformatted_20_Text"><text:span text:style-name="Source_20_Text"><text:s text:c="8"/>candidates = sorted(candidates, key=lambda i: (-phi[i], i))</text:span></text:p>
      <text:p text:style-name="Preformatted_20_Text"><text:span text:style-name="Source_20_Text"><text:s text:c="4"/>elif mode == "capacity_top":</text:span></text:p>
      <text:p text:style-name="Preformatted_20_Text"><text:span text:style-name="Source_20_Text"><text:s text:c="8"/>C = world.capacity <text:s/># если есть</text:span></text:p>
      <text:p text:style-name="Preformatted_20_Text"><text:span text:style-name="Source_20_Text"><text:s text:c="8"/>thr = np.quantile(C, phi_quantile)</text:span></text:p>
      <text:p text:style-name="Preformatted_20_Text"><text:span text:style-name="Source_20_Text"><text:s text:c="8"/>candidates = [i for i in range(N) if C[i] &gt;= thr]</text:span></text:p>
      <text:p text:style-name="Preformatted_20_Text"><text:span text:style-name="Source_20_Text"><text:s text:c="8"/>candidates = sorted(candidates, key=lambda i: (-C[i], i)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aise ValueError("unknown mode")</text:span></text:p>
      <text:p text:style-name="Preformatted_20_Text"/>
      <text:p text:style-name="Preformatted_20_Text"><text:span text:style-name="Source_20_Text"><text:s text:c="4"/>if not candidates:</text:span></text:p>
      <text:p text:style-name="Preformatted_20_Text"><text:span text:style-name="Source_20_Text"><text:s text:c="8"/>return []</text:span></text:p>
      <text:p text:style-name="Preformatted_20_Text"/>
      <text:p text:style-name="Preformatted_20_Text"><text:span text:style-name="Source_20_Text"><text:s text:c="4"/># 3) строим рёбра циклически, без рандома</text:span></text:p>
      <text:p text:style-name="Preformatted_20_Text"><text:span text:style-name="Source_20_Text"><text:s text:c="4"/>existing = world.graph.has_edge <text:s/># callable(i,j)-&gt;bool</text:span></text:p>
      <text:p text:style-name="Preformatted_20_Text"><text:span text:style-name="Source_20_Text"><text:s text:c="4"/>H = []</text:span></text:p>
      <text:p text:style-name="Preformatted_20_Text"><text:span text:style-name="Source_20_Text"><text:s text:c="4"/>b_idx = 0</text:span></text:p>
      <text:p text:style-name="Preformatted_20_Text"><text:span text:style-name="Source_20_Text"><text:s text:c="4"/>for a in anchors:</text:span></text:p>
      <text:p text:style-name="Preformatted_20_Text"><text:span text:style-name="Source_20_Text"><text:s text:c="8"/># каждому якорю даём по несколько ребёр, пока budget не исчерпан</text:span></text:p>
      <text:p text:style-name="Preformatted_20_Text"><text:span text:style-name="Source_20_Text"><text:s text:c="8"/>while len(H) &lt; budget and b_idx &lt; len(candidates):</text:span></text:p>
      <text:p text:style-name="Preformatted_20_Text"><text:span text:style-name="Source_20_Text"><text:s text:c="12"/>b = candidates[b_idx]</text:span></text:p>
      <text:p text:style-name="Preformatted_20_Text"><text:span text:style-name="Source_20_Text"><text:s text:c="12"/>b_idx += 1</text:span></text:p>
      <text:p text:style-name="Preformatted_20_Text"><text:span text:style-name="Source_20_Text"><text:s text:c="12"/>if a == b:</text:span></text:p>
      <text:p text:style-name="Preformatted_20_Text"><text:span text:style-name="Source_20_Text"><text:s text:c="16"/>continue</text:span></text:p>
      <text:p text:style-name="Preformatted_20_Text"><text:span text:style-name="Source_20_Text"><text:s text:c="12"/>i, j = (a, b) if a &lt; b else (b, a)</text:span></text:p>
      <text:p text:style-name="Preformatted_20_Text"><text:span text:style-name="Source_20_Text"><text:s text:c="12"/>if existing(i, j):</text:span></text:p>
      <text:p text:style-name="Preformatted_20_Text"><text:span text:style-name="Source_20_Text"><text:s text:c="16"/>continue</text:span></text:p>
      <text:p text:style-name="Preformatted_20_Text"><text:span text:style-name="Source_20_Text"><text:s text:c="12"/># можно также запретить слишком близкие пары по граф-расстоянию:</text:span></text:p>
      <text:p text:style-name="Preformatted_20_Text"><text:span text:style-name="Source_20_Text"><text:s text:c="12"/># if world.graph.d_graph(a,b) &lt; d_min: continue</text:span></text:p>
      <text:p text:style-name="Preformatted_20_Text"><text:span text:style-name="Source_20_Text"><text:s text:c="12"/>H.append((i, j))</text:span></text:p>
      <text:p text:style-name="Preformatted_20_Text"><text:span text:style-name="Source_20_Text"><text:s text:c="8"/>if len(H) &gt;= budget:</text:span></text:p>
      <text:p text:style-name="Preformatted_20_Text"><text:span text:style-name="Source_20_Text"><text:s text:c="12"/>break</text:span></text:p>
      <text:p text:style-name="Preformatted_20_Text"/>
      <text:p text:style-name="P101"><text:span text:style-name="Source_20_Text"><text:s text:c="4"/>return H</text:span></text:p>
      <text:p text:style-name="Text_20_body"><text:span text:style-name="Strong_20_Emphasis">Ключевой момент</text:span>: все выборы — сортировки и top‑K; никаких seed, никаких случайных выборок.</text:p>
      <text:h text:style-name="Heading_20_2" text:outline-level="2"><text:soft-page-break/>1.6. Как применять H(t) без пересчёта embedding на каждом шаге</text:h>
      <text:p text:style-name="Text_20_body">Полный пересчёт spectral embedding каждый шаг дорог. Для MVP‑режима “FTL demonstration” есть два пути:</text:p>
      <text:list text:style-name="L124">
        <text:list-item>
          <text:p text:style-name="P208"><text:span text:style-name="Strong_20_Emphasis">Embedding фиксирован</text:span>, а wormhole‑рёбра используются только для каузального пути: </text:p>
        </text:list-item>
      </text:list>
      <text:list text:style-name="L125">
        <text:list-item>
          <text:p text:style-name="P209">измерение FTL делается по «времени доставки» через графовые расстояния, а не по евклиду embedding. </text:p>
        </text:list-item>
        <text:list-item>
          <text:p text:style-name="P210">Это самый простой и строгий вариант. </text:p>
        </text:list-item>
      </text:list>
      <text:list text:style-name="L126">
        <text:list-item>
          <text:p text:style-name="P211"><text:span text:style-name="Strong_20_Emphasis">Embedding обновляется редко</text:span> (каждые K шагов или только при включении wormhole‑режима): </text:p>
        </text:list-item>
      </text:list>
      <text:list text:style-name="L127">
        <text:list-item>
          <text:p text:style-name="P212">при включении ActionGeometry(“wormhole”) пересчитываем embedding один раз. </text:p>
        </text:list-item>
        <text:list-item>
          <text:p text:style-name="P213">Это достаточно для демонстрации “в IFACE расстояние резко упало”. </text:p>
        </text:list-item>
      </text:list>
      <text:p text:style-name="Text_20_body">Рекомендация: начать с (1), а затем добавить (2) для эффектной визуализации.</text:p>
      <text:h text:style-name="Heading_20_1" text:outline-level="1">2) Реализация <text:span text:style-name="Source_20_Text">grad_phi_fn(pos)</text:span> в embedding‑пространстве</text:h>
      <text:p text:style-name="Text_20_body">Требование: для anti‑grav/grav критериев нужна функция:</text:p>
      <text:p text:style-name="Text_20_body">∇ϕ(x⃗)</text:p>
      <text:p text:style-name="Text_20_body">где x⃗ — позиция объекта в IFACE embedding (R³).</text:p>
      <text:p text:style-name="Text_20_body">У вас φ хранится на узлах графа: φ[i]. Координаты узлов: coords[i] ∈ ℝ³ (embedding).</text:p>
      <text:h text:style-name="Heading_20_2" text:outline-level="2">2.1. Градиент на графе через локальную линейную регрессию (наиболее устойчиво)</text:h>
      <text:p text:style-name="Text_20_body">Идея: в окрестности узла i аппроксимировать φ как линейную функцию координат:</text:p>
      <text:p text:style-name="Text_20_body">ϕ(x⃗)≈a+g⃗⋅(x⃗−x⃗i)</text:p>
      <text:p text:style-name="Text_20_body">Тогда g⃗=∇ϕ оценивается least squares по соседям.</text:p>
      <text:h text:style-name="Heading_20_3" text:outline-level="3">Реализация: grad_phi_at_node(i)</text:h>
      <text:p text:style-name="Preformatted_20_Text"><text:span text:style-name="Source_20_Text">import numpy as np</text:span></text:p>
      <text:p text:style-name="Preformatted_20_Text"/>
      <text:p text:style-name="Preformatted_20_Text"><text:span text:style-name="Source_20_Text">def grad_phi_at_node(i: int, phi: np.ndarray, coords: np.ndarray, neighbors: list[list[int]],</text:span></text:p>
      <text:p text:style-name="Preformatted_20_Text"><text:span text:style-name="Source_20_Text"><text:s text:c="21"/>min_deg: int = 4, ridge: float = 1e-6) -&gt; np.ndarray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Оценка ∇φ в точке узла i в embedding-пространстве.</text:span></text:p>
      <text:p text:style-name="Preformatted_20_Text"><text:span text:style-name="Source_20_Text"><text:s text:c="4"/>phi: (N,)</text:span></text:p>
      <text:p text:style-name="Preformatted_20_Text"><text:span text:style-name="Source_20_Text"><text:s text:c="4"/>coords: (N,3)</text:span></text:p>
      <text:p text:style-name="Preformatted_20_Text"><text:span text:style-name="Source_20_Text"><text:s text:c="4"/>neighbors[i]: список соседей по текущему графу (G или G∪H)</text:span></text:p>
      <text:p text:style-name="Preformatted_20_Text"><text:span text:style-name="Source_20_Text"><text:s text:c="4"/>"""</text:span></text:p>
      <text:p text:style-name="Preformatted_20_Text"><text:soft-page-break/><text:span text:style-name="Source_20_Text"><text:s text:c="4"/>nbrs = neighbors[i]</text:span></text:p>
      <text:p text:style-name="Preformatted_20_Text"><text:span text:style-name="Source_20_Text"><text:s text:c="4"/>if len(nbrs) &lt; min_deg:</text:span></text:p>
      <text:p text:style-name="Preformatted_20_Text"><text:span text:style-name="Source_20_Text"><text:s text:c="8"/>return np.zeros(3)</text:span></text:p>
      <text:p text:style-name="Preformatted_20_Text"/>
      <text:p text:style-name="Preformatted_20_Text"><text:span text:style-name="Source_20_Text"><text:s text:c="4"/>xi = coords[i]</text:span></text:p>
      <text:p text:style-name="Preformatted_20_Text"><text:span text:style-name="Source_20_Text"><text:s text:c="4"/># Матрица A и вектор b для LS: (xj - xi)·g = (phi[j] - phi[i])</text:span></text:p>
      <text:p text:style-name="Preformatted_20_Text"><text:span text:style-name="Source_20_Text"><text:s text:c="4"/>A = []</text:span></text:p>
      <text:p text:style-name="Preformatted_20_Text"><text:span text:style-name="Source_20_Text"><text:s text:c="4"/>b = []</text:span></text:p>
      <text:p text:style-name="Preformatted_20_Text"><text:span text:style-name="Source_20_Text"><text:s text:c="4"/>for j in nbrs:</text:span></text:p>
      <text:p text:style-name="Preformatted_20_Text"><text:span text:style-name="Source_20_Text"><text:s text:c="8"/>dx = coords[j] - xi</text:span></text:p>
      <text:p text:style-name="Preformatted_20_Text"><text:span text:style-name="Source_20_Text"><text:s text:c="8"/>A.append(dx)</text:span></text:p>
      <text:p text:style-name="Preformatted_20_Text"><text:span text:style-name="Source_20_Text"><text:s text:c="8"/>b.append(phi[j] - phi[i])</text:span></text:p>
      <text:p text:style-name="Preformatted_20_Text"><text:span text:style-name="Source_20_Text"><text:s text:c="4"/>A = np.array(A, dtype=float) <text:s text:c="2"/># shape (deg,3)</text:span></text:p>
      <text:p text:style-name="Preformatted_20_Text"><text:span text:style-name="Source_20_Text"><text:s text:c="4"/>b = np.array(b, dtype=float) <text:s text:c="2"/># shape (deg,)</text:span></text:p>
      <text:p text:style-name="Preformatted_20_Text"/>
      <text:p text:style-name="Preformatted_20_Text"><text:span text:style-name="Source_20_Text"><text:s text:c="4"/># ridge-regularized LS: g = (A^T A + ridge I)^-1 A^T b</text:span></text:p>
      <text:p text:style-name="Preformatted_20_Text"><text:span text:style-name="Source_20_Text"><text:s text:c="4"/>ATA = A.T @ A + ridge * np.eye(3)</text:span></text:p>
      <text:p text:style-name="Preformatted_20_Text"><text:span text:style-name="Source_20_Text"><text:s text:c="4"/>ATb = A.T @ b</text:span></text:p>
      <text:p text:style-name="Preformatted_20_Text"><text:span text:style-name="Source_20_Text"><text:s text:c="4"/>g = np.linalg.solve(ATA, ATb)</text:span></text:p>
      <text:p text:style-name="P101"><text:span text:style-name="Source_20_Text"><text:s text:c="4"/>return g</text:span></text:p>
      <text:h text:style-name="Heading_20_3" text:outline-level="3">grad_phi_fn(pos): найти ближайший узел и вызвать grad_phi_at_node</text:h>
      <text:p text:style-name="Preformatted_20_Text"><text:span text:style-name="Source_20_Text">def make_grad_phi_fn(phi: np.ndarray, coords: np.ndarray, neighbors: list[list[int]]):</text:span></text:p>
      <text:p text:style-name="Preformatted_20_Text"><text:span text:style-name="Source_20_Text"><text:s text:c="4"/># Для ускорения можно построить k-d tree по coords</text:span></text:p>
      <text:p text:style-name="Preformatted_20_Text"><text:span text:style-name="Source_20_Text"><text:s text:c="4"/>from scipy.spatial import cKDTree</text:span></text:p>
      <text:p text:style-name="Preformatted_20_Text"><text:span text:style-name="Source_20_Text"><text:s text:c="4"/>tree = cKDTree(coords)</text:span></text:p>
      <text:p text:style-name="Preformatted_20_Text"/>
      <text:p text:style-name="Preformatted_20_Text"><text:span text:style-name="Source_20_Text"><text:s text:c="4"/>def grad_phi_fn(pos: np.ndarray) -&gt; np.ndarray:</text:span></text:p>
      <text:p text:style-name="Preformatted_20_Text"><text:span text:style-name="Source_20_Text"><text:s text:c="8"/>dist, idx = tree.query(pos, k=1)</text:span></text:p>
      <text:p text:style-name="Preformatted_20_Text"><text:span text:style-name="Source_20_Text"><text:s text:c="8"/>return grad_phi_at_node(idx, phi, coords, neighbors)</text:span></text:p>
      <text:p text:style-name="Preformatted_20_Text"/>
      <text:p text:style-name="P101"><text:span text:style-name="Source_20_Text"><text:s text:c="4"/>return grad_phi_fn</text:span></text:p>
      <text:p text:style-name="Text_20_body">Это даст устойчивый вектор ∇φ в IFACE.</text:p>
      <text:h text:style-name="Heading_20_1" text:outline-level="1">3) Минимальный набор OmegaTypeX и сценарий с P0≈0, PΦ≫P0</text:h>
      <text:p text:style-name="Text_20_body">Нужно получить наглядный «эффект управления вероятностями» на RSL‑мире.</text:p>
      <text:p text:style-name="Text_20_body">Ключ: базовая вероятность P0 должна быть почти нулевой, а при правильной интервенции action* — большой.</text:p>
      <text:p text:style-name="Text_20_body">Я предложу сценарий для <text:span text:style-name="Strong_20_Emphasis">FTL‑цели</text:span>, потому что:</text:p>
      <text:list text:style-name="L128">
        <text:list-item>
          <text:p text:style-name="P214">он проще и детерминированнее; </text:p>
        </text:list-item>
        <text:list-item>
          <text:p text:style-name="P215">антиграв требует второго поля или механизма инверсии ∇φ, чего в baseline‑мире может не быть. </text:p>
        </text:list-item>
      </text:list>
      <text:h text:style-name="Heading_20_2" text:outline-level="2">3.1. Минимальный OmegaTypeX</text:h>
      <text:p text:style-name="Text_20_body">Нужно всего один тип Ω‑частицы, который:</text:p>
      <text:list text:style-name="L129">
        <text:list-item>
          <text:p text:style-name="P216">стабилен, </text:p>
        </text:list-item>
        <text:list-item>
          <text:p text:style-name="P216"><text:soft-page-break/>легко детектируется, </text:p>
        </text:list-item>
        <text:list-item>
          <text:p text:style-name="P217">имеет устойчивую траекторию. </text:p>
        </text:list-item>
      </text:list>
      <text:p text:style-name="Text_20_body">В вашем мире такие есть: короткопериодические Ω‑циклы (период 2,4,6), с малой массой.</text:p>
      <text:p text:style-name="Text_20_body"><text:span text:style-name="Strong_20_Emphasis">OmegaTypeX</text:span>: “light stable carrier”</text:p>
      <text:list text:style-name="L130">
        <text:list-item>
          <text:p text:style-name="P218">критерий выбора: </text:p>
          <text:list>
            <text:list-item>
              <text:p text:style-name="P218">минимальная mass (H_core), </text:p>
            </text:list-item>
            <text:list-item>
              <text:p text:style-name="P218">период P ∈ {2,4,6}, </text:p>
            </text:list-item>
            <text:list-item>
              <text:p text:style-name="P218">support маленький, </text:p>
            </text:list-item>
            <text:list-item>
              <text:p text:style-name="P219">встречается часто. </text:p>
            </text:list-item>
          </text:list>
        </text:list-item>
      </text:list>
      <text:p text:style-name="Text_20_body">Реализация:</text:p>
      <text:p text:style-name="Preformatted_20_Text"><text:span text:style-name="Source_20_Text">def pick_anchor_type(omega_types):</text:span></text:p>
      <text:p text:style-name="Preformatted_20_Text"><text:span text:style-name="Source_20_Text"><text:s text:c="4"/># omega_types: список типов с полями mean_mass, mean_period, freq</text:span></text:p>
      <text:p text:style-name="Preformatted_20_Text"><text:span text:style-name="Source_20_Text"><text:s text:c="4"/>candidates = [t for t in omega_types if t.mean_period &lt;= 6]</text:span></text:p>
      <text:p text:style-name="Preformatted_20_Text"><text:span text:style-name="Source_20_Text"><text:s text:c="4"/>candidates.sort(key=lambda t: (t.mean_mass, -t.freq, t.mean_period))</text:span></text:p>
      <text:p text:style-name="P101"><text:span text:style-name="Source_20_Text"><text:s text:c="4"/>return candidates[0].name</text:span></text:p>
      <text:p text:style-name="Text_20_body">Это даст детерминированный anchor_type.</text:p>
      <text:h text:style-name="Heading_20_2" text:outline-level="2">3.2. Цель FTL как “delivery” между двумя фиксированными регионами</text:h>
      <text:p text:style-name="Text_20_body">Определим два региона в embedding‑пространстве:</text:p>
      <text:list text:style-name="L131">
        <text:list-item>
          <text:p text:style-name="P220">Source region S: узлы с coords близкими к некоторой точке p_S, </text:p>
        </text:list-item>
        <text:list-item>
          <text:p text:style-name="P220">Target region T: узлы около p_T, </text:p>
        </text:list-item>
        <text:list-item>
          <text:p text:style-name="P221">Дистанция D = ||p_T − p_S|| (в embedding). </text:p>
        </text:list-item>
      </text:list>
      <text:p text:style-name="Text_20_body">Пусть событие “delivered” происходит, если объект типа OmegaTypeX оказался в T в течение времени ≤T_max.</text:p>
      <text:p text:style-name="Text_20_body">Baseline P0 будет малым, если:</text:p>
      <text:list text:style-name="L132">
        <text:list-item>
          <text:p text:style-name="P222">без wormholes объект почти никогда не добирается за T_max (он «ползёт» или блуждает). </text:p>
        </text:list-item>
      </text:list>
      <text:p text:style-name="Text_20_body">С wormhole‑рёбрами:</text:p>
      <text:list text:style-name="L133">
        <text:list-item>
          <text:p text:style-name="P223">мы детерминированно создаём короткий путь по графу → доставляем почти всегда. </text:p>
        </text:list-item>
      </text:list>
      <text:h text:style-name="Heading_20_3" text:outline-level="3">TargetSpecFTLDelivery</text:h>
      <text:p text:style-name="Preformatted_20_Text"><text:span text:style-name="Source_20_Text">@dataclass</text:span></text:p>
      <text:p text:style-name="Preformatted_20_Text"><text:span text:style-name="Source_20_Text">class TargetSpecFTLDelivery(TargetSpec):</text:span></text:p>
      <text:p text:style-name="Preformatted_20_Text"><text:span text:style-name="Source_20_Text"><text:s text:c="4"/>anchor_type: str</text:span></text:p>
      <text:p text:style-name="Preformatted_20_Text"><text:span text:style-name="Source_20_Text"><text:s text:c="4"/>source_center: np.ndarray</text:span></text:p>
      <text:p text:style-name="Preformatted_20_Text"><text:span text:style-name="Source_20_Text"><text:s text:c="4"/>target_center: np.ndarray</text:span></text:p>
      <text:p text:style-name="Preformatted_20_Text"><text:span text:style-name="Source_20_Text"><text:s text:c="4"/>radius: float</text:span></text:p>
      <text:p text:style-name="Preformatted_20_Text"><text:span text:style-name="Source_20_Text"><text:s text:c="4"/>Tmax: int</text:span></text:p>
      <text:p text:style-name="Preformatted_20_Text"><text:span text:style-name="Source_20_Text"><text:s text:c="4"/>c_eff: float <text:s/># baseline speed bound</text:span></text:p>
      <text:p text:style-name="Preformatted_20_Text"><text:span text:style-name="Source_20_Text"><text:s text:c="4"/>eta: float = 0.5 <text:s/># хотим быстрее baseline-оценки</text:span></text:p>
      <text:p text:style-name="Preformatted_20_Text"/>
      <text:p text:style-name="Preformatted_20_Text"><text:span text:style-name="Source_20_Text"><text:s text:c="4"/>def evaluate(self, archive: Archive) -&gt; TargetResult:</text:span></text:p>
      <text:p text:style-name="Preformatted_20_Text"><text:soft-page-break/><text:span text:style-name="Source_20_Text"><text:s text:c="8"/>coords = archive.meta['coords_3d']</text:span></text:p>
      <text:p text:style-name="Preformatted_20_Text"><text:span text:style-name="Source_20_Text"><text:s text:c="8"/># Найдём, когда объект anchor_type впервые попал в target_region</text:span></text:p>
      <text:p text:style-name="Preformatted_20_Text"><text:span text:style-name="Source_20_Text"><text:s text:c="8"/>delivered_t = None</text:span></text:p>
      <text:p text:style-name="Preformatted_20_Text"><text:span text:style-name="Source_20_Text"><text:s text:c="8"/>for t, iface in enumerate(archive.iface_trace):</text:span></text:p>
      <text:p text:style-name="Preformatted_20_Text"><text:span text:style-name="Source_20_Text"><text:s text:c="12"/>for obj in iface.objects:</text:span></text:p>
      <text:p text:style-name="Preformatted_20_Text"><text:span text:style-name="Source_20_Text"><text:s text:c="16"/>if obj.type != self.anchor_type:</text:span></text:p>
      <text:p text:style-name="Preformatted_20_Text"><text:span text:style-name="Source_20_Text"><text:s text:c="20"/>continue</text:span></text:p>
      <text:p text:style-name="Preformatted_20_Text"><text:span text:style-name="Source_20_Text"><text:s text:c="16"/>pos = np.array(obj.pos)</text:span></text:p>
      <text:p text:style-name="Preformatted_20_Text"><text:span text:style-name="Source_20_Text"><text:s text:c="16"/>if np.linalg.norm(pos - self.target_center) &lt;= self.radius:</text:span></text:p>
      <text:p text:style-name="Preformatted_20_Text"><text:span text:style-name="Source_20_Text"><text:s text:c="20"/>delivered_t = t</text:span></text:p>
      <text:p text:style-name="Preformatted_20_Text"><text:span text:style-name="Source_20_Text"><text:s text:c="20"/>break</text:span></text:p>
      <text:p text:style-name="Preformatted_20_Text"><text:span text:style-name="Source_20_Text"><text:s text:c="12"/>if delivered_t is not None:</text:span></text:p>
      <text:p text:style-name="Preformatted_20_Text"><text:span text:style-name="Source_20_Text"><text:s text:c="16"/>break</text:span></text:p>
      <text:p text:style-name="Preformatted_20_Text"/>
      <text:p text:style-name="Preformatted_20_Text"><text:span text:style-name="Source_20_Text"><text:s text:c="8"/>if delivered_t is None:</text:span></text:p>
      <text:p text:style-name="Preformatted_20_Text"><text:span text:style-name="Source_20_Text"><text:s text:c="12"/>return TargetResult(hit=False, score=0.0, diagnostics={'delivered_t': None})</text:span></text:p>
      <text:p text:style-name="Preformatted_20_Text"/>
      <text:p text:style-name="Preformatted_20_Text"><text:span text:style-name="Source_20_Text"><text:s text:c="8"/># baseline time estimate:</text:span></text:p>
      <text:p text:style-name="Preformatted_20_Text"><text:span text:style-name="Source_20_Text"><text:s text:c="8"/>D = float(np.linalg.norm(self.target_center - self.source_center))</text:span></text:p>
      <text:p text:style-name="Preformatted_20_Text"><text:span text:style-name="Source_20_Text"><text:s text:c="8"/>baseline_t = D / max(1e-9, self.c_eff)</text:span></text:p>
      <text:p text:style-name="Preformatted_20_Text"/>
      <text:p text:style-name="Preformatted_20_Text"><text:span text:style-name="Source_20_Text"><text:s text:c="8"/>hit = (delivered_t &lt;= self.eta * baseline_t) and (delivered_t &lt;= self.Tmax)</text:span></text:p>
      <text:p text:style-name="Preformatted_20_Text"><text:span text:style-name="Source_20_Text"><text:s text:c="8"/>score = max(0.0, 1.0 - delivered_t / max(1.0, self.Tmax))</text:span></text:p>
      <text:p text:style-name="Preformatted_20_Text"><text:span text:style-name="Source_20_Text"><text:s text:c="8"/>return TargetResult(hit=hit, score=score, diagnostics={</text:span></text:p>
      <text:p text:style-name="Preformatted_20_Text"><text:span text:style-name="Source_20_Text"><text:s text:c="12"/>'delivered_t': delivered_t,</text:span></text:p>
      <text:p text:style-name="Preformatted_20_Text"><text:span text:style-name="Source_20_Text"><text:s text:c="12"/>'baseline_t': baseline_t,</text:span></text:p>
      <text:p text:style-name="Preformatted_20_Text"><text:span text:style-name="Source_20_Text"><text:s text:c="12"/>'D': D</text:span></text:p>
      <text:p text:style-name="P101"><text:span text:style-name="Source_20_Text"><text:s text:c="8"/>})</text:span></text:p>
      <text:h text:style-name="Heading_20_2" text:outline-level="2">3.3. Action space U минимальной размерности</text:h>
      <text:p text:style-name="Text_20_body">Берём только Geometry actions:</text:p>
      <text:list text:style-name="L134">
        <text:list-item>
          <text:p text:style-name="P224">u0 = None (baseline) </text:p>
        </text:list-item>
        <text:list-item>
          <text:p text:style-name="P224">u1..uK = ActionGeometry("wormhole", anchor_type=OmegaTypeX, budget=b) </text:p>
          <text:list>
            <text:list-item>
              <text:p text:style-name="P225">b ∈ {1,2,4,8,16} </text:p>
            </text:list-item>
          </text:list>
        </text:list-item>
      </text:list>
      <text:p text:style-name="Text_20_body">Всего 6 действий.</text:p>
      <text:p text:style-name="Preformatted_20_Text"><text:span text:style-name="Source_20_Text">actions = [None] + [</text:span></text:p>
      <text:p text:style-name="Preformatted_20_Text"><text:span text:style-name="Source_20_Text"><text:s text:c="4"/>ActionGeometry(mode="wormhole", anchor_type=OmegaTypeX, budget=b)</text:span></text:p>
      <text:p text:style-name="Preformatted_20_Text"><text:span text:style-name="Source_20_Text"><text:s text:c="4"/>for b in [1,2,4,8,16]</text:span></text:p>
      <text:p text:style-name="P101"><text:span text:style-name="Source_20_Text">]</text:span></text:p>
      <text:h text:style-name="Heading_20_2" text:outline-level="2">3.4. Как добиться P0≈0 детерминированно</text:h>
      <text:p text:style-name="Text_20_body">Используем контексты ω как seeds для инициализации X0:</text:p>
      <text:list text:style-name="L135">
        <text:list-item>
          <text:p text:style-name="P226">фиксируем init_mode="vacuum+defects", но ставим дефекты так, чтобы Ω‑частицы появлялись редко и блуждали. </text:p>
        </text:list-item>
      </text:list>
      <text:p text:style-name="Text_20_body">Контексты:</text:p>
      <text:p text:style-name="P101"><text:span text:style-name="Source_20_Text">contexts = [Context(seed=i, init_mode="vacuum+defects") for i in range(200)]</text:span></text:p>
      <text:p text:style-name="Text_20_body">Инициализация мира должна быть детерминированной от seed (у вас это уже так).</text:p>
      <text:p text:style-name="Text_20_body"><text:soft-page-break/>В baseline:</text:p>
      <text:list text:style-name="L136">
        <text:list-item>
          <text:p text:style-name="P227">большинство запусков не доставит OmegaTypeX в target за Tmax → P0 ~ 0 или очень малое. </text:p>
        </text:list-item>
      </text:list>
      <text:p text:style-name="Text_20_body">После включения wormhole:</text:p>
      <text:list text:style-name="L137">
        <text:list-item>
          <text:p text:style-name="P228">build_wormhole_edges создаёт рёбра от якорей к узлам с высоким φ (или capacity), что делает маршрут в target существенно короче → PΦ становится большой. </text:p>
        </text:list-item>
      </text:list>
      <text:h text:style-name="Heading_20_2" text:outline-level="2">3.5. Встроить find_action_star и получить PΦ/P0</text:h>
      <text:p text:style-name="Text_20_body">Псевдокод:</text:p>
      <text:p text:style-name="Preformatted_20_Text"><text:span text:style-name="Source_20_Text"># 1) baseline archives для оценки c_eff</text:span></text:p>
      <text:p text:style-name="Preformatted_20_Text"><text:span text:style-name="Source_20_Text">baseline_archives = [sim.run(theta_world, ω, action=None) for ω in contexts[:50]]</text:span></text:p>
      <text:p text:style-name="Preformatted_20_Text"><text:span text:style-name="Source_20_Text">c_eff = estimate_c_eff(baseline_archives, q=0.999)</text:span></text:p>
      <text:p text:style-name="Preformatted_20_Text"/>
      <text:p text:style-name="Preformatted_20_Text"><text:span text:style-name="Source_20_Text"># 2) задать TargetSpecFTLDelivery</text:span></text:p>
      <text:p text:style-name="Preformatted_20_Text"><text:span text:style-name="Source_20_Text">target = TargetSpecFTLDelivery(</text:span></text:p>
      <text:p text:style-name="Preformatted_20_Text"><text:span text:style-name="Source_20_Text"><text:s text:c="4"/>anchor_type=OmegaTypeX,</text:span></text:p>
      <text:p text:style-name="Preformatted_20_Text"><text:span text:style-name="Source_20_Text"><text:s text:c="4"/>source_center=p_S,</text:span></text:p>
      <text:p text:style-name="Preformatted_20_Text"><text:span text:style-name="Source_20_Text"><text:s text:c="4"/>target_center=p_T,</text:span></text:p>
      <text:p text:style-name="Preformatted_20_Text"><text:span text:style-name="Source_20_Text"><text:s text:c="4"/>radius=R0,</text:span></text:p>
      <text:p text:style-name="Preformatted_20_Text"><text:span text:style-name="Source_20_Text"><text:s text:c="4"/>Tmax=100,</text:span></text:p>
      <text:p text:style-name="Preformatted_20_Text"><text:span text:style-name="Source_20_Text"><text:s text:c="4"/>c_eff=c_eff,</text:span></text:p>
      <text:p text:style-name="Preformatted_20_Text"><text:span text:style-name="Source_20_Text"><text:s text:c="4"/>eta=0.5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# 3) оценить P0</text:span></text:p>
      <text:p text:style-name="Preformatted_20_Text"><text:span text:style-name="Source_20_Text">P0 = estimate_P0(sim, theta_world, target, contexts)</text:span></text:p>
      <text:p text:style-name="Preformatted_20_Text"/>
      <text:p text:style-name="Preformatted_20_Text"><text:span text:style-name="Source_20_Text"># 4) найти action*</text:span></text:p>
      <text:p text:style-name="Preformatted_20_Text"><text:span text:style-name="Source_20_Text">action_star, Pphi = find_action_star(sim, theta_world, target, contexts, actions)</text:span></text:p>
      <text:p text:style-name="Preformatted_20_Text"/>
      <text:p text:style-name="Preformatted_20_Text"><text:span text:style-name="Source_20_Text">ratio = Pphi / max(1e-9, P0)</text:span></text:p>
      <text:p text:style-name="P101"><text:span text:style-name="Source_20_Text">print("P0=",P0,"Pphi=",Pphi,"ratio=",ratio,"action*=",action_star)</text:span></text:p>
      <text:p text:style-name="Text_20_body">Ожидаемое поведение:</text:p>
      <text:list text:style-name="L138">
        <text:list-item>
          <text:p text:style-name="P229">P0 ≈ 0…0.01, </text:p>
        </text:list-item>
        <text:list-item>
          <text:p text:style-name="P229">PΦ ≈ 0.5…1.0, </text:p>
        </text:list-item>
        <text:list-item>
          <text:p text:style-name="P230">ratio ≫ 1 (десятки–сотни). </text:p>
        </text:list-item>
      </text:list>
      <text:p text:style-name="Text_20_body">Это и будет “PΦ/P0 ≫ 1” <text:span text:style-name="Strong_20_Emphasis">на RSL‑мире</text:span>, без случайностей.</text:p>
      <text:h text:style-name="Heading_20_1" text:outline-level="1">4) Где здесь “управление вероятностями” (и почему это не ломает детерминизм)</text:h>
      <text:p text:style-name="Text_20_body">Важный философско‑физический смысл:</text:p>
      <text:list text:style-name="L139">
        <text:list-item>
          <text:p text:style-name="P231">Мир детерминирован. </text:p>
        </text:list-item>
        <text:list-item>
          <text:p text:style-name="P231">«Вероятность» — это мера по множеству детерминированных контекстов ω. </text:p>
        </text:list-item>
        <text:list-item>
          <text:p text:style-name="P232"><text:soft-page-break/>Policy/Action изменяет структуру наблюдения/геометрии (O/M‑контекст), и тем самым изменяет, для скольких ω цель достигается. </text:p>
        </text:list-item>
      </text:list>
      <text:p text:style-name="Text_20_body">Это полностью в духе Meaning_v1:</text:p>
      <text:list text:style-name="L140">
        <text:list-item>
          <text:p text:style-name="P233">M (материализация) действует на конфигурацию/контекст, </text:p>
        </text:list-item>
        <text:list-item>
          <text:p text:style-name="P233">O (наблюдение) меняет классы эквивалентности, </text:p>
        </text:list-item>
        <text:list-item>
          <text:p text:style-name="P234">Eτ остаётся детерминированным. </text:p>
        </text:list-item>
      </text:list>
      <text:h text:style-name="Heading_20_1" text:outline-level="1">5) Что нужно от вас (чтобы я мог подогнать под реальный код)</text:h>
      <text:p text:style-name="Text_20_body">Чтобы это точно легло в вашу текущую кодовую базу, мне нужно уточнить:</text:p>
      <text:list text:style-name="L141">
        <text:list-item>
          <text:p text:style-name="P235">В <text:span text:style-name="Source_20_Text">IFACEObject</text:span> у вас сейчас есть <text:span text:style-name="Source_20_Text">i_center</text:span>?<text:line-break/>Если нет — добавьте, иначе H(t) будет строить сложнее.</text:p>
        </text:list-item>
        <text:list-item>
          <text:p text:style-name="P235">Как у вас устроен <text:span text:style-name="Source_20_Text">GraphStructure</text:span>:</text:p>
        </text:list-item>
      </text:list>
      <text:list text:style-name="L142">
        <text:list-item>
          <text:p text:style-name="P236">есть ли <text:span text:style-name="Source_20_Text">has_edge(i,j)</text:span> и возможность добавить ребра на лету; </text:p>
        </text:list-item>
        <text:list-item>
          <text:p text:style-name="P237">есть ли быстрый <text:span text:style-name="Source_20_Text">neighbors[i]</text:span>. </text:p>
        </text:list-item>
      </text:list>
      <text:list text:style-name="L143">
        <text:list-item>
          <text:p text:style-name="P238">Где вы храните <text:span text:style-name="Source_20_Text">phi</text:span>: </text:p>
        </text:list-item>
      </text:list>
      <text:list text:style-name="L144">
        <text:list-item>
          <text:p text:style-name="P239"><text:span text:style-name="Source_20_Text">world.phi</text:span> (1D array) или <text:span text:style-name="Source_20_Text">iface.field.phi</text:span>. </text:p>
        </text:list-item>
      </text:list>
      <text:p text:style-name="Text_20_body">Если ответите коротко, я могу адаптировать предложенные функции (build_wormhole_edges, make_grad_phi_fn, TargetSpecFTLDelivery) под ваши фактические классы и имена.</text:p>
      <text:p text:style-name="Text_20_body">Если хочешь, следующим шагом могу:</text:p>
      <text:list text:style-name="L145">
        <text:list-item>
          <text:p text:style-name="P240">выбрать конкретные p_S,p_T в embedding’е (например, по двум фиксированным узлам с максимальной удалённостью); </text:p>
        </text:list-item>
        <text:list-item>
          <text:p text:style-name="P240">предложить конкретный <text:span text:style-name="Source_20_Text">grad_phi_fn</text:span> для вашей текущей реализации embedding (с kd-tree и LS); </text:p>
        </text:list-item>
        <text:list-item>
          <text:p text:style-name="P241">и оформить всё это как отдельный модуль <text:span text:style-name="Source_20_Text">world/control/</text:span> с минимальным количеством новых классов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0:24:42.180702291</meta:creation-date>
    <dc:date>2025-12-17T10:26:12.727712725</dc:date>
    <meta:editing-duration>PT1M31S</meta:editing-duration>
    <meta:editing-cycles>1</meta:editing-cycles>
    <meta:document-statistic meta:table-count="0" meta:image-count="0" meta:object-count="0" meta:page-count="36" meta:paragraph-count="1070" meta:word-count="6955" meta:character-count="53390" meta:non-whitespace-character-count="45213"/>
    <meta:generator>LibreOffice/25.8.3.2$Linux_X86_64 LibreOffice_project/580$Build-2</meta:generator>
  </office:meta>
</office:document-meta>
</file>